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fo:language="es" fo:country="CO" officeooo:rsid="0e752868" officeooo:paragraph-rsid="1233bf7e"/>
    </style:style>
    <style:style style:name="P3" style:family="paragraph" style:parent-style-name="Text_20_body">
      <style:text-properties fo:language="es" fo:country="CO" officeooo:rsid="123cfcee" officeooo:paragraph-rsid="123cfcee"/>
    </style:style>
    <style:style style:name="P4" style:family="paragraph" style:parent-style-name="Text_20_body">
      <style:text-properties fo:language="es" fo:country="CO" officeooo:rsid="123eaf57" officeooo:paragraph-rsid="123eaf57"/>
    </style:style>
    <style:style style:name="P5" style:family="paragraph" style:parent-style-name="Text_20_body">
      <style:text-properties fo:language="es" fo:country="CO" officeooo:rsid="123eaf57" officeooo:paragraph-rsid="1a24e705"/>
    </style:style>
    <style:style style:name="P6" style:family="paragraph" style:parent-style-name="Text_20_body">
      <style:text-properties fo:language="es" fo:country="CO" officeooo:rsid="1240b4d3" officeooo:paragraph-rsid="1240b4d3"/>
    </style:style>
    <style:style style:name="P7" style:family="paragraph" style:parent-style-name="Text_20_body">
      <style:text-properties fo:language="es" fo:country="CO" officeooo:rsid="12429fdb" officeooo:paragraph-rsid="12429fdb"/>
    </style:style>
    <style:style style:name="P8" style:family="paragraph" style:parent-style-name="Text_20_body">
      <style:text-properties fo:language="es" fo:country="CO" officeooo:rsid="12429fdb" officeooo:paragraph-rsid="1245d6e3"/>
    </style:style>
    <style:style style:name="P9" style:family="paragraph" style:parent-style-name="Text_20_body">
      <style:text-properties fo:language="es" fo:country="CO" officeooo:rsid="12429fdb" officeooo:paragraph-rsid="124739d2"/>
    </style:style>
    <style:style style:name="P10" style:family="paragraph" style:parent-style-name="Text_20_body">
      <style:text-properties fo:language="es" fo:country="CO" officeooo:rsid="12482d30" officeooo:paragraph-rsid="12482d30"/>
    </style:style>
    <style:style style:name="P11" style:family="paragraph" style:parent-style-name="Text_20_body">
      <style:text-properties fo:language="es" fo:country="CO" officeooo:rsid="12918286" officeooo:paragraph-rsid="12bd7c33"/>
    </style:style>
    <style:style style:name="P12" style:family="paragraph" style:parent-style-name="Text_20_body">
      <style:text-properties fo:language="es" fo:country="CO" officeooo:rsid="12d1c0b2" officeooo:paragraph-rsid="12d1c0b2"/>
    </style:style>
    <style:style style:name="P13" style:family="paragraph" style:parent-style-name="Text_20_body">
      <style:text-properties fo:language="es" fo:country="CO" officeooo:rsid="1233bf7e" officeooo:paragraph-rsid="1a233367"/>
    </style:style>
    <style:style style:name="P14" style:family="paragraph" style:parent-style-name="Text_20_body">
      <style:text-properties fo:language="es" fo:country="CO" officeooo:rsid="12406ace" officeooo:paragraph-rsid="1a24e705"/>
    </style:style>
    <style:style style:name="P15" style:family="paragraph" style:parent-style-name="Text_20_body">
      <style:text-properties fo:language="es" fo:country="CO" officeooo:rsid="12beefc1" officeooo:paragraph-rsid="1a28bfdb"/>
    </style:style>
    <style:style style:name="P16" style:family="paragraph" style:parent-style-name="Text_20_body">
      <style:text-properties fo:language="es" fo:country="CO" officeooo:rsid="12c042f5" officeooo:paragraph-rsid="1a28bfdb"/>
    </style:style>
    <style:style style:name="P17" style:family="paragraph" style:parent-style-name="Text_20_body">
      <style:text-properties officeooo:rsid="0f9fb7a2" officeooo:paragraph-rsid="0f9fb7a2"/>
    </style:style>
    <style:style style:name="P18" style:family="paragraph" style:parent-style-name="Text_20_body">
      <style:text-properties officeooo:rsid="0fa3592c" officeooo:paragraph-rsid="0fa3592c"/>
    </style:style>
    <style:style style:name="P19" style:family="paragraph" style:parent-style-name="Text_20_body">
      <style:text-properties officeooo:rsid="0fa3592c" officeooo:paragraph-rsid="0fb105cd"/>
    </style:style>
    <style:style style:name="P20" style:family="paragraph" style:parent-style-name="Text_20_body">
      <style:text-properties officeooo:rsid="0fa3592c" officeooo:paragraph-rsid="0fb2f89c"/>
    </style:style>
    <style:style style:name="P21" style:family="paragraph" style:parent-style-name="Text_20_body">
      <style:text-properties officeooo:rsid="0fa3592c" officeooo:paragraph-rsid="19f3cef5"/>
    </style:style>
    <style:style style:name="P22" style:family="paragraph" style:parent-style-name="Text_20_body">
      <style:text-properties officeooo:rsid="0fa6f07d" officeooo:paragraph-rsid="0fa6f07d"/>
    </style:style>
    <style:style style:name="P23" style:family="paragraph" style:parent-style-name="Text_20_body">
      <style:text-properties officeooo:rsid="0fa6f07d" officeooo:paragraph-rsid="19f4af37"/>
    </style:style>
    <style:style style:name="P24" style:family="paragraph" style:parent-style-name="Text_20_body">
      <style:text-properties officeooo:rsid="0fd30e5c" officeooo:paragraph-rsid="0fd30e5c"/>
    </style:style>
    <style:style style:name="P25" style:family="paragraph" style:parent-style-name="Text_20_body">
      <style:text-properties officeooo:rsid="0fd30e5c" officeooo:paragraph-rsid="19f95f7b"/>
    </style:style>
    <style:style style:name="P26" style:family="paragraph" style:parent-style-name="Text_20_body">
      <style:text-properties officeooo:rsid="0fd3684b" officeooo:paragraph-rsid="0fd3684b"/>
    </style:style>
    <style:style style:name="P27" style:family="paragraph" style:parent-style-name="Text_20_body">
      <style:text-properties officeooo:rsid="0fd3684b" officeooo:paragraph-rsid="0fe96b5f"/>
    </style:style>
    <style:style style:name="P28" style:family="paragraph" style:parent-style-name="Text_20_body">
      <style:text-properties officeooo:rsid="0fd3684b" officeooo:paragraph-rsid="19f95f7b"/>
    </style:style>
    <style:style style:name="P29" style:family="paragraph" style:parent-style-name="Text_20_body">
      <style:text-properties officeooo:rsid="0fd3684b" officeooo:paragraph-rsid="19fad94a"/>
    </style:style>
    <style:style style:name="P30" style:family="paragraph" style:parent-style-name="Text_20_body">
      <style:text-properties officeooo:rsid="0fd3684b" officeooo:paragraph-rsid="1a00cc8d"/>
    </style:style>
    <style:style style:name="P31" style:family="paragraph" style:parent-style-name="Text_20_body">
      <style:text-properties officeooo:rsid="0fd75f9d" officeooo:paragraph-rsid="0fd75f9d"/>
    </style:style>
    <style:style style:name="P32" style:family="paragraph" style:parent-style-name="Text_20_body">
      <style:text-properties officeooo:rsid="0fe7847d" officeooo:paragraph-rsid="0fea82d4"/>
    </style:style>
    <style:style style:name="P33" style:family="paragraph" style:parent-style-name="Text_20_body">
      <style:text-properties officeooo:rsid="0ff2682f" officeooo:paragraph-rsid="0ff2682f"/>
    </style:style>
    <style:style style:name="P34" style:family="paragraph" style:parent-style-name="Text_20_body">
      <style:text-properties officeooo:rsid="0ffd875c" officeooo:paragraph-rsid="0ffd875c"/>
    </style:style>
    <style:style style:name="P35" style:family="paragraph" style:parent-style-name="Text_20_body">
      <style:text-properties officeooo:rsid="10024941" officeooo:paragraph-rsid="103d7d2f"/>
    </style:style>
    <style:style style:name="P36" style:family="paragraph" style:parent-style-name="Text_20_body">
      <style:text-properties officeooo:rsid="10024941" officeooo:paragraph-rsid="19fd2bce"/>
    </style:style>
    <style:style style:name="P37" style:family="paragraph" style:parent-style-name="Text_20_body">
      <style:text-properties officeooo:rsid="10024941" officeooo:paragraph-rsid="19fee53b"/>
    </style:style>
    <style:style style:name="P38" style:family="paragraph" style:parent-style-name="Text_20_body">
      <style:text-properties officeooo:rsid="0fbcaf21" officeooo:paragraph-rsid="1016cde4"/>
    </style:style>
    <style:style style:name="P39" style:family="paragraph" style:parent-style-name="Text_20_body">
      <style:text-properties officeooo:rsid="0fbcaf21" officeooo:paragraph-rsid="1089b340"/>
    </style:style>
    <style:style style:name="P40" style:family="paragraph" style:parent-style-name="Text_20_body">
      <style:text-properties officeooo:rsid="0fbcaf21" officeooo:paragraph-rsid="11f9301c"/>
    </style:style>
    <style:style style:name="P41" style:family="paragraph" style:parent-style-name="Text_20_body">
      <style:text-properties officeooo:rsid="0fbcaf21" officeooo:paragraph-rsid="19f95f7b"/>
    </style:style>
    <style:style style:name="P42" style:family="paragraph" style:parent-style-name="Text_20_body">
      <style:text-properties officeooo:rsid="0fbcaf21" officeooo:paragraph-rsid="19fad94a"/>
    </style:style>
    <style:style style:name="P43" style:family="paragraph" style:parent-style-name="Text_20_body">
      <style:text-properties officeooo:rsid="101d8444" officeooo:paragraph-rsid="102051ee"/>
    </style:style>
    <style:style style:name="P44" style:family="paragraph" style:parent-style-name="Text_20_body">
      <style:text-properties officeooo:rsid="102d9dc4" officeooo:paragraph-rsid="10320a34"/>
    </style:style>
    <style:style style:name="P45" style:family="paragraph" style:parent-style-name="Text_20_body">
      <style:text-properties officeooo:rsid="102d9dc4" officeooo:paragraph-rsid="19fb7f91"/>
    </style:style>
    <style:style style:name="P46" style:family="paragraph" style:parent-style-name="Text_20_body">
      <style:text-properties officeooo:rsid="102d9dc4" officeooo:paragraph-rsid="19fc8ad3"/>
    </style:style>
    <style:style style:name="P47" style:family="paragraph" style:parent-style-name="Text_20_body">
      <style:text-properties officeooo:rsid="10562bab" officeooo:paragraph-rsid="10562bab"/>
    </style:style>
    <style:style style:name="P48" style:family="paragraph" style:parent-style-name="Text_20_body">
      <style:text-properties officeooo:rsid="1058215f" officeooo:paragraph-rsid="1058215f"/>
    </style:style>
    <style:style style:name="P49" style:family="paragraph" style:parent-style-name="Text_20_body">
      <style:text-properties officeooo:rsid="1058215f" officeooo:paragraph-rsid="1a050b93"/>
    </style:style>
    <style:style style:name="P50" style:family="paragraph" style:parent-style-name="Text_20_body">
      <style:text-properties officeooo:rsid="105e4051" officeooo:paragraph-rsid="105e4051"/>
    </style:style>
    <style:style style:name="P51" style:family="paragraph" style:parent-style-name="Text_20_body">
      <style:text-properties officeooo:rsid="10b8c545" officeooo:paragraph-rsid="10cd43ab"/>
    </style:style>
    <style:style style:name="P52" style:family="paragraph" style:parent-style-name="Text_20_body">
      <style:text-properties officeooo:rsid="10b8c545" officeooo:paragraph-rsid="112ac70c"/>
    </style:style>
    <style:style style:name="P53" style:family="paragraph" style:parent-style-name="Text_20_body">
      <style:text-properties officeooo:rsid="10b8c545" officeooo:paragraph-rsid="112d2be4"/>
    </style:style>
    <style:style style:name="P54" style:family="paragraph" style:parent-style-name="Text_20_body">
      <style:text-properties officeooo:rsid="10bec70c" officeooo:paragraph-rsid="10cd43ab"/>
    </style:style>
    <style:style style:name="P55" style:family="paragraph" style:parent-style-name="Text_20_body">
      <style:text-properties officeooo:rsid="10bec70c" officeooo:paragraph-rsid="1a0ccf9e"/>
    </style:style>
    <style:style style:name="P56" style:family="paragraph" style:parent-style-name="Text_20_body">
      <style:text-properties officeooo:rsid="10c7a041" officeooo:paragraph-rsid="10ce4703"/>
    </style:style>
    <style:style style:name="P57" style:family="paragraph" style:parent-style-name="Text_20_body">
      <style:text-properties officeooo:rsid="1098805e" officeooo:paragraph-rsid="1121ea2e"/>
    </style:style>
    <style:style style:name="P58" style:family="paragraph" style:parent-style-name="Text_20_body">
      <style:text-properties officeooo:rsid="1121ea2e" officeooo:paragraph-rsid="112db33b"/>
    </style:style>
    <style:style style:name="P59" style:family="paragraph" style:parent-style-name="Text_20_body">
      <style:text-properties officeooo:rsid="10a63f95" officeooo:paragraph-rsid="10a63f95"/>
    </style:style>
    <style:style style:name="P60" style:family="paragraph" style:parent-style-name="Text_20_body">
      <style:text-properties officeooo:rsid="11303603" officeooo:paragraph-rsid="11303603"/>
    </style:style>
    <style:style style:name="P61" style:family="paragraph" style:parent-style-name="Text_20_body">
      <style:text-properties officeooo:rsid="113390b2" officeooo:paragraph-rsid="1142c5ef"/>
    </style:style>
    <style:style style:name="P62" style:family="paragraph" style:parent-style-name="Text_20_body">
      <style:text-properties officeooo:rsid="10cfe887" officeooo:paragraph-rsid="1151f39a"/>
    </style:style>
    <style:style style:name="P63" style:family="paragraph" style:parent-style-name="Text_20_body">
      <style:text-properties officeooo:rsid="1152f293" officeooo:paragraph-rsid="1152f293"/>
    </style:style>
    <style:style style:name="P64" style:family="paragraph" style:parent-style-name="Text_20_body">
      <style:text-properties officeooo:rsid="1152f293" officeooo:paragraph-rsid="1a12b1ac"/>
    </style:style>
    <style:style style:name="P65" style:family="paragraph" style:parent-style-name="Text_20_body">
      <style:text-properties officeooo:rsid="114d9c13" officeooo:paragraph-rsid="114d9c13"/>
    </style:style>
    <style:style style:name="P66" style:family="paragraph" style:parent-style-name="Text_20_body">
      <style:text-properties officeooo:rsid="1192d346" officeooo:paragraph-rsid="1192d346"/>
    </style:style>
    <style:style style:name="P67" style:family="paragraph" style:parent-style-name="Text_20_body">
      <style:text-properties officeooo:rsid="119a9eb1" officeooo:paragraph-rsid="119a9eb1"/>
    </style:style>
    <style:style style:name="P68" style:family="paragraph" style:parent-style-name="Text_20_body">
      <style:text-properties officeooo:rsid="119f3b77" officeooo:paragraph-rsid="119f3b77"/>
    </style:style>
    <style:style style:name="P69" style:family="paragraph" style:parent-style-name="Text_20_body">
      <style:text-properties officeooo:rsid="119e9aa6" officeooo:paragraph-rsid="119f3b77"/>
    </style:style>
    <style:style style:name="P70" style:family="paragraph" style:parent-style-name="Text_20_body">
      <style:text-properties officeooo:paragraph-rsid="11a95d2d"/>
    </style:style>
    <style:style style:name="P71" style:family="paragraph" style:parent-style-name="Text_20_body">
      <style:text-properties officeooo:rsid="109ed546" officeooo:paragraph-rsid="11d963be"/>
    </style:style>
    <style:style style:name="P72" style:family="paragraph" style:parent-style-name="Text_20_body">
      <style:text-properties officeooo:rsid="119725a7" officeooo:paragraph-rsid="119dd7a4"/>
    </style:style>
    <style:style style:name="P73" style:family="paragraph" style:parent-style-name="Text_20_body">
      <style:text-properties officeooo:paragraph-rsid="11dc6ea7"/>
    </style:style>
    <style:style style:name="P74" style:family="paragraph" style:parent-style-name="Text_20_body">
      <style:text-properties officeooo:rsid="11dddd89" officeooo:paragraph-rsid="11dc6ea7"/>
    </style:style>
    <style:style style:name="P75" style:family="paragraph" style:parent-style-name="Text_20_body">
      <style:text-properties officeooo:rsid="0fb8e1f2" officeooo:paragraph-rsid="11f9301c"/>
    </style:style>
    <style:style style:name="P76" style:family="paragraph" style:parent-style-name="Text_20_body">
      <style:text-properties officeooo:rsid="1233bf7e" officeooo:paragraph-rsid="1233bf7e"/>
    </style:style>
    <style:style style:name="P77" style:family="paragraph" style:parent-style-name="Text_20_body">
      <style:text-properties officeooo:rsid="120ca65e" officeooo:paragraph-rsid="124f33d9"/>
    </style:style>
    <style:style style:name="P78" style:family="paragraph" style:parent-style-name="Text_20_body">
      <style:text-properties officeooo:rsid="120ddd83" officeooo:paragraph-rsid="124f33d9"/>
    </style:style>
    <style:style style:name="P79" style:family="paragraph" style:parent-style-name="Text_20_body">
      <style:text-properties officeooo:rsid="120ddd83" officeooo:paragraph-rsid="1a27375f"/>
    </style:style>
    <style:style style:name="P80" style:family="paragraph" style:parent-style-name="Text_20_body">
      <style:text-properties officeooo:rsid="1211cc9a" officeooo:paragraph-rsid="124f33d9"/>
    </style:style>
    <style:style style:name="P81" style:family="paragraph" style:parent-style-name="Text_20_body">
      <style:text-properties officeooo:rsid="1224ab93" officeooo:paragraph-rsid="124f33d9"/>
    </style:style>
    <style:style style:name="P82" style:family="paragraph" style:parent-style-name="Text_20_body">
      <style:text-properties officeooo:rsid="1254838e" officeooo:paragraph-rsid="12590e8b"/>
    </style:style>
    <style:style style:name="P83" style:family="paragraph" style:parent-style-name="Text_20_body">
      <style:text-properties officeooo:rsid="1254838e" officeooo:paragraph-rsid="1a26ab14"/>
    </style:style>
    <style:style style:name="P84" style:family="paragraph" style:parent-style-name="Text_20_body">
      <style:text-properties officeooo:rsid="125c6258" officeooo:paragraph-rsid="125c6258"/>
    </style:style>
    <style:style style:name="P85" style:family="paragraph" style:parent-style-name="Text_20_body">
      <style:text-properties officeooo:rsid="125863b2" officeooo:paragraph-rsid="12590e8b"/>
    </style:style>
    <style:style style:name="P86" style:family="paragraph" style:parent-style-name="Text_20_body">
      <style:text-properties officeooo:rsid="125e1b8f" officeooo:paragraph-rsid="125e1b8f"/>
    </style:style>
    <style:style style:name="P87" style:family="paragraph" style:parent-style-name="Text_20_body">
      <style:text-properties officeooo:rsid="125e689e" officeooo:paragraph-rsid="1267d1c9"/>
    </style:style>
    <style:style style:name="P88" style:family="paragraph" style:parent-style-name="Text_20_body">
      <style:text-properties officeooo:rsid="125e689e" officeooo:paragraph-rsid="12696b6d"/>
    </style:style>
    <style:style style:name="P89" style:family="paragraph" style:parent-style-name="Text_20_body">
      <style:text-properties officeooo:rsid="125e9b43" officeooo:paragraph-rsid="125e9b43"/>
    </style:style>
    <style:style style:name="P90" style:family="paragraph" style:parent-style-name="Text_20_body">
      <style:text-properties officeooo:rsid="125e9b43" officeooo:paragraph-rsid="1260b71a"/>
    </style:style>
    <style:style style:name="P91" style:family="paragraph" style:parent-style-name="Text_20_body">
      <style:text-properties officeooo:rsid="125e9b43" officeooo:paragraph-rsid="1a26ab14"/>
    </style:style>
    <style:style style:name="P92" style:family="paragraph" style:parent-style-name="Text_20_body">
      <style:text-properties officeooo:rsid="12606afa" officeooo:paragraph-rsid="12606afa"/>
    </style:style>
    <style:style style:name="P93" style:family="paragraph" style:parent-style-name="Text_20_body">
      <style:text-properties officeooo:rsid="12606afa" officeooo:paragraph-rsid="1a26ab14"/>
    </style:style>
    <style:style style:name="P94" style:family="paragraph" style:parent-style-name="Text_20_body">
      <style:text-properties officeooo:rsid="12b4e2c2" officeooo:paragraph-rsid="12b4e2c2"/>
    </style:style>
    <style:style style:name="P95" style:family="paragraph" style:parent-style-name="Text_20_body">
      <style:text-properties officeooo:rsid="12b6e484" officeooo:paragraph-rsid="12b6e484"/>
    </style:style>
    <style:style style:name="P96" style:family="paragraph" style:parent-style-name="Text_20_body">
      <style:text-properties officeooo:rsid="12bc7618" officeooo:paragraph-rsid="12bc7618"/>
    </style:style>
    <style:style style:name="P97" style:family="paragraph" style:parent-style-name="Text_20_body">
      <style:text-properties officeooo:rsid="12ceaeea" officeooo:paragraph-rsid="12ceaeea"/>
    </style:style>
    <style:style style:name="P98" style:family="paragraph" style:parent-style-name="Text_20_body">
      <style:text-properties officeooo:rsid="12cec54b" officeooo:paragraph-rsid="12cec54b"/>
    </style:style>
    <style:style style:name="P99" style:family="paragraph" style:parent-style-name="Text_20_body">
      <style:text-properties officeooo:rsid="12d0985c" officeooo:paragraph-rsid="12d0985c"/>
    </style:style>
    <style:style style:name="P100" style:family="paragraph" style:parent-style-name="Text_20_body">
      <style:text-properties officeooo:rsid="12d0985c" officeooo:paragraph-rsid="1a1fc370"/>
    </style:style>
    <style:style style:name="P101" style:family="paragraph" style:parent-style-name="Text_20_body">
      <style:text-properties officeooo:rsid="12d35e43" officeooo:paragraph-rsid="12df92bb"/>
    </style:style>
    <style:style style:name="P102" style:family="paragraph" style:parent-style-name="Text_20_body">
      <style:text-properties officeooo:rsid="12d35e43" officeooo:paragraph-rsid="1a205b8f"/>
    </style:style>
    <style:style style:name="P103" style:family="paragraph" style:parent-style-name="Text_20_body">
      <style:text-properties officeooo:rsid="12e4d404" officeooo:paragraph-rsid="12e4d404"/>
    </style:style>
    <style:style style:name="P104" style:family="paragraph" style:parent-style-name="Text_20_body">
      <style:text-properties officeooo:rsid="12e46b72" officeooo:paragraph-rsid="12e4d404"/>
    </style:style>
    <style:style style:name="P105" style:family="paragraph" style:parent-style-name="Text_20_body">
      <style:text-properties officeooo:rsid="12eaa11c" officeooo:paragraph-rsid="12eaa11c"/>
    </style:style>
    <style:style style:name="P106" style:family="paragraph" style:parent-style-name="Text_20_body">
      <style:text-properties officeooo:rsid="12eaa11c" officeooo:paragraph-rsid="1abb34ea"/>
    </style:style>
    <style:style style:name="P107" style:family="paragraph" style:parent-style-name="Text_20_body">
      <style:text-properties officeooo:rsid="12f59e65" officeooo:paragraph-rsid="12f59e65"/>
    </style:style>
    <style:style style:name="P108" style:family="paragraph" style:parent-style-name="Text_20_body">
      <style:text-properties officeooo:rsid="12f8bc9d" officeooo:paragraph-rsid="12f8bc9d"/>
    </style:style>
    <style:style style:name="P109" style:family="paragraph" style:parent-style-name="Text_20_body">
      <style:text-properties officeooo:paragraph-rsid="12f99ce0"/>
    </style:style>
    <style:style style:name="P110" style:family="paragraph" style:parent-style-name="Text_20_body">
      <style:text-properties officeooo:rsid="12ff840b" officeooo:paragraph-rsid="13016472"/>
    </style:style>
    <style:style style:name="P111" style:family="paragraph" style:parent-style-name="Text_20_body">
      <style:text-properties officeooo:rsid="12fdb093" officeooo:paragraph-rsid="12fdb093"/>
    </style:style>
    <style:style style:name="P112" style:family="paragraph" style:parent-style-name="Text_20_body">
      <style:text-properties officeooo:rsid="12f66f2f" officeooo:paragraph-rsid="12f66f2f"/>
    </style:style>
    <style:style style:name="P113" style:family="paragraph" style:parent-style-name="Text_20_body">
      <style:text-properties officeooo:rsid="12ef2e9a" officeooo:paragraph-rsid="130cbd14"/>
    </style:style>
    <style:style style:name="P114" style:family="paragraph" style:parent-style-name="Text_20_body">
      <style:text-properties officeooo:rsid="130cbd14" officeooo:paragraph-rsid="130cbd14"/>
    </style:style>
    <style:style style:name="P115" style:family="paragraph" style:parent-style-name="Text_20_body">
      <style:text-properties officeooo:rsid="13129409" officeooo:paragraph-rsid="13129409"/>
    </style:style>
    <style:style style:name="P116" style:family="paragraph" style:parent-style-name="Text_20_body">
      <style:text-properties officeooo:rsid="13249cd0" officeooo:paragraph-rsid="13249cd0"/>
    </style:style>
    <style:style style:name="P117" style:family="paragraph" style:parent-style-name="Text_20_body">
      <style:text-properties officeooo:rsid="13249cd0" officeooo:paragraph-rsid="1a2bcd11"/>
    </style:style>
    <style:style style:name="P118" style:family="paragraph" style:parent-style-name="Text_20_body">
      <style:text-properties officeooo:rsid="1327a59a" officeooo:paragraph-rsid="1327a59a"/>
    </style:style>
    <style:style style:name="P119" style:family="paragraph" style:parent-style-name="Text_20_body">
      <style:text-properties officeooo:rsid="1327a59a" officeooo:paragraph-rsid="1a2bcd11"/>
    </style:style>
    <style:style style:name="P120" style:family="paragraph" style:parent-style-name="Text_20_body">
      <style:text-properties officeooo:rsid="13422123" officeooo:paragraph-rsid="13422123"/>
    </style:style>
    <style:style style:name="P121" style:family="paragraph" style:parent-style-name="Text_20_body">
      <style:text-properties officeooo:paragraph-rsid="1378c401"/>
    </style:style>
    <style:style style:name="P122" style:family="paragraph" style:parent-style-name="Text_20_body">
      <style:text-properties officeooo:rsid="1378806a" officeooo:paragraph-rsid="1378806a"/>
    </style:style>
    <style:style style:name="P123" style:family="paragraph" style:parent-style-name="Text_20_body">
      <style:text-properties officeooo:rsid="13962a9e" officeooo:paragraph-rsid="13962a9e"/>
    </style:style>
    <style:style style:name="P124" style:family="paragraph" style:parent-style-name="Text_20_body">
      <style:text-properties officeooo:rsid="0fa19317" officeooo:paragraph-rsid="19f2f56a"/>
    </style:style>
    <style:style style:name="P125" style:family="paragraph" style:parent-style-name="Text_20_body">
      <style:text-properties officeooo:rsid="0fa19317" officeooo:paragraph-rsid="19f3cef5"/>
    </style:style>
    <style:style style:name="P126" style:family="paragraph" style:parent-style-name="Text_20_body">
      <style:text-properties officeooo:rsid="0fa19317" officeooo:paragraph-rsid="19f4af37"/>
    </style:style>
    <style:style style:name="P127" style:family="paragraph" style:parent-style-name="Text_20_body">
      <style:text-properties officeooo:rsid="0fa9f5a5" officeooo:paragraph-rsid="19f4af37"/>
    </style:style>
    <style:style style:name="P128" style:family="paragraph" style:parent-style-name="Text_20_body">
      <style:text-properties officeooo:rsid="0fb6eb9f" officeooo:paragraph-rsid="19f4af37"/>
    </style:style>
    <style:style style:name="P129" style:family="paragraph" style:parent-style-name="Text_20_body">
      <style:text-properties officeooo:rsid="0ff625f2" officeooo:paragraph-rsid="19f69a73"/>
    </style:style>
    <style:style style:name="P130" style:family="paragraph" style:parent-style-name="Text_20_body">
      <style:text-properties officeooo:rsid="0fb52705" officeooo:paragraph-rsid="19f4af37"/>
    </style:style>
    <style:style style:name="P131" style:family="paragraph" style:parent-style-name="Text_20_body">
      <style:text-properties officeooo:rsid="101f2e90" officeooo:paragraph-rsid="19fad94a"/>
    </style:style>
    <style:style style:name="P132" style:family="paragraph" style:parent-style-name="Text_20_body">
      <style:text-properties officeooo:rsid="102051ee" officeooo:paragraph-rsid="19fad94a"/>
    </style:style>
    <style:style style:name="P133" style:family="paragraph" style:parent-style-name="Text_20_body">
      <style:text-properties officeooo:rsid="102051ee" officeooo:paragraph-rsid="19fb7f91"/>
    </style:style>
    <style:style style:name="P134" style:family="paragraph" style:parent-style-name="Text_20_body">
      <style:text-properties officeooo:rsid="102051ee" officeooo:paragraph-rsid="19fc8ad3"/>
    </style:style>
    <style:style style:name="P135" style:family="paragraph" style:parent-style-name="Text_20_body">
      <style:text-properties officeooo:rsid="19fb7f91" officeooo:paragraph-rsid="19fb7f91"/>
    </style:style>
    <style:style style:name="P136" style:family="paragraph" style:parent-style-name="Text_20_body">
      <style:text-properties officeooo:rsid="102de773" officeooo:paragraph-rsid="19fb7f91"/>
    </style:style>
    <style:style style:name="P137" style:family="paragraph" style:parent-style-name="Text_20_body">
      <style:text-properties officeooo:rsid="102de773" officeooo:paragraph-rsid="19fc8ad3"/>
    </style:style>
    <style:style style:name="P138" style:family="paragraph" style:parent-style-name="Text_20_body">
      <style:text-properties officeooo:rsid="1048e176" officeooo:paragraph-rsid="19fb7f91"/>
    </style:style>
    <style:style style:name="P139" style:family="paragraph" style:parent-style-name="Text_20_body">
      <style:text-properties officeooo:rsid="19fd2bce" officeooo:paragraph-rsid="19fd2bce"/>
    </style:style>
    <style:style style:name="P140" style:family="paragraph" style:parent-style-name="Text_20_body">
      <style:text-properties officeooo:rsid="10039a4e" officeooo:paragraph-rsid="19fee53b"/>
    </style:style>
    <style:style style:name="P141" style:family="paragraph" style:parent-style-name="Text_20_body">
      <style:text-properties officeooo:rsid="1a050b93" officeooo:paragraph-rsid="1a050b93"/>
    </style:style>
    <style:style style:name="P142" style:family="paragraph" style:parent-style-name="Text_20_body">
      <style:text-properties officeooo:rsid="10e33d20" officeooo:paragraph-rsid="1a09c8e1"/>
    </style:style>
    <style:style style:name="P143" style:family="paragraph" style:parent-style-name="Text_20_body">
      <style:text-properties officeooo:rsid="11338cb1" officeooo:paragraph-rsid="1a09c8e1"/>
    </style:style>
    <style:style style:name="P144" style:family="paragraph" style:parent-style-name="Text_20_body">
      <style:text-properties officeooo:rsid="10a3e1ee" officeooo:paragraph-rsid="10a3e1ee"/>
    </style:style>
    <style:style style:name="P145" style:family="paragraph" style:parent-style-name="Text_20_body">
      <style:text-properties officeooo:rsid="10b7230f" officeooo:paragraph-rsid="10b7230f"/>
    </style:style>
    <style:style style:name="P146" style:family="paragraph" style:parent-style-name="Text_20_body">
      <style:text-properties officeooo:rsid="110fc40e" officeooo:paragraph-rsid="114a32f4"/>
    </style:style>
    <style:style style:name="P147" style:family="paragraph" style:parent-style-name="Text_20_body">
      <style:text-properties officeooo:rsid="10d180c1" officeooo:paragraph-rsid="1a0d8449"/>
    </style:style>
    <style:style style:name="P148" style:family="paragraph" style:parent-style-name="Text_20_body">
      <style:text-properties officeooo:rsid="10d180c1" officeooo:paragraph-rsid="1a0e5953"/>
    </style:style>
    <style:style style:name="P149" style:family="paragraph" style:parent-style-name="Text_20_body">
      <style:text-properties officeooo:rsid="115e4006" officeooo:paragraph-rsid="1a11b53c"/>
    </style:style>
    <style:style style:name="P150" style:family="paragraph" style:parent-style-name="Text_20_body">
      <style:text-properties officeooo:rsid="10ea2620" officeooo:paragraph-rsid="1a121dc1"/>
    </style:style>
    <style:style style:name="P151" style:family="paragraph" style:parent-style-name="Text_20_body">
      <style:text-properties officeooo:rsid="10ea2620" officeooo:paragraph-rsid="1a12b1ac"/>
    </style:style>
    <style:style style:name="P152" style:family="paragraph" style:parent-style-name="Text_20_body">
      <style:text-properties officeooo:rsid="115fbea1" officeooo:paragraph-rsid="1a121dc1"/>
    </style:style>
    <style:style style:name="P153" style:family="paragraph" style:parent-style-name="Text_20_body">
      <style:text-properties officeooo:rsid="1100a77c" officeooo:paragraph-rsid="1a121dc1"/>
    </style:style>
    <style:style style:name="P154" style:family="paragraph" style:parent-style-name="Text_20_body">
      <style:text-properties officeooo:rsid="1100a77c" officeooo:paragraph-rsid="1a156869"/>
    </style:style>
    <style:style style:name="P155" style:family="paragraph" style:parent-style-name="Text_20_body">
      <style:text-properties officeooo:rsid="1100a77c" officeooo:paragraph-rsid="1a172359"/>
    </style:style>
    <style:style style:name="P156" style:family="paragraph" style:parent-style-name="Text_20_body">
      <style:text-properties officeooo:rsid="1100c0f0" officeooo:paragraph-rsid="1a121dc1"/>
    </style:style>
    <style:style style:name="P157" style:family="paragraph" style:parent-style-name="Text_20_body">
      <style:text-properties officeooo:rsid="1100c0f0" officeooo:paragraph-rsid="1a12b1ac"/>
    </style:style>
    <style:style style:name="P158" style:family="paragraph" style:parent-style-name="Text_20_body">
      <style:text-properties officeooo:rsid="10f931f2" officeooo:paragraph-rsid="1a12b1ac"/>
    </style:style>
    <style:style style:name="P159" style:family="paragraph" style:parent-style-name="Text_20_body">
      <style:text-properties officeooo:rsid="10f931f2" officeooo:paragraph-rsid="1a121dc1"/>
    </style:style>
    <style:style style:name="P160" style:family="paragraph" style:parent-style-name="Text_20_body">
      <style:text-properties officeooo:rsid="10c2484d" officeooo:paragraph-rsid="1a0ccf9e"/>
    </style:style>
    <style:style style:name="P161" style:family="paragraph" style:parent-style-name="Text_20_body">
      <style:text-properties officeooo:rsid="10d45c49" officeooo:paragraph-rsid="1a0d8449"/>
    </style:style>
    <style:style style:name="P162" style:family="paragraph" style:parent-style-name="Text_20_body">
      <style:text-properties officeooo:rsid="10d45c49" officeooo:paragraph-rsid="1a0e5953"/>
    </style:style>
    <style:style style:name="P163" style:family="paragraph" style:parent-style-name="Text_20_body">
      <style:text-properties officeooo:rsid="1162d341" officeooo:paragraph-rsid="1a121dc1"/>
    </style:style>
    <style:style style:name="P164" style:family="paragraph" style:parent-style-name="Text_20_body">
      <style:text-properties officeooo:rsid="1a13ac3f" officeooo:paragraph-rsid="1a172359"/>
    </style:style>
    <style:style style:name="P165" style:family="paragraph" style:parent-style-name="Text_20_body">
      <style:text-properties officeooo:rsid="1a121dc1" officeooo:paragraph-rsid="1a121dc1"/>
    </style:style>
    <style:style style:name="P166" style:family="paragraph" style:parent-style-name="Text_20_body">
      <style:text-properties officeooo:rsid="10c8c137" officeooo:paragraph-rsid="10cdbca6"/>
    </style:style>
    <style:style style:name="P167" style:family="paragraph" style:parent-style-name="Text_20_body">
      <style:text-properties officeooo:rsid="1151f39a" officeooo:paragraph-rsid="1151f39a"/>
    </style:style>
    <style:style style:name="P168" style:family="paragraph" style:parent-style-name="Text_20_body">
      <style:text-properties officeooo:rsid="10df310b" officeooo:paragraph-rsid="1a1150ed"/>
    </style:style>
    <style:style style:name="P169" style:family="paragraph" style:parent-style-name="Text_20_body">
      <style:text-properties officeooo:rsid="1174a3b0" officeooo:paragraph-rsid="1a156869"/>
    </style:style>
    <style:style style:name="P170" style:family="paragraph" style:parent-style-name="Text_20_body">
      <style:text-properties officeooo:rsid="10faac16" officeooo:paragraph-rsid="1a172359"/>
    </style:style>
    <style:style style:name="P171" style:family="paragraph" style:parent-style-name="Text_20_body">
      <style:text-properties officeooo:rsid="118267eb" officeooo:paragraph-rsid="1a172359"/>
    </style:style>
    <style:style style:name="P172" style:family="paragraph" style:parent-style-name="Text_20_body">
      <style:text-properties officeooo:rsid="118267eb" officeooo:paragraph-rsid="1bb1bb9b"/>
    </style:style>
    <style:style style:name="P173" style:family="paragraph" style:parent-style-name="Text_20_body">
      <style:text-properties officeooo:rsid="11714b14" officeooo:paragraph-rsid="1a172359"/>
    </style:style>
    <style:style style:name="P174" style:family="paragraph" style:parent-style-name="Text_20_body">
      <style:text-properties officeooo:rsid="116f64a0" officeooo:paragraph-rsid="1a17ba3b"/>
    </style:style>
    <style:style style:name="P175" style:family="paragraph" style:parent-style-name="Text_20_body">
      <style:text-properties officeooo:rsid="118884dc" officeooo:paragraph-rsid="1a12b1ac"/>
    </style:style>
    <style:style style:name="P176" style:family="paragraph" style:parent-style-name="Text_20_body">
      <style:text-properties officeooo:rsid="118884dc" officeooo:paragraph-rsid="118884dc"/>
    </style:style>
    <style:style style:name="P177" style:family="paragraph" style:parent-style-name="Text_20_body">
      <style:text-properties officeooo:rsid="1161bc65" officeooo:paragraph-rsid="1a121dc1"/>
    </style:style>
    <style:style style:name="P178" style:family="paragraph" style:parent-style-name="Text_20_body">
      <style:text-properties officeooo:rsid="1161bc65" officeooo:paragraph-rsid="1a156869"/>
    </style:style>
    <style:style style:name="P179" style:family="paragraph" style:parent-style-name="Text_20_body">
      <style:text-properties officeooo:rsid="10fea850" officeooo:paragraph-rsid="1a172359"/>
    </style:style>
    <style:style style:name="P180" style:family="paragraph" style:parent-style-name="Text_20_body">
      <style:text-properties officeooo:rsid="1175579f" officeooo:paragraph-rsid="1a172359"/>
    </style:style>
    <style:style style:name="P181" style:family="paragraph" style:parent-style-name="Text_20_body">
      <style:text-properties officeooo:rsid="117c7ada" officeooo:paragraph-rsid="1a17ba3b"/>
    </style:style>
    <style:style style:name="P182" style:family="paragraph" style:parent-style-name="Text_20_body">
      <style:text-properties officeooo:rsid="11c397f0" officeooo:paragraph-rsid="1a1aaae2"/>
    </style:style>
    <style:style style:name="P183" style:family="paragraph" style:parent-style-name="Text_20_body">
      <style:text-properties officeooo:paragraph-rsid="1a1aaae2"/>
    </style:style>
    <style:style style:name="P184" style:family="paragraph" style:parent-style-name="Text_20_body">
      <style:text-properties officeooo:rsid="11a05f80" officeooo:paragraph-rsid="1a1c360c"/>
    </style:style>
    <style:style style:name="P185" style:family="paragraph" style:parent-style-name="Text_20_body">
      <style:text-properties officeooo:rsid="12d0f0e4" officeooo:paragraph-rsid="1a1fc370"/>
    </style:style>
    <style:style style:name="P186" style:family="paragraph" style:parent-style-name="Text_20_body">
      <style:text-properties officeooo:rsid="12d1c0b2" officeooo:paragraph-rsid="12d1c0b2"/>
    </style:style>
    <style:style style:name="P187" style:family="paragraph" style:parent-style-name="Text_20_body">
      <style:text-properties officeooo:rsid="1a205b8f" officeooo:paragraph-rsid="1a205b8f"/>
    </style:style>
    <style:style style:name="P188" style:family="paragraph" style:parent-style-name="Text_20_body">
      <style:text-properties officeooo:rsid="11a94f6e" officeooo:paragraph-rsid="1a1aaae2"/>
    </style:style>
    <style:style style:name="P189" style:family="paragraph" style:parent-style-name="Text_20_body">
      <style:text-properties officeooo:rsid="125573fb" officeooo:paragraph-rsid="1a26ab14"/>
    </style:style>
    <style:style style:name="P190" style:family="paragraph" style:parent-style-name="Text_20_body">
      <style:text-properties officeooo:rsid="1253489c" officeooo:paragraph-rsid="1253489c"/>
    </style:style>
    <style:style style:name="P191" style:family="paragraph" style:parent-style-name="Text_20_body">
      <style:text-properties officeooo:rsid="128759f6" officeooo:paragraph-rsid="128759f6"/>
    </style:style>
    <style:style style:name="P192" style:family="paragraph" style:parent-style-name="Text_20_body">
      <style:text-properties officeooo:rsid="120ec21b" officeooo:paragraph-rsid="1a27375f"/>
    </style:style>
    <style:style style:name="P193" style:family="paragraph" style:parent-style-name="Text_20_body">
      <style:text-properties officeooo:rsid="120ae6ba" officeooo:paragraph-rsid="124f33d9"/>
    </style:style>
    <style:style style:name="P194" style:family="paragraph" style:parent-style-name="Text_20_body">
      <style:text-properties officeooo:rsid="12bceed6" officeooo:paragraph-rsid="1a28bfdb"/>
    </style:style>
    <style:style style:name="P195" style:family="paragraph" style:parent-style-name="Text_20_body">
      <style:text-properties officeooo:rsid="12b981e8" officeooo:paragraph-rsid="12beefc1"/>
    </style:style>
    <style:style style:name="P196" style:family="paragraph" style:parent-style-name="Text_20_body">
      <style:text-properties officeooo:rsid="12109feb" officeooo:paragraph-rsid="1a27375f"/>
    </style:style>
    <style:style style:name="P197" style:family="paragraph" style:parent-style-name="Text_20_body">
      <style:text-properties officeooo:rsid="12ed30df" officeooo:paragraph-rsid="1a2aaedc"/>
    </style:style>
    <style:style style:name="P198" style:family="paragraph" style:parent-style-name="Text_20_body">
      <style:text-properties officeooo:rsid="12f49d93" officeooo:paragraph-rsid="1a2aaedc"/>
    </style:style>
    <style:style style:name="P199" style:family="paragraph" style:parent-style-name="Text_20_body">
      <style:text-properties officeooo:rsid="12f80e47" officeooo:paragraph-rsid="1a2aaedc"/>
    </style:style>
    <style:style style:name="P200" style:family="paragraph" style:parent-style-name="Text_20_body">
      <style:text-properties officeooo:rsid="1a2aaedc" officeooo:paragraph-rsid="1a2aaedc"/>
    </style:style>
    <style:style style:name="P201" style:family="paragraph" style:parent-style-name="Text_20_body">
      <style:text-properties officeooo:rsid="12f99ce0" officeooo:paragraph-rsid="1a2ba484"/>
    </style:style>
    <style:style style:name="P202" style:family="paragraph" style:parent-style-name="Text_20_body">
      <style:text-properties officeooo:rsid="13016472" officeooo:paragraph-rsid="13016472"/>
    </style:style>
    <style:style style:name="P203" style:family="paragraph" style:parent-style-name="Text_20_body">
      <style:text-properties officeooo:rsid="13c95a0d" officeooo:paragraph-rsid="13d02e2e"/>
    </style:style>
    <style:style style:name="P204" style:family="paragraph" style:parent-style-name="Text_20_body">
      <style:text-properties officeooo:rsid="1bd0327e" officeooo:paragraph-rsid="1bd0327e"/>
    </style:style>
    <style:style style:name="P205" style:family="paragraph" style:parent-style-name="Text_20_body">
      <style:text-properties officeooo:rsid="12918286" officeooo:paragraph-rsid="1c87741f"/>
    </style:style>
    <style:style style:name="P206" style:family="paragraph" style:parent-style-name="Text_20_body">
      <style:text-properties officeooo:rsid="12bd7c33" officeooo:paragraph-rsid="1c87741f"/>
    </style:style>
    <style:style style:name="P207" style:family="paragraph" style:parent-style-name="Heading_20_3" style:master-page-name="">
      <style:paragraph-properties style:page-number="auto" fo:break-before="auto" fo:break-after="auto"/>
    </style:style>
    <style:style style:name="P208" style:family="paragraph" style:parent-style-name="Heading_20_3">
      <style:text-properties officeooo:rsid="0fec5def" officeooo:paragraph-rsid="0fec5def"/>
    </style:style>
    <style:style style:name="P209" style:family="paragraph" style:parent-style-name="Heading_20_3">
      <style:text-properties officeooo:paragraph-rsid="124f33d9"/>
    </style:style>
    <style:style style:name="P210" style:family="paragraph" style:parent-style-name="Heading_20_3">
      <style:text-properties officeooo:rsid="12e278a5" officeooo:paragraph-rsid="12e278a5"/>
    </style:style>
    <style:style style:name="P211" style:family="paragraph" style:parent-style-name="Heading_20_4">
      <style:text-properties officeooo:paragraph-rsid="1a10689d"/>
    </style:style>
    <style:style style:name="P212" style:family="paragraph" style:parent-style-name="Heading_20_4">
      <style:text-properties officeooo:rsid="1aba1e4d"/>
    </style:style>
    <style:style style:name="P213" style:family="paragraph" style:parent-style-name="Heading_20_5">
      <style:text-properties officeooo:rsid="1ab918f7"/>
    </style:style>
    <style:style style:name="P214" style:family="paragraph" style:parent-style-name="Heading_20_5">
      <style:text-properties officeooo:rsid="10ea2620" officeooo:paragraph-rsid="1a156869"/>
    </style:style>
    <style:style style:name="P215" style:family="paragraph" style:parent-style-name="Text_20_body" style:list-style-name="L1">
      <style:text-properties officeooo:rsid="10a79003" officeooo:paragraph-rsid="10a79003"/>
    </style:style>
    <style:style style:name="P216" style:family="paragraph" style:parent-style-name="Text_20_body" style:list-style-name="L2">
      <style:text-properties officeooo:rsid="10e33d20" officeooo:paragraph-rsid="1a09c8e1"/>
    </style:style>
    <style:style style:name="P217" style:family="paragraph" style:parent-style-name="Text_20_body" style:list-style-name="L3">
      <style:text-properties fo:language="es" fo:country="CO" officeooo:rsid="1237bdc0" officeooo:paragraph-rsid="1237bdc0"/>
    </style:style>
    <style:style style:name="P218" style:family="paragraph" style:parent-style-name="Text_20_body" style:list-style-name="L3">
      <style:text-properties fo:language="es" fo:country="CO" officeooo:rsid="12381ed6" officeooo:paragraph-rsid="1237bdc0"/>
    </style:style>
    <style:style style:name="P219" style:family="paragraph" style:parent-style-name="Text_20_body" style:list-style-name="L3">
      <style:text-properties fo:language="es" fo:country="CO" officeooo:rsid="12381ed6" officeooo:paragraph-rsid="12381ed6"/>
    </style:style>
    <style:style style:name="P220" style:family="paragraph" style:parent-style-name="Text_20_body" style:list-style-name="L3">
      <style:text-properties fo:language="es" fo:country="CO" officeooo:rsid="12390511" officeooo:paragraph-rsid="12390511"/>
    </style:style>
    <style:style style:name="P221" style:family="paragraph" style:parent-style-name="Text_20_body" style:list-style-name="L3">
      <style:text-properties fo:language="es" fo:country="CO" officeooo:rsid="12390511" officeooo:paragraph-rsid="1c72e5f0"/>
    </style:style>
    <style:style style:name="P222" style:family="paragraph" style:parent-style-name="Text_20_body" style:list-style-name="L3">
      <style:text-properties fo:language="es" fo:country="CO" officeooo:rsid="12390511" officeooo:paragraph-rsid="1cd3297b"/>
    </style:style>
    <style:style style:name="P223" style:family="paragraph" style:parent-style-name="Text_20_body" style:list-style-name="L3">
      <style:text-properties fo:language="es" fo:country="CO" officeooo:rsid="123bb69c" officeooo:paragraph-rsid="123bb69c"/>
    </style:style>
    <style:style style:name="P224" style:family="paragraph" style:parent-style-name="Text_20_body" style:list-style-name="L3">
      <style:text-properties fo:language="es" fo:country="CO" officeooo:rsid="12482d30" officeooo:paragraph-rsid="12482d30"/>
    </style:style>
    <style:style style:name="P225" style:family="paragraph" style:parent-style-name="Text_20_body" style:list-style-name="L7">
      <style:text-properties fo:language="es" fo:country="CO" officeooo:rsid="12918286" officeooo:paragraph-rsid="12bd7c33"/>
    </style:style>
    <style:style style:name="P226" style:family="paragraph" style:parent-style-name="Text_20_body" style:list-style-name="L7">
      <style:text-properties fo:language="es" fo:country="CO" officeooo:rsid="12918286" officeooo:paragraph-rsid="19c69928"/>
    </style:style>
    <style:style style:name="P227" style:family="paragraph" style:parent-style-name="Text_20_body" style:list-style-name="L4">
      <style:text-properties officeooo:rsid="1254838e" officeooo:paragraph-rsid="1a26ab14"/>
    </style:style>
    <style:style style:name="P228" style:family="paragraph" style:parent-style-name="Text_20_body" style:list-style-name="L4">
      <style:text-properties officeooo:rsid="125573fb" officeooo:paragraph-rsid="1a26ab14"/>
    </style:style>
    <style:style style:name="P229" style:family="paragraph" style:parent-style-name="Text_20_body" style:list-style-name="L5">
      <style:text-properties officeooo:rsid="125e9b43" officeooo:paragraph-rsid="125e9b43"/>
    </style:style>
    <style:style style:name="P230" style:family="paragraph" style:parent-style-name="Text_20_body" style:list-style-name="L6">
      <style:text-properties officeooo:rsid="1211cc9a" officeooo:paragraph-rsid="124f33d9"/>
    </style:style>
    <style:style style:name="P231" style:family="paragraph" style:parent-style-name="Text_20_body" style:list-style-name="L6">
      <style:text-properties officeooo:rsid="12134ee5" officeooo:paragraph-rsid="124f33d9"/>
    </style:style>
    <style:style style:name="P232" style:family="paragraph" style:parent-style-name="Text_20_body" style:list-style-name="L6">
      <style:text-properties officeooo:rsid="12175277" officeooo:paragraph-rsid="124f33d9"/>
    </style:style>
    <style:style style:name="P233" style:family="paragraph" style:parent-style-name="Text_20_body" style:list-style-name="L8">
      <style:text-properties officeooo:rsid="12f99ce0" officeooo:paragraph-rsid="1a2ba484"/>
    </style:style>
    <style:style style:name="P234" style:family="paragraph" style:parent-style-name="Text_20_body" style:list-style-name="L9">
      <style:text-properties officeooo:rsid="13249cd0" officeooo:paragraph-rsid="1a2bcd11"/>
    </style:style>
    <style:style style:name="P235" style:family="paragraph" style:parent-style-name="Text_20_body" style:list-style-name="L10">
      <style:text-properties officeooo:rsid="1327a59a" officeooo:paragraph-rsid="1a2bcd11"/>
    </style:style>
    <style:style style:name="P236" style:family="paragraph" style:parent-style-name="Text_20_body" style:list-style-name="L11">
      <style:text-properties officeooo:rsid="1327a59a" officeooo:paragraph-rsid="1327a59a"/>
    </style:style>
    <style:style style:name="P237" style:family="paragraph" style:parent-style-name="Text_20_body" style:list-style-name="L11">
      <style:text-properties officeooo:rsid="132c4b97" officeooo:paragraph-rsid="1a35b0f1"/>
    </style:style>
    <style:style style:name="P238" style:family="paragraph" style:parent-style-name="Text_20_body" style:list-style-name="L11">
      <style:text-properties officeooo:rsid="132d9894" officeooo:paragraph-rsid="1a2f6c76"/>
    </style:style>
    <style:style style:name="P239" style:family="paragraph" style:parent-style-name="Text_20_body" style:list-style-name="L11">
      <style:text-properties officeooo:rsid="1338f783" officeooo:paragraph-rsid="1375422a"/>
    </style:style>
    <style:style style:name="P240" style:family="paragraph" style:parent-style-name="Text_20_body" style:list-style-name="L11">
      <style:text-properties officeooo:rsid="133546ea" officeooo:paragraph-rsid="133546ea"/>
    </style:style>
    <style:style style:name="P241" style:family="paragraph" style:parent-style-name="Text_20_body" style:list-style-name="L11">
      <style:text-properties officeooo:rsid="133546ea" officeooo:paragraph-rsid="1a35b0f1"/>
    </style:style>
    <style:style style:name="P242" style:family="paragraph" style:parent-style-name="Text_20_body" style:list-style-name="L11">
      <style:text-properties officeooo:rsid="1336098b" officeooo:paragraph-rsid="1a35b0f1"/>
    </style:style>
    <style:style style:name="P243" style:family="paragraph" style:parent-style-name="Text_20_body" style:list-style-name="L11">
      <style:text-properties officeooo:rsid="135bd1df" officeooo:paragraph-rsid="135bd1df"/>
    </style:style>
    <style:style style:name="P244" style:family="paragraph" style:parent-style-name="Text_20_body" style:list-style-name="L11">
      <style:text-properties officeooo:rsid="133a67c7" officeooo:paragraph-rsid="1a347cf4"/>
    </style:style>
    <style:style style:name="P245" style:family="paragraph" style:parent-style-name="Text_20_body" style:list-style-name="L11">
      <style:text-properties officeooo:rsid="133a67c7" officeooo:paragraph-rsid="1a3785a3"/>
    </style:style>
    <style:style style:name="P246" style:family="paragraph" style:parent-style-name="Text_20_body" style:list-style-name="L11">
      <style:text-properties officeooo:rsid="1368cb3f" officeooo:paragraph-rsid="136bd0a7"/>
    </style:style>
    <style:style style:name="P247" style:family="paragraph" style:parent-style-name="Text_20_body" style:list-style-name="L11">
      <style:text-properties officeooo:rsid="1368cb3f" officeooo:paragraph-rsid="136a7f1b"/>
    </style:style>
    <style:style style:name="P248" style:family="paragraph" style:parent-style-name="Text_20_body" style:list-style-name="L11">
      <style:text-properties officeooo:rsid="136d0fef" officeooo:paragraph-rsid="136d0fef"/>
    </style:style>
    <style:style style:name="P249" style:family="paragraph" style:parent-style-name="Text_20_body" style:list-style-name="L12">
      <style:text-properties officeooo:rsid="13962a9e" officeooo:paragraph-rsid="1a3d9edc"/>
    </style:style>
    <style:style style:name="P250" style:family="paragraph" style:parent-style-name="Text_20_body" style:list-style-name="L12">
      <style:text-properties officeooo:rsid="13962a9e" officeooo:paragraph-rsid="13c56642"/>
    </style:style>
    <style:style style:name="P251" style:family="paragraph" style:parent-style-name="Text_20_body" style:list-style-name="L12">
      <style:text-properties officeooo:rsid="1396d2f0" officeooo:paragraph-rsid="1396d2f0"/>
    </style:style>
    <style:style style:name="P252" style:family="paragraph" style:parent-style-name="Text_20_body" style:list-style-name="L12">
      <style:text-properties officeooo:rsid="13ba07ac" officeooo:paragraph-rsid="13ba07ac"/>
    </style:style>
    <style:style style:name="P253" style:family="paragraph" style:parent-style-name="Text_20_body" style:list-style-name="L12">
      <style:text-properties officeooo:rsid="13bbf982" officeooo:paragraph-rsid="13bbf982"/>
    </style:style>
    <style:style style:name="T1" style:family="text">
      <style:text-properties fo:language="es" fo:country="CO"/>
    </style:style>
    <style:style style:name="T2" style:family="text">
      <style:text-properties fo:language="es" fo:country="CO" officeooo:rsid="0e752868"/>
    </style:style>
    <style:style style:name="T3" style:family="text">
      <style:text-properties fo:language="es" fo:country="CO" officeooo:rsid="122c1e23"/>
    </style:style>
    <style:style style:name="T4" style:family="text">
      <style:text-properties fo:language="es" fo:country="CO" officeooo:rsid="1234d0e2"/>
    </style:style>
    <style:style style:name="T5" style:family="text">
      <style:text-properties fo:language="es" fo:country="CO" officeooo:rsid="013fbec4"/>
    </style:style>
    <style:style style:name="T6" style:family="text">
      <style:text-properties fo:language="es" fo:country="CO" officeooo:rsid="12d1c0b2"/>
    </style:style>
    <style:style style:name="T7" style:family="text">
      <style:text-properties fo:language="es" fo:country="CO" officeooo:rsid="12d28d8e"/>
    </style:style>
    <style:style style:name="T8" style:family="text">
      <style:text-properties fo:language="es" fo:country="CO" officeooo:rsid="12d35e43"/>
    </style:style>
    <style:style style:name="T9" style:family="text">
      <style:text-properties fo:language="es" fo:country="CO" officeooo:rsid="12d6766b"/>
    </style:style>
    <style:style style:name="T10" style:family="text">
      <style:text-properties fo:language="es" fo:country="CO" officeooo:rsid="12d71dc1"/>
    </style:style>
    <style:style style:name="T11" style:family="text">
      <style:text-properties fo:language="es" fo:country="CO" officeooo:rsid="12d83f60"/>
    </style:style>
    <style:style style:name="T12" style:family="text">
      <style:text-properties fo:language="es" fo:country="CO" officeooo:rsid="12d9d539"/>
    </style:style>
    <style:style style:name="T13" style:family="text">
      <style:text-properties fo:language="es" fo:country="CO" officeooo:rsid="12db0697"/>
    </style:style>
    <style:style style:name="T14" style:family="text">
      <style:text-properties fo:language="es" fo:country="CO" officeooo:rsid="12db49e3"/>
    </style:style>
    <style:style style:name="T15" style:family="text">
      <style:text-properties fo:language="es" fo:country="CO" officeooo:rsid="12dcc3e1"/>
    </style:style>
    <style:style style:name="T16" style:family="text">
      <style:text-properties fo:language="es" fo:country="CO" officeooo:rsid="12ddb567"/>
    </style:style>
    <style:style style:name="T17" style:family="text">
      <style:text-properties fo:language="es" fo:country="CO" officeooo:rsid="12ddf5f5"/>
    </style:style>
    <style:style style:name="T18" style:family="text">
      <style:text-properties fo:language="es" fo:country="CO" officeooo:rsid="12df92bb"/>
    </style:style>
    <style:style style:name="T19" style:family="text">
      <style:text-properties fo:language="es" fo:country="CO" officeooo:rsid="12e053f1"/>
    </style:style>
    <style:style style:name="T20" style:family="text">
      <style:text-properties fo:language="es" fo:country="CO" officeooo:rsid="1a205b8f"/>
    </style:style>
    <style:style style:name="T21" style:family="text">
      <style:text-properties fo:language="es" fo:country="CO" officeooo:rsid="1a219209"/>
    </style:style>
    <style:style style:name="T22" style:family="text">
      <style:text-properties fo:language="es" fo:country="CO" officeooo:rsid="1a22aae5"/>
    </style:style>
    <style:style style:name="T23" style:family="text">
      <style:text-properties fo:language="es" fo:country="CO" officeooo:rsid="1a22ab03"/>
    </style:style>
    <style:style style:name="T24" style:family="text">
      <style:text-properties fo:language="es" fo:country="CO" officeooo:rsid="1aba1e4d"/>
    </style:style>
    <style:style style:name="T25" style:family="text">
      <style:text-properties fo:language="es" fo:country="CO" officeooo:rsid="0005ca48"/>
    </style:style>
    <style:style style:name="T26" style:family="text">
      <style:text-properties officeooo:rsid="0f9f89e1"/>
    </style:style>
    <style:style style:name="T27" style:family="text">
      <style:text-properties officeooo:rsid="0fa3592c"/>
    </style:style>
    <style:style style:name="T28" style:family="text">
      <style:text-properties officeooo:rsid="0fa9f5a5"/>
    </style:style>
    <style:style style:name="T29" style:family="text">
      <style:text-properties officeooo:rsid="0facc3a2"/>
    </style:style>
    <style:style style:name="T30" style:family="text">
      <style:text-properties officeooo:rsid="0fadee6d"/>
    </style:style>
    <style:style style:name="T31" style:family="text">
      <style:text-properties officeooo:rsid="0fae32f1"/>
    </style:style>
    <style:style style:name="T32" style:family="text">
      <style:text-properties officeooo:rsid="0fafdcc2"/>
    </style:style>
    <style:style style:name="T33" style:family="text">
      <style:text-properties officeooo:rsid="0fb105cd"/>
    </style:style>
    <style:style style:name="T34" style:family="text">
      <style:text-properties officeooo:rsid="0fb486e3"/>
    </style:style>
    <style:style style:name="T35" style:family="text">
      <style:text-properties officeooo:rsid="0fb8e1f2"/>
    </style:style>
    <style:style style:name="T36" style:family="text">
      <style:text-properties officeooo:rsid="0fbcaf21"/>
    </style:style>
    <style:style style:name="T37" style:family="text">
      <style:text-properties officeooo:rsid="0fd3684b"/>
    </style:style>
    <style:style style:name="T38" style:family="text">
      <style:text-properties officeooo:rsid="0fd59db4"/>
    </style:style>
    <style:style style:name="T39" style:family="text">
      <style:text-properties officeooo:rsid="0fd91836"/>
    </style:style>
    <style:style style:name="T40" style:family="text">
      <style:text-properties officeooo:rsid="0fde9da0"/>
    </style:style>
    <style:style style:name="T41" style:family="text">
      <style:text-properties officeooo:rsid="0fe73a8f"/>
    </style:style>
    <style:style style:name="T42" style:family="text">
      <style:text-properties officeooo:rsid="0fd30e5c"/>
    </style:style>
    <style:style style:name="T43" style:family="text">
      <style:text-properties officeooo:rsid="0fe96b5f"/>
    </style:style>
    <style:style style:name="T44" style:family="text">
      <style:text-properties officeooo:rsid="0fea82d4"/>
    </style:style>
    <style:style style:name="T45" style:family="text">
      <style:text-properties officeooo:rsid="0feafe9f"/>
    </style:style>
    <style:style style:name="T46" style:family="text">
      <style:text-properties officeooo:rsid="0ff3106b"/>
    </style:style>
    <style:style style:name="T47" style:family="text">
      <style:text-properties officeooo:rsid="0ff72110"/>
    </style:style>
    <style:style style:name="T48" style:family="text">
      <style:text-properties officeooo:rsid="0ff91a4f"/>
    </style:style>
    <style:style style:name="T49" style:family="text">
      <style:text-properties officeooo:rsid="0ffdecb5"/>
    </style:style>
    <style:style style:name="T50" style:family="text">
      <style:text-properties officeooo:rsid="10039a4e"/>
    </style:style>
    <style:style style:name="T51" style:family="text">
      <style:text-properties officeooo:rsid="1004ac36"/>
    </style:style>
    <style:style style:name="T52" style:family="text">
      <style:text-properties officeooo:rsid="10104e0c"/>
    </style:style>
    <style:style style:name="T53" style:family="text">
      <style:text-properties officeooo:rsid="10113c30"/>
    </style:style>
    <style:style style:name="T54" style:family="text">
      <style:text-properties officeooo:rsid="1017269a"/>
    </style:style>
    <style:style style:name="T55" style:family="text">
      <style:text-properties officeooo:rsid="101861d0"/>
    </style:style>
    <style:style style:name="T56" style:family="text">
      <style:text-properties officeooo:rsid="101abb4e"/>
    </style:style>
    <style:style style:name="T57" style:family="text">
      <style:text-properties officeooo:rsid="102051ee"/>
    </style:style>
    <style:style style:name="T58" style:family="text">
      <style:text-properties officeooo:rsid="1025251b"/>
    </style:style>
    <style:style style:name="T59" style:family="text">
      <style:text-properties officeooo:rsid="1025a0f8"/>
    </style:style>
    <style:style style:name="T60" style:family="text">
      <style:text-properties officeooo:rsid="10267b36"/>
    </style:style>
    <style:style style:name="T61" style:family="text">
      <style:text-properties officeooo:rsid="1026a2ab"/>
    </style:style>
    <style:style style:name="T62" style:family="text">
      <style:text-properties officeooo:rsid="102ce75a"/>
    </style:style>
    <style:style style:name="T63" style:family="text">
      <style:text-properties officeooo:rsid="102d9dc4"/>
    </style:style>
    <style:style style:name="T64" style:family="text">
      <style:text-properties officeooo:rsid="102de773"/>
    </style:style>
    <style:style style:name="T65" style:family="text">
      <style:text-properties officeooo:rsid="102f6c64"/>
    </style:style>
    <style:style style:name="T66" style:family="text">
      <style:text-properties officeooo:rsid="10320a34"/>
    </style:style>
    <style:style style:name="T67" style:family="text">
      <style:text-properties officeooo:rsid="1039730a"/>
    </style:style>
    <style:style style:name="T68" style:family="text">
      <style:text-properties officeooo:rsid="103ebaa5"/>
    </style:style>
    <style:style style:name="T69" style:family="text">
      <style:text-properties officeooo:rsid="10408004"/>
    </style:style>
    <style:style style:name="T70" style:family="text">
      <style:text-properties officeooo:rsid="1040f293"/>
    </style:style>
    <style:style style:name="T71" style:family="text">
      <style:text-properties officeooo:rsid="1048e176"/>
    </style:style>
    <style:style style:name="T72" style:family="text">
      <style:text-properties officeooo:rsid="105637fa"/>
    </style:style>
    <style:style style:name="T73" style:family="text">
      <style:text-properties officeooo:rsid="1058f1f1"/>
    </style:style>
    <style:style style:name="T74" style:family="text">
      <style:text-properties officeooo:rsid="105aca22"/>
    </style:style>
    <style:style style:name="T75" style:family="text">
      <style:text-properties officeooo:rsid="105c5e9f"/>
    </style:style>
    <style:style style:name="T76" style:family="text">
      <style:text-properties officeooo:rsid="105ee9b7"/>
    </style:style>
    <style:style style:name="T77" style:family="text">
      <style:text-properties officeooo:rsid="105ff1a5"/>
    </style:style>
    <style:style style:name="T78" style:family="text">
      <style:text-properties officeooo:rsid="1060104e"/>
    </style:style>
    <style:style style:name="T79" style:family="text">
      <style:text-properties officeooo:rsid="10619e14"/>
    </style:style>
    <style:style style:name="T80" style:family="text">
      <style:text-properties officeooo:rsid="1087781e"/>
    </style:style>
    <style:style style:name="T81" style:family="text">
      <style:text-properties officeooo:rsid="109ed546"/>
    </style:style>
    <style:style style:name="T82" style:family="text">
      <style:text-properties officeooo:rsid="109fea35"/>
    </style:style>
    <style:style style:name="T83" style:family="text">
      <style:text-properties officeooo:rsid="10a04de3"/>
    </style:style>
    <style:style style:name="T84" style:family="text">
      <style:text-properties officeooo:rsid="10a64ec3"/>
    </style:style>
    <style:style style:name="T85" style:family="text">
      <style:text-properties officeooo:rsid="10a79003"/>
    </style:style>
    <style:style style:name="T86" style:family="text">
      <style:text-properties officeooo:rsid="10b7230f"/>
    </style:style>
    <style:style style:name="T87" style:family="text">
      <style:text-properties officeooo:rsid="10b972d0"/>
    </style:style>
    <style:style style:name="T88" style:family="text">
      <style:text-properties officeooo:rsid="10bec70c"/>
    </style:style>
    <style:style style:name="T89" style:family="text">
      <style:text-properties officeooo:rsid="10c08b2b"/>
    </style:style>
    <style:style style:name="T90" style:family="text">
      <style:text-properties officeooo:rsid="10c2484d"/>
    </style:style>
    <style:style style:name="T91" style:family="text">
      <style:text-properties officeooo:rsid="10c8c137"/>
    </style:style>
    <style:style style:name="T92" style:family="text">
      <style:text-properties officeooo:rsid="10cb58f4"/>
    </style:style>
    <style:style style:name="T93" style:family="text">
      <style:text-properties officeooo:rsid="10d180c1"/>
    </style:style>
    <style:style style:name="T94" style:family="text">
      <style:text-properties officeooo:rsid="10d3b03e"/>
    </style:style>
    <style:style style:name="T95" style:family="text">
      <style:text-properties officeooo:rsid="10d45c49"/>
    </style:style>
    <style:style style:name="T96" style:family="text">
      <style:text-properties officeooo:rsid="10e0e6ea"/>
    </style:style>
    <style:style style:name="T97" style:family="text">
      <style:text-properties officeooo:rsid="10ee8345"/>
    </style:style>
    <style:style style:name="T98" style:family="text">
      <style:text-properties officeooo:rsid="10f589ca"/>
    </style:style>
    <style:style style:name="T99" style:family="text">
      <style:text-properties officeooo:rsid="10fea850"/>
    </style:style>
    <style:style style:name="T100" style:family="text">
      <style:text-properties officeooo:rsid="11022cb6"/>
    </style:style>
    <style:style style:name="T101" style:family="text">
      <style:text-properties officeooo:rsid="1104a203"/>
    </style:style>
    <style:style style:name="T102" style:family="text">
      <style:text-properties officeooo:rsid="11062587"/>
    </style:style>
    <style:style style:name="T103" style:family="text">
      <style:text-properties officeooo:rsid="1109936d"/>
    </style:style>
    <style:style style:name="T104" style:family="text">
      <style:text-properties officeooo:rsid="110c0806"/>
    </style:style>
    <style:style style:name="T105" style:family="text">
      <style:text-properties officeooo:rsid="110d62a6"/>
    </style:style>
    <style:style style:name="T106" style:family="text">
      <style:text-properties officeooo:rsid="1111b2fb"/>
    </style:style>
    <style:style style:name="T107" style:family="text">
      <style:text-properties officeooo:rsid="11127942"/>
    </style:style>
    <style:style style:name="T108" style:family="text">
      <style:text-properties officeooo:rsid="1114a583"/>
    </style:style>
    <style:style style:name="T109" style:family="text">
      <style:text-properties officeooo:rsid="1121ea2e"/>
    </style:style>
    <style:style style:name="T110" style:family="text">
      <style:text-properties officeooo:rsid="11236e8a"/>
    </style:style>
    <style:style style:name="T111" style:family="text">
      <style:text-properties officeooo:rsid="112560b8"/>
    </style:style>
    <style:style style:name="T112" style:family="text">
      <style:text-properties officeooo:rsid="1126c4f3"/>
    </style:style>
    <style:style style:name="T113" style:family="text">
      <style:text-properties officeooo:rsid="11287947"/>
    </style:style>
    <style:style style:name="T114" style:family="text">
      <style:text-properties officeooo:rsid="112ac70c"/>
    </style:style>
    <style:style style:name="T115" style:family="text">
      <style:text-properties officeooo:rsid="112d2be4"/>
    </style:style>
    <style:style style:name="T116" style:family="text">
      <style:text-properties officeooo:rsid="11338cb1"/>
    </style:style>
    <style:style style:name="T117" style:family="text">
      <style:text-properties officeooo:rsid="1137e7c0"/>
    </style:style>
    <style:style style:name="T118" style:family="text">
      <style:text-properties officeooo:rsid="113a96a9"/>
    </style:style>
    <style:style style:name="T119" style:family="text">
      <style:text-properties officeooo:rsid="113ed3da"/>
    </style:style>
    <style:style style:name="T120" style:family="text">
      <style:text-properties officeooo:rsid="1142c5ef"/>
    </style:style>
    <style:style style:name="T121" style:family="text">
      <style:text-properties officeooo:rsid="114323dd"/>
    </style:style>
    <style:style style:name="T122" style:family="text">
      <style:text-properties officeooo:rsid="1143a204"/>
    </style:style>
    <style:style style:name="T123" style:family="text">
      <style:text-properties officeooo:rsid="114a32f4"/>
    </style:style>
    <style:style style:name="T124" style:family="text">
      <style:text-properties officeooo:rsid="114bcbdf"/>
    </style:style>
    <style:style style:name="T125" style:family="text">
      <style:text-properties officeooo:rsid="114d9c13"/>
    </style:style>
    <style:style style:name="T126" style:family="text">
      <style:text-properties officeooo:rsid="114eaad8"/>
    </style:style>
    <style:style style:name="T127" style:family="text">
      <style:text-properties officeooo:rsid="11509398"/>
    </style:style>
    <style:style style:name="T128" style:family="text">
      <style:text-properties officeooo:rsid="11521dde"/>
    </style:style>
    <style:style style:name="T129" style:family="text">
      <style:text-properties officeooo:rsid="11562de9"/>
    </style:style>
    <style:style style:name="T130" style:family="text">
      <style:text-properties officeooo:rsid="1161bc65"/>
    </style:style>
    <style:style style:name="T131" style:family="text">
      <style:text-properties officeooo:rsid="1162d341"/>
    </style:style>
    <style:style style:name="T132" style:family="text">
      <style:text-properties officeooo:rsid="11656db3"/>
    </style:style>
    <style:style style:name="T133" style:family="text">
      <style:text-properties officeooo:rsid="11668cc4"/>
    </style:style>
    <style:style style:name="T134" style:family="text">
      <style:text-properties officeooo:rsid="1168a699"/>
    </style:style>
    <style:style style:name="T135" style:family="text">
      <style:text-properties officeooo:rsid="1175579f"/>
    </style:style>
    <style:style style:name="T136" style:family="text">
      <style:text-properties officeooo:rsid="1177899d"/>
    </style:style>
    <style:style style:name="T137" style:family="text">
      <style:text-properties officeooo:rsid="1178fda1"/>
    </style:style>
    <style:style style:name="T138" style:family="text">
      <style:text-properties officeooo:rsid="11790ff3"/>
    </style:style>
    <style:style style:name="T139" style:family="text">
      <style:text-properties officeooo:rsid="117f99f0"/>
    </style:style>
    <style:style style:name="T140" style:family="text">
      <style:text-properties officeooo:rsid="1181960f"/>
    </style:style>
    <style:style style:name="T141" style:family="text">
      <style:text-properties officeooo:rsid="1182ad31"/>
    </style:style>
    <style:style style:name="T142" style:family="text">
      <style:text-properties officeooo:rsid="1183a4c7"/>
    </style:style>
    <style:style style:name="T143" style:family="text">
      <style:text-properties officeooo:rsid="118791f7"/>
    </style:style>
    <style:style style:name="T144" style:family="text">
      <style:text-properties officeooo:rsid="118ad92d"/>
    </style:style>
    <style:style style:name="T145" style:family="text">
      <style:text-properties officeooo:rsid="118cc6d2"/>
    </style:style>
    <style:style style:name="T146" style:family="text">
      <style:text-properties officeooo:rsid="118d88f6"/>
    </style:style>
    <style:style style:name="T147" style:family="text">
      <style:text-properties officeooo:rsid="1192933e"/>
    </style:style>
    <style:style style:name="T148" style:family="text">
      <style:text-properties officeooo:rsid="119959f3"/>
    </style:style>
    <style:style style:name="T149" style:family="text">
      <style:text-properties officeooo:rsid="119c2cb2"/>
    </style:style>
    <style:style style:name="T150" style:family="text">
      <style:text-properties officeooo:rsid="119ca57c"/>
    </style:style>
    <style:style style:name="T151" style:family="text">
      <style:text-properties officeooo:rsid="119dd7a4"/>
    </style:style>
    <style:style style:name="T152" style:family="text">
      <style:text-properties officeooo:rsid="119e9aa6"/>
    </style:style>
    <style:style style:name="T153" style:family="text">
      <style:text-properties officeooo:rsid="119f3b77"/>
    </style:style>
    <style:style style:name="T154" style:family="text">
      <style:text-properties officeooo:rsid="11a1f2d9"/>
    </style:style>
    <style:style style:name="T155" style:family="text">
      <style:text-properties officeooo:rsid="11a31bf2"/>
    </style:style>
    <style:style style:name="T156" style:family="text">
      <style:text-properties officeooo:rsid="11a4b0d8"/>
    </style:style>
    <style:style style:name="T157" style:family="text">
      <style:text-properties officeooo:rsid="11a79e1c"/>
    </style:style>
    <style:style style:name="T158" style:family="text">
      <style:text-properties officeooo:rsid="11a94f6e"/>
    </style:style>
    <style:style style:name="T159" style:family="text">
      <style:text-properties officeooo:rsid="11a95d2d"/>
    </style:style>
    <style:style style:name="T160" style:family="text">
      <style:text-properties officeooo:rsid="11a9cc4d"/>
    </style:style>
    <style:style style:name="T161" style:family="text">
      <style:text-properties officeooo:rsid="11aa5487"/>
    </style:style>
    <style:style style:name="T162" style:family="text">
      <style:text-properties officeooo:rsid="11abda10"/>
    </style:style>
    <style:style style:name="T163" style:family="text">
      <style:text-properties officeooo:rsid="11ae425b"/>
    </style:style>
    <style:style style:name="T164" style:family="text">
      <style:text-properties officeooo:rsid="11d4d72b"/>
    </style:style>
    <style:style style:name="T165" style:family="text">
      <style:text-properties officeooo:rsid="11d963be"/>
    </style:style>
    <style:style style:name="T166" style:family="text">
      <style:text-properties officeooo:rsid="11da949f"/>
    </style:style>
    <style:style style:name="T167" style:family="text">
      <style:text-properties officeooo:rsid="11db7bb8"/>
    </style:style>
    <style:style style:name="T168" style:family="text">
      <style:text-properties officeooo:rsid="11dc6ea7"/>
    </style:style>
    <style:style style:name="T169" style:family="text">
      <style:text-properties officeooo:rsid="11f9301c"/>
    </style:style>
    <style:style style:name="T170" style:family="text">
      <style:text-properties officeooo:rsid="11fb1db0"/>
    </style:style>
    <style:style style:name="T171" style:family="text">
      <style:text-properties officeooo:rsid="11fff406"/>
    </style:style>
    <style:style style:name="T172" style:family="text">
      <style:text-properties officeooo:rsid="120c4c17"/>
    </style:style>
    <style:style style:name="T173" style:family="text">
      <style:text-properties officeooo:rsid="12109feb"/>
    </style:style>
    <style:style style:name="T174" style:family="text">
      <style:text-properties officeooo:rsid="12111139"/>
    </style:style>
    <style:style style:name="T175" style:family="text">
      <style:text-properties officeooo:rsid="12134ee5"/>
    </style:style>
    <style:style style:name="T176" style:family="text">
      <style:text-properties officeooo:rsid="12168c49"/>
    </style:style>
    <style:style style:name="T177" style:family="text">
      <style:text-properties officeooo:rsid="1218bfac"/>
    </style:style>
    <style:style style:name="T178" style:family="text">
      <style:text-properties officeooo:rsid="121942b8"/>
    </style:style>
    <style:style style:name="T179" style:family="text">
      <style:text-properties officeooo:rsid="121ccf17"/>
    </style:style>
    <style:style style:name="T180" style:family="text">
      <style:text-properties officeooo:rsid="1224ab93"/>
    </style:style>
    <style:style style:name="T181" style:family="text">
      <style:text-properties officeooo:rsid="122559f7"/>
    </style:style>
    <style:style style:name="T182" style:family="text">
      <style:text-properties officeooo:rsid="12298e57"/>
    </style:style>
    <style:style style:name="T183" style:family="text">
      <style:text-properties officeooo:rsid="122b428b"/>
    </style:style>
    <style:style style:name="T184" style:family="text">
      <style:text-properties officeooo:rsid="1233bf7e"/>
    </style:style>
    <style:style style:name="T185" style:family="text">
      <style:text-properties officeooo:rsid="1234d0e2"/>
    </style:style>
    <style:style style:name="T186" style:family="text">
      <style:text-properties officeooo:rsid="1237bdc0"/>
    </style:style>
    <style:style style:name="T187" style:family="text">
      <style:text-properties officeooo:rsid="12381ed6"/>
    </style:style>
    <style:style style:name="T188" style:family="text">
      <style:text-properties officeooo:rsid="12390511"/>
    </style:style>
    <style:style style:name="T189" style:family="text">
      <style:text-properties officeooo:rsid="123c2e39"/>
    </style:style>
    <style:style style:name="T190" style:family="text">
      <style:text-properties officeooo:rsid="12406ace"/>
    </style:style>
    <style:style style:name="T191" style:family="text">
      <style:text-properties officeooo:rsid="12429fdb"/>
    </style:style>
    <style:style style:name="T192" style:family="text">
      <style:text-properties officeooo:rsid="12441f25"/>
    </style:style>
    <style:style style:name="T193" style:family="text">
      <style:text-properties officeooo:rsid="1246feb4"/>
    </style:style>
    <style:style style:name="T194" style:family="text">
      <style:text-properties officeooo:rsid="124739d2"/>
    </style:style>
    <style:style style:name="T195" style:family="text">
      <style:text-properties officeooo:rsid="12482d30"/>
    </style:style>
    <style:style style:name="T196" style:family="text">
      <style:text-properties officeooo:rsid="124939d7"/>
    </style:style>
    <style:style style:name="T197" style:family="text">
      <style:text-properties officeooo:rsid="124e0a4d"/>
    </style:style>
    <style:style style:name="T198" style:family="text">
      <style:text-properties officeooo:rsid="1254838e"/>
    </style:style>
    <style:style style:name="T199" style:family="text">
      <style:text-properties officeooo:rsid="125573fb"/>
    </style:style>
    <style:style style:name="T200" style:family="text">
      <style:text-properties officeooo:rsid="1257b56f"/>
    </style:style>
    <style:style style:name="T201" style:family="text">
      <style:text-properties officeooo:rsid="125863b2"/>
    </style:style>
    <style:style style:name="T202" style:family="text">
      <style:text-properties officeooo:rsid="12590e8b"/>
    </style:style>
    <style:style style:name="T203" style:family="text">
      <style:text-properties officeooo:rsid="125e1b8f"/>
    </style:style>
    <style:style style:name="T204" style:family="text">
      <style:text-properties officeooo:rsid="125e689e"/>
    </style:style>
    <style:style style:name="T205" style:family="text">
      <style:text-properties officeooo:rsid="125e9b43"/>
    </style:style>
    <style:style style:name="T206" style:family="text">
      <style:text-properties officeooo:rsid="12606afa"/>
    </style:style>
    <style:style style:name="T207" style:family="text">
      <style:text-properties officeooo:rsid="1260b71a"/>
    </style:style>
    <style:style style:name="T208" style:family="text">
      <style:text-properties officeooo:rsid="12654d61"/>
    </style:style>
    <style:style style:name="T209" style:family="text">
      <style:text-properties officeooo:rsid="126b9aba"/>
    </style:style>
    <style:style style:name="T210" style:family="text">
      <style:text-properties officeooo:rsid="126d3bb3"/>
    </style:style>
    <style:style style:name="T211" style:family="text">
      <style:text-properties officeooo:rsid="126ed242"/>
    </style:style>
    <style:style style:name="T212" style:family="text">
      <style:text-properties officeooo:rsid="12738e5f"/>
    </style:style>
    <style:style style:name="T213" style:family="text">
      <style:text-properties officeooo:rsid="12787abc"/>
    </style:style>
    <style:style style:name="T214" style:family="text">
      <style:text-properties officeooo:rsid="127b8121"/>
    </style:style>
    <style:style style:name="T215" style:family="text">
      <style:text-properties officeooo:rsid="1288e50a"/>
    </style:style>
    <style:style style:name="T216" style:family="text">
      <style:text-properties officeooo:rsid="128a2c38"/>
    </style:style>
    <style:style style:name="T217" style:family="text">
      <style:text-properties officeooo:rsid="128e1a07"/>
    </style:style>
    <style:style style:name="T218" style:family="text">
      <style:text-properties officeooo:rsid="12920069"/>
    </style:style>
    <style:style style:name="T219" style:family="text">
      <style:text-properties officeooo:rsid="12939086"/>
    </style:style>
    <style:style style:name="T220" style:family="text">
      <style:text-properties officeooo:rsid="12b4e2c2"/>
    </style:style>
    <style:style style:name="T221" style:family="text">
      <style:text-properties officeooo:rsid="12b6e484"/>
    </style:style>
    <style:style style:name="T222" style:family="text">
      <style:text-properties officeooo:rsid="12bb7440"/>
    </style:style>
    <style:style style:name="T223" style:family="text">
      <style:text-properties officeooo:rsid="12bc1343"/>
    </style:style>
    <style:style style:name="T224" style:family="text">
      <style:text-properties officeooo:rsid="12bd7c33"/>
    </style:style>
    <style:style style:name="T225" style:family="text">
      <style:text-properties officeooo:rsid="12bec7bb"/>
    </style:style>
    <style:style style:name="T226" style:family="text">
      <style:text-properties officeooo:rsid="12beefc1"/>
    </style:style>
    <style:style style:name="T227" style:family="text">
      <style:text-properties officeooo:rsid="12c042f5"/>
    </style:style>
    <style:style style:name="T228" style:family="text">
      <style:text-properties officeooo:rsid="12d0f0e4"/>
    </style:style>
    <style:style style:name="T229" style:family="text">
      <style:text-properties officeooo:rsid="12d2afdd"/>
    </style:style>
    <style:style style:name="T230" style:family="text">
      <style:text-properties officeooo:rsid="12e4d404"/>
    </style:style>
    <style:style style:name="T231" style:family="text">
      <style:text-properties officeooo:rsid="12e63ebd"/>
    </style:style>
    <style:style style:name="T232" style:family="text">
      <style:text-properties officeooo:rsid="12e83847"/>
    </style:style>
    <style:style style:name="T233" style:family="text">
      <style:text-properties officeooo:rsid="12eb35a3"/>
    </style:style>
    <style:style style:name="T234" style:family="text">
      <style:text-properties officeooo:rsid="12ee3df6"/>
    </style:style>
    <style:style style:name="T235" style:family="text">
      <style:text-properties officeooo:rsid="12ef3141"/>
    </style:style>
    <style:style style:name="T236" style:family="text">
      <style:text-properties officeooo:rsid="12f0f69f"/>
    </style:style>
    <style:style style:name="T237" style:family="text">
      <style:text-properties officeooo:rsid="12f223ab"/>
    </style:style>
    <style:style style:name="T238" style:family="text">
      <style:text-properties officeooo:rsid="12f59e65"/>
    </style:style>
    <style:style style:name="T239" style:family="text">
      <style:text-properties officeooo:rsid="12f99ce0"/>
    </style:style>
    <style:style style:name="T240" style:family="text">
      <style:text-properties officeooo:rsid="12fa273f"/>
    </style:style>
    <style:style style:name="T241" style:family="text">
      <style:text-properties officeooo:rsid="13080ea6"/>
    </style:style>
    <style:style style:name="T242" style:family="text">
      <style:text-properties officeooo:rsid="1309ee06"/>
    </style:style>
    <style:style style:name="T243" style:family="text">
      <style:text-properties officeooo:rsid="130b67b4"/>
    </style:style>
    <style:style style:name="T244" style:family="text">
      <style:text-properties officeooo:rsid="130b7398"/>
    </style:style>
    <style:style style:name="T245" style:family="text">
      <style:text-properties officeooo:rsid="130cbd14"/>
    </style:style>
    <style:style style:name="T246" style:family="text">
      <style:text-properties officeooo:rsid="130faaf7"/>
    </style:style>
    <style:style style:name="T247" style:family="text">
      <style:text-properties officeooo:rsid="130fc57e"/>
    </style:style>
    <style:style style:name="T248" style:family="text">
      <style:text-properties officeooo:rsid="13188dfa"/>
    </style:style>
    <style:style style:name="T249" style:family="text">
      <style:text-properties officeooo:rsid="131c0348"/>
    </style:style>
    <style:style style:name="T250" style:family="text">
      <style:text-properties officeooo:rsid="131f6247"/>
    </style:style>
    <style:style style:name="T251" style:family="text">
      <style:text-properties officeooo:rsid="13213cda"/>
    </style:style>
    <style:style style:name="T252" style:family="text">
      <style:text-properties officeooo:rsid="13269618"/>
    </style:style>
    <style:style style:name="T253" style:family="text">
      <style:text-properties officeooo:rsid="132709dd"/>
    </style:style>
    <style:style style:name="T254" style:family="text">
      <style:text-properties officeooo:rsid="132864ac"/>
    </style:style>
    <style:style style:name="T255" style:family="text">
      <style:text-properties officeooo:rsid="132b57cb"/>
    </style:style>
    <style:style style:name="T256" style:family="text">
      <style:text-properties officeooo:rsid="132ea580"/>
    </style:style>
    <style:style style:name="T257" style:family="text">
      <style:text-properties officeooo:rsid="13370d63"/>
    </style:style>
    <style:style style:name="T258" style:family="text">
      <style:text-properties officeooo:rsid="133a67c7"/>
    </style:style>
    <style:style style:name="T259" style:family="text">
      <style:text-properties officeooo:rsid="133ace29"/>
    </style:style>
    <style:style style:name="T260" style:family="text">
      <style:text-properties officeooo:rsid="134130d7"/>
    </style:style>
    <style:style style:name="T261" style:family="text">
      <style:text-properties officeooo:rsid="1343f5a8"/>
    </style:style>
    <style:style style:name="T262" style:family="text">
      <style:text-properties officeooo:rsid="134685f7"/>
    </style:style>
    <style:style style:name="T263" style:family="text">
      <style:text-properties officeooo:rsid="1347856a"/>
    </style:style>
    <style:style style:name="T264" style:family="text">
      <style:text-properties officeooo:rsid="1349a5f1"/>
    </style:style>
    <style:style style:name="T265" style:family="text">
      <style:text-properties officeooo:rsid="134ca6c0"/>
    </style:style>
    <style:style style:name="T266" style:family="text">
      <style:text-properties officeooo:rsid="134f8ae7"/>
    </style:style>
    <style:style style:name="T267" style:family="text">
      <style:text-properties officeooo:rsid="1351112b"/>
    </style:style>
    <style:style style:name="T268" style:family="text">
      <style:text-properties officeooo:rsid="135236bb"/>
    </style:style>
    <style:style style:name="T269" style:family="text">
      <style:text-properties officeooo:rsid="13554ac8"/>
    </style:style>
    <style:style style:name="T270" style:family="text">
      <style:text-properties officeooo:rsid="135980ad"/>
    </style:style>
    <style:style style:name="T271" style:family="text">
      <style:text-properties officeooo:rsid="135e182f"/>
    </style:style>
    <style:style style:name="T272" style:family="text">
      <style:text-properties officeooo:rsid="1365e8eb"/>
    </style:style>
    <style:style style:name="T273" style:family="text">
      <style:text-properties officeooo:rsid="136a7f1b"/>
    </style:style>
    <style:style style:name="T274" style:family="text">
      <style:text-properties officeooo:rsid="13739f02"/>
    </style:style>
    <style:style style:name="T275" style:family="text">
      <style:text-properties officeooo:rsid="13763e28"/>
    </style:style>
    <style:style style:name="T276" style:family="text">
      <style:text-properties officeooo:rsid="1378c401"/>
    </style:style>
    <style:style style:name="T277" style:family="text">
      <style:text-properties officeooo:rsid="13249cd0"/>
    </style:style>
    <style:style style:name="T278" style:family="text">
      <style:text-properties officeooo:rsid="1396d2f0"/>
    </style:style>
    <style:style style:name="T279" style:family="text">
      <style:text-properties officeooo:rsid="1396e8bb"/>
    </style:style>
    <style:style style:name="T280" style:family="text">
      <style:text-properties officeooo:rsid="1397e368"/>
    </style:style>
    <style:style style:name="T281" style:family="text">
      <style:text-properties officeooo:rsid="139b116e"/>
    </style:style>
    <style:style style:name="T282" style:family="text">
      <style:text-properties officeooo:rsid="139cb2ff"/>
    </style:style>
    <style:style style:name="T283" style:family="text">
      <style:text-properties officeooo:rsid="139f6c84"/>
    </style:style>
    <style:style style:name="T284" style:family="text">
      <style:text-properties officeooo:rsid="13a0f54f"/>
    </style:style>
    <style:style style:name="T285" style:family="text">
      <style:text-properties officeooo:rsid="13a28816"/>
    </style:style>
    <style:style style:name="T286" style:family="text">
      <style:text-properties officeooo:rsid="13a4ffbb"/>
    </style:style>
    <style:style style:name="T287" style:family="text">
      <style:text-properties officeooo:rsid="13a5233d"/>
    </style:style>
    <style:style style:name="T288" style:family="text">
      <style:text-properties officeooo:rsid="13abce99"/>
    </style:style>
    <style:style style:name="T289" style:family="text">
      <style:text-properties officeooo:rsid="13b076a2"/>
    </style:style>
    <style:style style:name="T290" style:family="text">
      <style:text-properties officeooo:rsid="13b10416"/>
    </style:style>
    <style:style style:name="T291" style:family="text">
      <style:text-properties officeooo:rsid="13b36322"/>
    </style:style>
    <style:style style:name="T292" style:family="text">
      <style:text-properties officeooo:rsid="13b46788"/>
    </style:style>
    <style:style style:name="T293" style:family="text">
      <style:text-properties officeooo:rsid="13b57fff"/>
    </style:style>
    <style:style style:name="T294" style:family="text">
      <style:text-properties officeooo:rsid="13b73902"/>
    </style:style>
    <style:style style:name="T295" style:family="text">
      <style:text-properties officeooo:rsid="13ba578d"/>
    </style:style>
    <style:style style:name="T296" style:family="text">
      <style:text-properties officeooo:rsid="13c0cd4d"/>
    </style:style>
    <style:style style:name="T297" style:family="text">
      <style:text-properties officeooo:rsid="13c24244"/>
    </style:style>
    <style:style style:name="T298" style:family="text">
      <style:text-properties officeooo:rsid="13cb1d79"/>
    </style:style>
    <style:style style:name="T299" style:family="text">
      <style:text-properties officeooo:rsid="13d0280b"/>
    </style:style>
    <style:style style:name="T300" style:family="text">
      <style:text-properties officeooo:rsid="110fc40e"/>
    </style:style>
    <style:style style:name="T301" style:family="text">
      <style:text-properties officeooo:rsid="13d02e2e"/>
    </style:style>
    <style:style style:name="T302" style:family="text">
      <style:text-properties officeooo:rsid="1401e7eb"/>
    </style:style>
    <style:style style:name="T303" style:family="text">
      <style:text-properties officeooo:rsid="1403e5f1"/>
    </style:style>
    <style:style style:name="T304" style:family="text">
      <style:text-properties officeooo:rsid="1558a4c7"/>
    </style:style>
    <style:style style:name="T305" style:family="text">
      <style:text-properties officeooo:rsid="16c667c3"/>
    </style:style>
    <style:style style:name="T306" style:family="text">
      <style:text-properties officeooo:rsid="16c6ac6c"/>
    </style:style>
    <style:style style:name="T307" style:family="text">
      <style:text-properties officeooo:rsid="16c74646"/>
    </style:style>
    <style:style style:name="T308" style:family="text">
      <style:text-properties officeooo:rsid="16c8e0a6"/>
    </style:style>
    <style:style style:name="T309" style:family="text">
      <style:text-properties officeooo:rsid="16c992c0"/>
    </style:style>
    <style:style style:name="T310" style:family="text">
      <style:text-properties officeooo:rsid="16ca605a"/>
    </style:style>
    <style:style style:name="T311" style:family="text">
      <style:text-properties officeooo:rsid="16cbe143"/>
    </style:style>
    <style:style style:name="T312" style:family="text">
      <style:text-properties officeooo:rsid="16cc3cbb"/>
    </style:style>
    <style:style style:name="T313" style:family="text">
      <style:text-properties officeooo:rsid="16cdc4d8"/>
    </style:style>
    <style:style style:name="T314" style:family="text">
      <style:text-properties officeooo:rsid="16cef7c0"/>
    </style:style>
    <style:style style:name="T315" style:family="text">
      <style:text-properties officeooo:rsid="19f2f56a"/>
    </style:style>
    <style:style style:name="T316" style:family="text">
      <style:text-properties officeooo:rsid="19f3cef5"/>
    </style:style>
    <style:style style:name="T317" style:family="text">
      <style:text-properties officeooo:rsid="19f4af37"/>
    </style:style>
    <style:style style:name="T318" style:family="text">
      <style:text-properties officeooo:rsid="19f5933c"/>
    </style:style>
    <style:style style:name="T319" style:family="text">
      <style:text-properties officeooo:rsid="19f913f9"/>
    </style:style>
    <style:style style:name="T320" style:family="text">
      <style:text-properties officeooo:rsid="19f95f7b"/>
    </style:style>
    <style:style style:name="T321" style:family="text">
      <style:text-properties officeooo:rsid="19fad94a"/>
    </style:style>
    <style:style style:name="T322" style:family="text">
      <style:text-properties officeooo:rsid="19fb7f91"/>
    </style:style>
    <style:style style:name="T323" style:family="text">
      <style:text-properties officeooo:rsid="19fc8ad3"/>
    </style:style>
    <style:style style:name="T324" style:family="text">
      <style:text-properties officeooo:rsid="19fd2bce"/>
    </style:style>
    <style:style style:name="T325" style:family="text">
      <style:text-properties officeooo:rsid="19fdf61c"/>
    </style:style>
    <style:style style:name="T326" style:family="text">
      <style:text-properties officeooo:rsid="1a00cc8d"/>
    </style:style>
    <style:style style:name="T327" style:family="text">
      <style:text-properties officeooo:rsid="1a050b93"/>
    </style:style>
    <style:style style:name="T328" style:family="text">
      <style:text-properties officeooo:rsid="1a09c8e1"/>
    </style:style>
    <style:style style:name="T329" style:family="text">
      <style:text-properties officeooo:rsid="1a0ccf9e"/>
    </style:style>
    <style:style style:name="T330" style:family="text">
      <style:text-properties officeooo:rsid="1a0d8449"/>
    </style:style>
    <style:style style:name="T331" style:family="text">
      <style:text-properties officeooo:rsid="1a10689d"/>
    </style:style>
    <style:style style:name="T332" style:family="text">
      <style:text-properties officeooo:rsid="1a11b53c"/>
    </style:style>
    <style:style style:name="T333" style:family="text">
      <style:text-properties officeooo:rsid="1a121dc1"/>
    </style:style>
    <style:style style:name="T334" style:family="text">
      <style:text-properties officeooo:rsid="1a13ac3f"/>
    </style:style>
    <style:style style:name="T335" style:family="text">
      <style:text-properties officeooo:rsid="1a172359"/>
    </style:style>
    <style:style style:name="T336" style:family="text">
      <style:text-properties officeooo:rsid="1a17ba3b"/>
    </style:style>
    <style:style style:name="T337" style:family="text">
      <style:text-properties officeooo:rsid="1a1c360c"/>
    </style:style>
    <style:style style:name="T338" style:family="text">
      <style:text-properties officeooo:rsid="1a1e7317"/>
    </style:style>
    <style:style style:name="T339" style:family="text">
      <style:text-properties officeooo:rsid="1a233367"/>
    </style:style>
    <style:style style:name="T340" style:family="text">
      <style:text-properties officeooo:rsid="1a26ab14"/>
    </style:style>
    <style:style style:name="T341" style:family="text">
      <style:text-properties officeooo:rsid="1a28bfdb"/>
    </style:style>
    <style:style style:name="T342" style:family="text">
      <style:text-properties officeooo:rsid="1a28cca6"/>
    </style:style>
    <style:style style:name="T343" style:family="text">
      <style:text-properties officeooo:rsid="1a2aaedc"/>
    </style:style>
    <style:style style:name="T344" style:family="text">
      <style:text-properties officeooo:rsid="1a2ba484"/>
    </style:style>
    <style:style style:name="T345" style:family="text">
      <style:text-properties officeooo:rsid="1a2bcd11"/>
    </style:style>
    <style:style style:name="T346" style:family="text">
      <style:text-properties officeooo:rsid="1a2f6c76"/>
    </style:style>
    <style:style style:name="T347" style:family="text">
      <style:text-properties officeooo:rsid="1a35b0f1"/>
    </style:style>
    <style:style style:name="T348" style:family="text">
      <style:text-properties officeooo:rsid="1a3785a3"/>
    </style:style>
    <style:style style:name="T349" style:family="text">
      <style:text-properties fo:language="en" fo:country="US"/>
    </style:style>
    <style:style style:name="T350" style:family="text">
      <style:text-properties fo:language="en" fo:country="US" officeooo:rsid="109fea35" style:language-asian="zxx" style:country-asian="none" style:language-complex="zxx" style:country-complex="none"/>
    </style:style>
    <style:style style:name="T351" style:family="text">
      <style:text-properties fo:language="en" fo:country="US" officeooo:rsid="119ca57c"/>
    </style:style>
    <style:style style:name="T352" style:family="text">
      <style:text-properties fo:language="en" fo:country="US" officeooo:rsid="1ab918f7"/>
    </style:style>
    <style:style style:name="T353" style:family="text">
      <style:text-properties fo:language="en" fo:country="US" officeooo:rsid="11d4d72b"/>
    </style:style>
    <style:style style:name="T354" style:family="text">
      <style:text-properties fo:language="zxx" fo:country="none" style:language-asian="zxx" style:country-asian="none" style:language-complex="zxx" style:country-complex="none"/>
    </style:style>
    <style:style style:name="T355" style:family="text">
      <style:text-properties fo:language="zxx" fo:country="none" officeooo:rsid="1181960f" style:language-asian="zxx" style:country-asian="none" style:language-complex="zxx" style:country-complex="none"/>
    </style:style>
    <style:style style:name="T356" style:family="text">
      <style:text-properties officeooo:rsid="1ab41b7d"/>
    </style:style>
    <style:style style:name="T357" style:family="text">
      <style:text-properties officeooo:rsid="1ab70c14"/>
    </style:style>
    <style:style style:name="T358" style:family="text">
      <style:text-properties officeooo:rsid="1ab918f7"/>
    </style:style>
    <style:style style:name="T359" style:family="text">
      <style:text-properties officeooo:rsid="1ab980cd"/>
    </style:style>
    <style:style style:name="T360" style:family="text">
      <style:text-properties officeooo:rsid="1aba1e4d"/>
    </style:style>
    <style:style style:name="T361" style:family="text">
      <style:text-properties officeooo:rsid="1abb34ea"/>
    </style:style>
    <style:style style:name="T362" style:family="text">
      <style:text-properties officeooo:rsid="1abcb905"/>
    </style:style>
    <style:style style:name="T363" style:family="text">
      <style:text-properties officeooo:rsid="1aed2184"/>
    </style:style>
    <style:style style:name="T364" style:family="text">
      <style:text-properties officeooo:rsid="1b9d252e"/>
    </style:style>
    <style:style style:name="T365" style:family="text">
      <style:text-properties officeooo:rsid="1b9f0474"/>
    </style:style>
    <style:style style:name="T366" style:family="text">
      <style:text-properties officeooo:rsid="1ba2a842"/>
    </style:style>
    <style:style style:name="T367" style:family="text">
      <style:text-properties officeooo:rsid="1ba3066a"/>
    </style:style>
    <style:style style:name="T368" style:family="text">
      <style:text-properties officeooo:rsid="1ba62dd3"/>
    </style:style>
    <style:style style:name="T369" style:family="text">
      <style:text-properties officeooo:rsid="1ba74cdd"/>
    </style:style>
    <style:style style:name="T370" style:family="text">
      <style:text-properties officeooo:rsid="1ba81511"/>
    </style:style>
    <style:style style:name="T371" style:family="text">
      <style:text-properties officeooo:rsid="1ba93e34"/>
    </style:style>
    <style:style style:name="T372" style:family="text">
      <style:text-properties officeooo:rsid="1baa9dee"/>
    </style:style>
    <style:style style:name="T373" style:family="text">
      <style:text-properties officeooo:rsid="1bab915f"/>
    </style:style>
    <style:style style:name="T374" style:family="text">
      <style:text-properties officeooo:rsid="1bad913d"/>
    </style:style>
    <style:style style:name="T375" style:family="text">
      <style:text-properties officeooo:rsid="1badca2f"/>
    </style:style>
    <style:style style:name="T376" style:family="text">
      <style:text-properties officeooo:rsid="1badd36f"/>
    </style:style>
    <style:style style:name="T377" style:family="text">
      <style:text-properties officeooo:rsid="1bafbdf9"/>
    </style:style>
    <style:style style:name="T378" style:family="text">
      <style:text-properties officeooo:rsid="1bb1bb9b"/>
    </style:style>
    <style:style style:name="T379" style:family="text">
      <style:text-properties officeooo:rsid="1bb35c6c"/>
    </style:style>
    <style:style style:name="T380" style:family="text">
      <style:text-properties officeooo:rsid="1bb391fe"/>
    </style:style>
    <style:style style:name="T381" style:family="text">
      <style:text-properties officeooo:rsid="1bb73309"/>
    </style:style>
    <style:style style:name="T382" style:family="text">
      <style:text-properties officeooo:rsid="1bb90fb1"/>
    </style:style>
    <style:style style:name="T383" style:family="text">
      <style:text-properties officeooo:rsid="1bba1229"/>
    </style:style>
    <style:style style:name="T384" style:family="text">
      <style:text-properties officeooo:rsid="1bbbcb41"/>
    </style:style>
    <style:style style:name="T385" style:family="text">
      <style:text-properties officeooo:rsid="1bbcfcf1"/>
    </style:style>
    <style:style style:name="T386" style:family="text">
      <style:text-properties officeooo:rsid="1bbe8860"/>
    </style:style>
    <style:style style:name="T387" style:family="text">
      <style:text-properties officeooo:rsid="1bbfe305"/>
    </style:style>
    <style:style style:name="T388" style:family="text">
      <style:text-properties officeooo:rsid="1bc052b1"/>
    </style:style>
    <style:style style:name="T389" style:family="text">
      <style:text-properties officeooo:rsid="1bc24cdf"/>
    </style:style>
    <style:style style:name="T390" style:family="text">
      <style:text-properties officeooo:rsid="1bc3d716"/>
    </style:style>
    <style:style style:name="T391" style:family="text">
      <style:text-properties officeooo:rsid="1bc7ceec"/>
    </style:style>
    <style:style style:name="T392" style:family="text">
      <style:text-properties officeooo:rsid="1bcb360b"/>
    </style:style>
    <style:style style:name="T393" style:family="text">
      <style:text-properties officeooo:rsid="1bce989c"/>
    </style:style>
    <style:style style:name="T394" style:family="text">
      <style:text-properties style:use-window-font-color="true" loext:opacity="0%" fo:font-size="14pt" officeooo:rsid="1c70a56c" style:font-size-asian="10.5pt"/>
    </style:style>
    <style:style style:name="T395" style:family="text">
      <style:text-properties style:use-window-font-color="true" loext:opacity="0%" fo:font-size="14pt" officeooo:rsid="1c74d429" style:font-size-asian="10.5pt"/>
    </style:style>
    <style:style style:name="T396" style:family="text">
      <style:text-properties style:use-window-font-color="true" loext:opacity="0%" fo:font-size="14pt" officeooo:rsid="1c764696" style:font-size-asian="10.5pt"/>
    </style:style>
    <style:style style:name="T397" style:family="text">
      <style:text-properties style:use-window-font-color="true" loext:opacity="0%" fo:font-size="14pt" officeooo:rsid="1c7710c7" style:font-size-asian="10.5pt"/>
    </style:style>
    <style:style style:name="T398" style:family="text">
      <style:text-properties style:use-window-font-color="true" loext:opacity="0%" fo:font-size="14pt" officeooo:rsid="1c77aabe" style:font-size-asian="10.5pt"/>
    </style:style>
    <style:style style:name="T399" style:family="text">
      <style:text-properties style:use-window-font-color="true" loext:opacity="0%" fo:font-size="14pt" officeooo:rsid="1c78348a" style:font-size-asian="10.5pt"/>
    </style:style>
    <style:style style:name="T400" style:family="text">
      <style:text-properties style:use-window-font-color="true" loext:opacity="0%" fo:font-size="14pt" officeooo:rsid="1c79195c" style:font-size-asian="10.5pt"/>
    </style:style>
    <style:style style:name="T401" style:family="text">
      <style:text-properties style:use-window-font-color="true" loext:opacity="0%" fo:font-size="14pt" officeooo:rsid="1c79666f" style:font-size-asian="10.5pt"/>
    </style:style>
    <style:style style:name="T402" style:family="text">
      <style:text-properties style:use-window-font-color="true" loext:opacity="0%" fo:font-size="14pt" officeooo:rsid="1cd3297b" style:font-size-asian="10.5pt"/>
    </style:style>
    <style:style style:name="T403" style:family="text">
      <style:text-properties style:use-window-font-color="true" loext:opacity="0%" fo:font-size="14pt" officeooo:rsid="12381ed6" style:font-size-asian="10.5pt"/>
    </style:style>
    <style:style style:name="T404" style:family="text">
      <style:text-properties officeooo:rsid="1c70a56c"/>
    </style:style>
    <style:style style:name="T405" style:family="text">
      <style:text-properties officeooo:rsid="1c7127c7"/>
    </style:style>
    <style:style style:name="T406" style:family="text">
      <style:text-properties officeooo:rsid="1c720b77"/>
    </style:style>
    <style:style style:name="T407" style:family="text">
      <style:text-properties officeooo:rsid="1c72e5f0"/>
    </style:style>
    <style:style style:name="T408" style:family="text">
      <style:text-properties officeooo:rsid="1c74d429"/>
    </style:style>
    <style:style style:name="T409" style:family="text">
      <style:text-properties officeooo:rsid="1c798933"/>
    </style:style>
    <style:style style:name="T410" style:family="text">
      <style:text-properties officeooo:rsid="1c87741f"/>
    </style:style>
    <style:style style:name="T411" style:family="text">
      <style:text-properties officeooo:rsid="1c8e16c4"/>
    </style:style>
    <style:style style:name="T412" style:family="text">
      <style:text-properties officeooo:rsid="1ca649c7"/>
    </style:style>
    <style:style style:name="T413" style:family="text">
      <style:text-properties officeooo:rsid="1ca6b8f2"/>
    </style:style>
    <style:style style:name="T414" style:family="text">
      <style:text-properties officeooo:rsid="1ca7d3c4"/>
    </style:style>
    <style:style style:name="T415" style:family="text">
      <style:text-properties officeooo:rsid="1cd2cef0"/>
    </style:style>
    <style:style style:name="T416" style:family="text">
      <style:text-properties officeooo:rsid="1cd3297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ref_biblicas.sdi"/>
      <text:h text:style-name="P207" text:outline-level="1"><text:bookmark-start text:name="__RefHeading___Toc28365_1627726659"/><text:span text:style-name="T26">El cuento del sapo</text:span>.<text:bookmark-end text:name="__RefHeading___Toc28365_1627726659"/></text:h>
      <text:p text:style-name="P17">Uno de los cuentos mas famosos es el del sapo que se convierte en príncipe. Es un cuento para niños.</text:p>
      <text:p text:style-name="P17">El mismo cuento pero añadiendo millones de años es el de la evolución. El hombre evolucion<text:span text:style-name="T169">ó</text:span> de un reptil en millones de años.</text:p>
      <text:p text:style-name="P124">Todo método reconocido como científico tiene que partir de evidencia <text:span text:style-name="T29">observable</text:span>. </text:p>
      <text:p text:style-name="P124"><text:span text:style-name="T315">NO existe NINGUNA, CERO, NADA de evidencia OBSERVABLE de que una </text:span>clase de animal, un felino, un canino, un equino, se transforme, <text:span text:style-name="T30">evolucione,</text:span> <text:span text:style-name="T316">cambie </text:span>con el tiempo en otra clase.</text:p>
      <text:p text:style-name="P21">En los ejemplos de cambio que les encanta citar a los que creen el cuento, el animal NUNCA cambia de clase. </text:p>
      <text:p text:style-name="P125">Las <text:span text:style-name="T27">bacterias</text:span> siguen siendo <text:span text:style-name="T27">bacterias</text:span>, los <text:span text:style-name="T27">pájaros</text:span> siguen siendo <text:span text:style-name="T27">pájaros</text:span>, las tortugas siguen siendo tortugas, los peces siguen siendo peces, los insectos siguen siendo insectos, los caninos siguen siendo caninos, los <text:s/>equinos siguen siendo equinos y los felinos siguen siendo felinos. </text:p>
      <text:p text:style-name="P21">Y en los ejemplos mas modernos que pretenden mostrar cambios genéticos, es simplemente el mismo animal sin un miembro, con el miembro desmejorado, <text:s/>o con un miembro en el lugar equivocado. <text:span text:style-name="T408">Y las similitudes que se alegan en el c</text:span><text:span text:style-name="T395">ódigo genético </text:span><text:span text:style-name="T398">entre monos y humanos </text:span><text:span text:style-name="T395">son solamente en las secciones COMPARABLES, y en los casos mas similares de esas partes COMPARABLES, las similutudes nunca superan el 85%, según los propios proponentes. Algo asi como argumentar que si la </text:span><text:soft-page-break/><text:span text:style-name="T397">pierna</text:span><text:span text:style-name="T395"> de un mono se parece, </text:span><text:span text:style-name="T396">en las partes COMPARABLES, </text:span><text:span text:style-name="T395">a la de un hombre en un 85% es evidencia de que </text:span><text:span text:style-name="T396">ambos tienen un ancestro común</text:span><text:span text:style-name="T395">. </text:span><text:span text:style-name="T399">Su anfitrion cree que</text:span><text:span text:style-name="T395"> ese </text:span><text:span text:style-name="T401">maximo </text:span><text:span text:style-name="T400">aceptado </text:span><text:span text:style-name="T401">de </text:span><text:span text:style-name="T395">85% no es ni siquiera el </text:span><text:span text:style-name="T401">6</text:span><text:span text:style-name="T395">0% </text:span><text:span text:style-name="T401">en realidad</text:span><text:span text:style-name="T395">. </text:span><text:span text:style-name="T398">La explicación es que</text:span><text:span text:style-name="T395"> son DIFERENTES </text:span><text:span text:style-name="T398">clases</text:span><text:span text:style-name="T395"> de criaturas. Son diseños diferentes con alguna funcionalidad </text:span><text:span text:style-name="T398">en </text:span><text:span text:style-name="T395">común.</text:span></text:p>
      <text:p text:style-name="P19">Se pone como evidencia a unos fósiles de huesos que supuestamente llevan ahí millones de años, pero que recordemos tienen Carbono 14, <text:span text:style-name="T31">ese Carbono 14 que supuestamente no puede estar ahí si algo murió hace mas de 60 mil años, </text:span>y con <text:span text:style-name="T316">esas piedras</text:span> arman un cuento de la imaginación <text:span text:style-name="T32">que dura millones de años</text:span>.</text:p>
      <text:p text:style-name="P19">Es imposible OBSERVAR, eso que requiere cualquier método que se considere a si mismo científico, el cambio. <text:span text:style-name="T316">Es imposible observarlo</text:span> porque supuestamente ocurrió hace millones de años y no es posible reproducirlo en NINGÚN laboratorio porque el cambio supuestamente también ocurre en millones de años.</text:p>
      <text:p text:style-name="P18">No hay evidencia OBSERVABLE de un cambio de <text:span text:style-name="T316">una </text:span>clase de animal <text:span text:style-name="T316">a otra.</text:span></text:p>
      <text:p text:style-name="P20">Lo único que se observa es adaptación. Eso sucede incluso con el ser humano. <text:span text:style-name="T317">P</text:span>ero nadie argument<text:span text:style-name="T33">a</text:span> que una persona de baja estatura es de diferente clase <text:span text:style-name="T34">a</text:span> <text:span text:style-name="T34">una persona con </text:span>estatura alta. Solo una persona que cree el cuento <text:span text:style-name="T317">del sapo </text:span>puede considerar que una persona de piel negra es de diferente clase a una de piel blanca.</text:p>
      <text:p text:style-name="P23">La clasificación moderna según una especie, es completamente arbitraria, hay mas de diez definiciones diferentes de la palabra, y lo único que logra es diferenciar las ramificaciones de la ADAPTACIÓN que ha tenido una misma clase de animal. </text:p>
      <text:p text:style-name="P130"><text:soft-page-break/>Los caninos siguen siendo caninos, los <text:s/>equinos siguen siendo equinos y los felinos siguen siendo felinos</text:p>
      <text:p text:style-name="P127">La supuesta evolución de las especies, esa que cambia de clase, esa que llaman macro-evolución, esa que <text:span text:style-name="T317">supuestamente </text:span>fue la original, no se puede OBSERVAR en ninguna parte. Es un cuento imaginario. No hay evidencia OBSERVABLE de cambio de clase.</text:p>
      <text:p text:style-name="P126">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p>
      <text:p text:style-name="P22"><text:span text:style-name="T28">Por el contrario, se ha observado en múltiples ocasiones que c</text:span>uando dos de estas <text:span text:style-name="T364">ADAPTACIONES</text:span> empieza<text:span text:style-name="T28">n</text:span> a convivir en un mismo medio por un periodo prolongado de tiempo, digamos cuarenta años, se observa que llegan a poder cruzarse entre si. </text:p>
      <text:p text:style-name="P23">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28">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128">También se nos enseñó en el colegio que algunos órganos, de los cuales no conocíamos su función, y que se encuentran en los <text:soft-page-break/>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35">las ballenas y otros animales acuáticos tienen unos pequeños huesos que son vestigio de lo que algunas vez fueron una pelvis y una patas, solo para venir a descubrir la importante función que cumplen en el apareamiento de estos animales. </text:span></text:p>
      <text:p text:style-name="P129">Tal vez, de pronto, a lo mejor, <text:span text:style-name="T317">quien sabe, las personas que creen el cuento del sapo </text:span>debería<text:span text:style-name="T318">n</text:span> <text:span text:style-name="T317">empezar a </text:span>considerar la posibilidad de que simplemente el cuento <text:span text:style-name="T317">NUNCA</text:span> <text:span text:style-name="T317">SUCEDIÓ</text:span>. Que la razón por la que NO hay EVIDENCIA OBSERVABLE de transformación, de evolución, de clases de animales, no es solo que se pretende conocer la película de supuestos miles de millones de años observando <text:span text:style-name="T47">solo </text:span>la última foto. <text:span text:style-name="T317">S</text:span>ino que dicha transformación NUNCA <text:span text:style-name="T317">SUCEDIÓ</text:span>. NUNCA hubo evolución. NO fueron miles de millones <text:span text:style-name="T47">de años. S</text:span>ino que la película solo tiene miles de años. <text:span text:style-name="T317">Y</text:span> empezó cuando el Creador así lo decidió. <text:span text:style-name="T317">Y todas las clases de animales fueron creadas físicamente al mismo tiempo.</text:span></text:p>
      <text:p text:style-name="P75"><text:span text:style-name="T48">Pero no. Se continua con los c</text:span>uentos para soportar <text:span text:style-name="T36">un</text:span> cuento <text:span text:style-name="T36">de un sapo que se convirtió en príncipe. Solo que en millones de millones de años para que parezca creíble. </text:span></text:p>
      <text:p text:style-name="P40">Muertos en el engaño de negar al Creador.</text:p>
      <text:h text:style-name="Heading_20_3" text:outline-level="1"><text:bookmark-start text:name="__RefHeading___Toc28367_1627726659"/><text:soft-page-break/>Arboles.<text:bookmark-end text:name="__RefHeading___Toc28367_1627726659"/></text:h>
      <text:p text:style-name="P24">En los estratos geológicos se encuentran fósiles de arboles en posición vertical. Un mismo fósil atraviesa varias capas o estratos geológicos que supuestamente duraron millones de años en formarse.</text:p>
      <text:p text:style-name="P24">La explicación <text:span text:style-name="T80">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38">Eso fue un volcán, eso fue un río, eso fue un glacial</text:span>. <text:span text:style-name="T319">Es decir que para esos y solo para esos árboles, los estratos geológicos se formaron rápidamente y no en millones de años. Pero eso si, ni por accidente se considera que la evidencia es perfectamente consistente con un evento de inundación planetaria.</text:span></text:p>
      <text:p text:style-name="P25">Pero, <text:span text:style-name="T320">¿Q</text:span>u<text:span text:style-name="T320">é</text:span> pasa cuando no todos los <text:span text:style-name="T37">fósiles</text:span> de árboles <text:span text:style-name="T37">están</text:span> en posición vertical, <text:span text:style-name="T320">cuando </text:span>algunos están con la raíz hacia arriba?, <text:span text:style-name="T320">¿Q</text:span>u<text:span text:style-name="T320">é</text:span> pasa si se encuentra el famoso Carbono 14 en dichos fósiles?, <text:span text:style-name="T31">ese Carbono 14 que supuestamente no puede estar ahí si un árbol murió y se empezó a fosilizar hace mas de 60 mil años, ¿Que pasa cuando esto sucede en estratos que ya estaban clasificados como de millones de años?</text:span></text:p>
      <text:p text:style-name="P26">Nada, se ignoran. La evidencia simplemente es como si no existiera. Es demasiado contradictoria incluso con los mismos supuestos de lo que se denomina evidencia.</text:p>
      <text:p text:style-name="P28">Se sigue sosteniendo el cuento del sapo que se convierte en príncipe, porque es la única alternativa a <text:span text:style-name="T43">admitir</text:span> la existencia de un Creador. </text:p>
      <text:p text:style-name="P41"><text:soft-page-break/>Muertos en el engaño de negar al Creador.</text:p>
      <text:h text:style-name="Heading_20_3" text:outline-level="1"><text:bookmark-start text:name="__RefHeading___Toc28369_1627726659"/>Carbón.<text:bookmark-end text:name="__RefHeading___Toc28369_1627726659"/></text:h>
      <text:p text:style-name="P31">La explicación que se enseña incluso en la enciclopedias en linea es que la formación del carbón que observamos en el planeta tomó millones de año<text:span text:style-name="T41">s de restos vegetales que se acumularon bajo agua y arcilla. Y que dichos restos quedaron enterrados por sedimentos, y luego, supuestamente durante millones de años de altas presiones y temperaturas producidas por el entierro, se produjo la perdida de agua, metano y dióxido de carbono, y esta pérdida aumentó la proporción de carbono, y listo. Fácil ¿no?</text:span></text:p>
      <text:p text:style-name="P32">Pero, <text:span text:style-name="T320">¿Q</text:span>ue pasa cuando encontramos reservas de carbón de 26 mil kilómetros cuadrados, con bandas de carbón, <text:span text:style-name="T39">bajas en </text:span>impurezas<text:span text:style-name="T39"> y bajas en azufre,</text:span> de <text:span text:style-name="T39">61 metros de grosor, cientos de </text:span>kilómetros<text:span text:style-name="T39"> de largo, </text:span>y<text:span text:style-name="T39"> de casi 80 </text:span>kilómetros<text:span text:style-name="T39"> de ancho? ¿</text:span>C<text:span text:style-name="T320">ó</text:span>mo explicar que se mantuvieran las condiciones necesarias <text:span text:style-name="T44">para formarlas </text:span>por millones de años? <text:span text:style-name="T40">¿</text:span>P<text:span text:style-name="T40">or qué no se diluyeron las </text:span>bandas<text:span text:style-name="T40"> en flujos de arcilla u otras impurezas antes de engrosarse? </text:span>¿Que pasa cuando se encuentra Carbono 14 <text:span text:style-name="T45">dentro de ese</text:span> carbón?<text:span text:style-name="T42">, ese Carbono 14 que supuestamente no puede estar ahí si algo </text:span>tiene<text:span text:style-name="T42"> mas de 60 mil años? </text:span>¿Que pasa cuando se encuentran estelas <text:span text:style-name="T43">ovaladas </text:span>de radiación dentro del carbón <text:span text:style-name="T43">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con tan solo dos semanas de espera?</text:span></text:p>
      <text:p text:style-name="P27"><text:soft-page-break/>Nada. <text:span text:style-name="T45">No pasa nada.</text:span> <text:span text:style-name="T45">S</text:span>e ignora <text:span text:style-name="T43">el tema</text:span>. La evidencia simplemente es como si no existiera. Es demasiado contradictoria incluso con los mismos supuestos de lo que se denomina evidencia.</text:p>
      <text:p text:style-name="P29">Se sigue sosteniendo el cuento del sapo que se convierte en príncipe, porque es la única alternativa a <text:span text:style-name="T43">admitir</text:span> la existencia de un Creador. </text:p>
      <text:p text:style-name="P42">Muertos en el engaño de negar al Creador.</text:p>
      <text:h text:style-name="P208" text:outline-level="1"><text:bookmark-start text:name="__RefHeading___Toc28371_1627726659"/><text:span text:style-name="T171">Tectónicas</text:span>.<text:bookmark-end text:name="__RefHeading___Toc28371_1627726659"/></text:h>
      <text:p text:style-name="P43">Se observan en el planeta una serie de características en la tierra y el océano. Montañas, lagos, volcanes en tierra y <text:span text:style-name="T61">océano</text:span>, grandes yacimientos de minerales y compuestos orgánicos, grandes cañones, fosas oceánicas, dorsales mid-oce<text:span text:style-name="T356">á</text:span>nicas, una corteza de granito que cubre parcialmente el planeta, etc.</text:p>
      <text:p text:style-name="P131">En el siglo pasado, buscando explicar lo que observamos y usando demasiada imaginación se propuso la teoría de placas tectónicas. <text:span text:style-name="T57">Una teoría</text:span> que plantea una serie de mecanismos <text:span text:style-name="T57">como la expansión del fondo marino, subducción, formación de montañas, circulación del manto, puntos calientes, fallas transformantes, inversión de polos magnéticos del planeta, en fin, toda </text:span>una serie de mecanismos <text:span text:style-name="T57">que NUNCA, ojo NUNCA, JAMAS, se han observado.</text:span></text:p>
      <text:p text:style-name="P132">NINGUNO de estos supuestos procesos se ha medido JAMAS. NO hay evidencia OBSERVABLE de que dichos procesos sucedan. </text:p>
      <text:p text:style-name="P132">La disculpa es la misma que la del cuento <text:span text:style-name="T170">del sapo, la del cuento</text:span> de la macroevolución: es que sucede<text:span text:style-name="T365">n</text:span> en miles de millones de años. </text:p>
      <text:p text:style-name="P133"><text:soft-page-break/>A la teoría de placas tectónicas le sucede <text:span text:style-name="T69">que asume demasiado, que imagina demasiado. Le pasa lo</text:span> mismo que <text:span text:style-name="T69">a </text:span>todas las otras teorías que se apoyan en el presente para <text:span text:style-name="T68">imaginar, sus seguidores le llaman “deducir”,</text:span> <text:span text:style-name="T321">entre comillas, </text:span>el pasado. </text:p>
      <text:p text:style-name="P133">Con una foto <text:span text:style-name="T321">del presente </text:span>se imagina una película de miles de millones de años <text:span text:style-name="T321">del pasado</text:span>.</text:p>
      <text:p text:style-name="P133">NO hay evidencia OBSERVABLE de los muy imaginativos mecanismos que supuestamente explican lo que <text:span text:style-name="T63">si </text:span>observamos. <text:span text:style-name="T322">La foto del presente. Estos mecanismos supuestamente se deducen con la vivida imaginación de quienes los plantearon. </text:span></text:p>
      <text:p text:style-name="P133">Eso pasa porque cuando se trata de negar al Creador hay que tener una imaginación mucho mas grande que la que se necesita para creer que Jesucristo <text:span text:style-name="T62">está vivo porque </text:span>resucitó.</text:p>
      <text:p text:style-name="P44">No hay que confundir las placas que se <text:span text:style-name="T67">IMAGINAN</text:span> con la corteza de GRANITO que <text:span text:style-name="T65">SI</text:span> se observa <text:span text:style-name="T66">y el manto terrestre de SILICATOS que SI se observa</text:span>. </text:p>
      <text:p text:style-name="P45">La corteza <text:span text:style-name="T70">de granito que hemos podido observar, que se conoce como corteza continental, </text:span>se corresponde con <text:span text:style-name="T64">el terreno seco que observamos sobre el nivel de mar</text:span> y se extiende parcialmente a manera de borde en los <text:span text:style-name="T64">océanos hasta lo que se conoce como “plataforma continental”.</text:span> <text:span text:style-name="T64">La corteza de granito tiene en promedio 40 km de grosor y esta compuesta fundamentalmente de granito y sedimentos. </text:span></text:p>
      <text:p text:style-name="P136">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text:p>
      <text:p text:style-name="P136"><text:soft-page-break/>El manto es esa capa terrestre que podemos OBSERVAR, que está compuesta de silicatos, que tiene unos tiene 2900 kilómetros de grosor, y que rodea el núcleo, el centro del planeta.</text:p>
      <text:p text:style-name="P135">Eso es lo que observamos: una corteza de granito, unas capas de sedimentos y la capa mas gruesa de todas, formada por silicatos, que llamamos manto. Ni siquiera lo que llamamos núcleo del planeta a sido observado directamente.</text:p>
      <text:p text:style-name="P138">Por otro lado, las supuestas placas tectónicas tienen en promedio 125 km de grosor, casi 85 km en promedio, supuestamente, mas gruesas que la corteza de granito. Estas supuestas placas están compuestas de corteza continental, de corteza oceánica y de una parte superior arbitraria del manto terrestre, cada quien decide cuanto incluye, o no, como parte de cada placa. Arme su placa tectónica. Es decir que, el grosor de las supuestas placas está formado por una mezcla arbitraria de capas terrestres, claramente distinguidas en su composición química, que SI se observan. </text:p>
      <text:p text:style-name="P138">El manto terrestre tiene un grosor de unos 2900 kilómetros de silicatos en forma de roca y cada placa imaginaria tiene supuestamente en su parte mas interna unos 85 km de la parte superior del manto. </text:p>
      <text:p text:style-name="P46"><text:span text:style-name="T71">Dichas placas NO se corresponden </text:span>con <text:span text:style-name="T64">el terreno seco que observamos sobre el nivel de mar</text:span> <text:span text:style-name="T64">sino con una división arbitraria que cambia tanto como cambia la división en continentes. Algunos admiten mas placas otros admiten menos placas. </text:span></text:p>
      <text:p text:style-name="P137">Ademas las supuestas placas penetran en el océano mucho mas que la corteza de granito que SI podemos observar hasta llegar a las “dorsales oceánicas”, que también podemos observar, y que es donde s<text:span text:style-name="T366">e</text:span> imaginan que se forman las tales placas tectónicas. Es <text:soft-page-break/>decir, otra delimitación completamente arbitraria, esta vez en el área que cubren las supuestas placas tectónicas. </text:p>
      <text:p text:style-name="P137">Las placas tectónicas no se pueden OBSERVAR porque los supuestos procesos que nos permitirían identificar sus límites, sus bordes, supuestamente suceden en cientos de millones de años y no llevamos tanto en el planeta.</text:p>
      <text:p text:style-name="P134">Con una foto <text:span text:style-name="T321">del presente </text:span>se imagina<text:span text:style-name="T323">n</text:span> una película de miles de millones de años <text:span text:style-name="T321">del pasado</text:span>.</text:p>
      <text:h text:style-name="Heading_20_4" text:outline-level="2"><text:bookmark-start text:name="__RefHeading___Toc28373_1627726659"/>Fosas. <text:bookmark-end text:name="__RefHeading___Toc28373_1627726659"/></text:h>
      <text:p text:style-name="P33">En el océano pacifico se observan la gran mayoría de las fosas oceánicas del planeta. La imaginación <text:span text:style-name="T46">del hombre ha planteado que estas fosas se formaron cuando una placa se <text:s/>metió debajo de otra en un proceso que se ha denominado subducción. La subducción es el supuesto mecanismo que explica la formación de las fosas oceánicas del pacifico.</text:span></text:p>
      <text:p text:style-name="P36">La tomografía sísmica de hoy día debería mostrar claras imágenes en <text:span text:style-name="T249">3</text:span> dimensiones de gigantescas placas <text:span text:style-name="T56">que supuestamente tienen un </text:span>espesor<text:span text:style-name="T56"> promedio de 14 veces la altura del Everest, unos 125 kilómetros de grosor, </text:span>penetrando una debajo de la otra en <text:span text:style-name="T55">cada</text:span> <text:span text:style-name="T55">zona, ojo EN CADA ZONA,</text:span> <text:span text:style-name="T324">NO en una sola que se ha querido manipular, </text:span>donde hay una fosa oceánica en el pacifico. No las hay. <text:span text:style-name="T324">Se las imaginan.</text:span></text:p>
      <text:p text:style-name="P139">Una única zona, explicable por un evento global de inundación, con imágenes para nada concluyentes, la manipulan para hacer creer que cumple las condiciones, y generalizar que sucede lo mismo en <text:span text:style-name="T367">TODAS</text:span> las otras zonas donde <text:span text:style-name="T367">DEBERÍA</text:span> haber imágenes de tomografía sísmica claras y <text:span text:style-name="T367">tri-</text:span>dimensionales de las supuestas subducciones que por supuesto no tenemos.</text:p>
      <text:p text:style-name="P35"><text:soft-page-break/><text:span text:style-name="T54">S</text:span>i supuestamente somos capaces de medir un desplazamiento de <text:span text:style-name="T59">hasta máximo </text:span>10 <text:span text:style-name="T325">CENTÍMETROS </text:span>anuales, <text:span text:style-name="T58">cuidadosamente medidos con una tecnología que normalmente tiene un margen de error de 15 METROS, es decir un margen de error casi 100 veces mas GRANDE que lo que se quiere medir, </text:span>en <text:span text:style-name="T58">la corteza del planeta que tiene en promedio 15 kilómetros de espesor, ojo en la CORTEZA, NO en unas supuestas placas que se nos quiere hacer creer que existen y que supuestamente son casi 10 veces mas gruesas que la corteza terrestre</text:span>, <text:span text:style-name="T325">si realmente somos capaces de medir dicho desplazamiento de la corteza, </text:span>¿Por qué no somos capaces de observar la supuesta subducción de <text:span text:style-name="T58">las supuestas </text:span>placas? <text:span text:style-name="T57">La disculpa es la misma de siempre: es que sucede en cientos de millones de años. Las personas que simplemente repiten el cuento que les enseñaron, como si fueran loros, deberían considerar la posibilidad de que simplemente NO sucede.</text:span></text:p>
      <text:p text:style-name="P34">Pero <text:span text:style-name="T51">el cuento de la subducción, que una placa de 125 kilómetros de gruesa, que no se corresponde con características observables sino imaginadas, que penetra debajo de otra de un grosor parecido, </text:span>además presenta <text:span text:style-name="T60">otros </text:span>serios problemas lógicos para explicar, <text:span text:style-name="T52">como se pretende, </text:span>las fosas oceánicas del <text:span text:style-name="T49">pacifico que SI observamos.</text:span></text:p>
      <text:p text:style-name="P37">¿Cual es el mecanismo que hace que las placas se muevan? <text:span text:style-name="T50">¿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text:span><text:soft-page-break/><text:span text:style-name="T50">están supuestamente siendo generadas en las dorsales mid-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as? Si las fosas oceánicas son producidas por subducción de placas, un proceso que aumentaría la masa debajo de la placa superior, ¿Como explicar las deficiencias de masa debajo de las fosas?. </text:span></text:p>
      <text:p text:style-name="P140">El cuentico tiene varios problemas lógicos.</text:p>
      <text:p text:style-name="P30"><text:span text:style-name="T53">Pero que pasa con toda la evidencia en contra y la falta de ella a favor? Y ¿que pasa con toda la lógica fallida de los supuestos mecanismos? </text:span>Nada. <text:span text:style-name="T45">No pasa NADA.</text:span> <text:span text:style-name="T45">S</text:span>e ignora <text:span text:style-name="T43">el tema</text:span>. La evidencia <text:span text:style-name="T326">y la lógica fallida es </text:span>como si no existiera<text:span text:style-name="T326">n.</text:span></text:p>
      <text:p text:style-name="P38">Muertos en el engaño de negar al Creador.</text:p>
      <text:h text:style-name="Heading_20_3" text:outline-level="1"><text:bookmark-start text:name="__RefHeading___Toc28375_1627726659"/>Dorsales.<text:bookmark-end text:name="__RefHeading___Toc28375_1627726659"/></text:h>
      <text:p text:style-name="P47">En los océanos del planeta se <text:span text:style-name="T72">observa</text:span> una formación en el suelo submarino conocida como dorsales mid-<text:span text:style-name="T72">oceánicas</text:span> o medio-oceánicas. En realidad todas las dorsales <text:span text:style-name="T72">están</text:span> conectadas en lo que <text:span text:style-name="T72">es la </text:span>formación rocosa mas larga del planeta. <text:span text:style-name="T75">Es una enorme </text:span><text:soft-page-break/><text:span text:style-name="T75">y larga cicatriz que rodea el planeta entero de manera similar a como las costuras rodean una pelota de béisbol. </text:span></text:p>
      <text:p text:style-name="P48"><text:span text:style-name="T327">A dicha formación rocosa s</text:span>e le atribuye la formación de las placas <text:span text:style-name="T357">tectónicas.</text:span> El problema es el mismo de siempre: NO hay evidencia OBSERVABLE. Todo sucede esporádicamente en procesos que supuestamente duran cientos de millones de años. <text:span text:style-name="T79">Erupciones volcánicas esporádicas durante cientos de millones de años. Supuestamente por eso no observamos como es que se forman las placas tectónicas.</text:span></text:p>
      <text:p text:style-name="P49">Lo que <text:span text:style-name="T79">SI</text:span> observamos es que en varias partes de la formación hay rajaduras en direcciones perpendiculares. Estas rajaduras indican fractura por tensión, <text:span text:style-name="T74">por separación, por alejamiento,</text:span> en dos direcciones perpendiculares. Unas perpendiculares a la linea de la dorsal y otras paralelas a la linea de la dorsal. Las paralelas <text:span text:style-name="T85">a la dorsal </text:span>NUNCA cruzan las perpendiculares. <text:span text:style-name="T73">Esta observación es completamente contraria a la forma en que se cree que se forman las montañas en la superficie: por compresión de material. </text:span></text:p>
      <text:p text:style-name="P141">La evidencia observada, dichas rajaduras, indican que las dorsales son formadas por fracturas de tensión, NO de compresión, mucho menos en DOS direcciones perpendiculares. </text:p>
      <text:p text:style-name="P141">¿Que hace la teoría de placas tectónicas con esta evidencia? Nada. La ignora. Tal vez porque no la puede explicar. Ni siquiera se menciona en las enciclopedias famosas de Internet. Pero <text:span text:style-name="T368">SÍ</text:span> se observa a simple vista en cualquier mapa de relieve oceánico.</text:p>
      <text:p text:style-name="P50"><text:span text:style-name="T77">D</text:span>ebajo de India, <text:span text:style-name="T77">al oriente de África, </text:span>en un mapa de relieve oceánico, se observa una característica de la dorsal planetaria: Hay una gigantesca “ye” invertida, <text:span text:style-name="T78">f</text:span>ormando un <text:span text:style-name="T78">encuentro</text:span> en forma de “te” <text:span text:style-name="T78">mayúscula.</text:span> <text:span text:style-name="T76">Si la dorsal esta supuestamente </text:span><text:soft-page-break/><text:span text:style-name="T76">generando la formación de placas tectónicas, ¿Por qué no vemos acumulación de suelo marino, a manera de formaciones montañosas por compresión, en las zonas de la “te” donde habría formación desde dos direcciones perpendiculares? Otro problemita de simple lógica para la “teoría”, entre comillas, de placas tectónicas.</text:span></text:p>
      <text:p text:style-name="P39">Muertos en el engaño de negar al Creador.</text:p>
      <text:h text:style-name="Heading_20_3" text:outline-level="1"><text:bookmark-start text:name="__RefHeading___Toc28377_1627726659"/>Hidroplacas.<text:bookmark-end text:name="__RefHeading___Toc28377_1627726659"/></text:h>
      <text:p text:style-name="P57">La alternativa <text:span text:style-name="T81">a todo el cuento de las placas tectónicas y sus millones de años </text:span>es por supuesto <text:span text:style-name="T109">otro cuento en el que también se usa la imaginación porque el pasado no lo podemos conocer con seguridad. Nadie puede viajar al pasado y confirmar que así sucedió.</text:span></text:p>
      <text:h text:style-name="Heading_20_4" text:outline-level="2"><text:bookmark-start text:name="__RefHeading___Toc34051_4074771781"/>Otro cuento.<text:bookmark-end text:name="__RefHeading___Toc34051_4074771781"/></text:h>
      <text:p text:style-name="P57"><text:span text:style-name="T109">En este cuento hay que </text:span>reconocer que <text:span text:style-name="T109">la evidencia y la lógica indican que </text:span>tiene que haber un Creador.</text:p>
      <text:p text:style-name="P58">Este cuento cuadra mejor con la lógica, con la evidencia y con el testimonio del <text:span text:style-name="T167">6to</text:span> capítulo del libro del génesis sobre un evento que marcó la historia de la humanidad: una inundación planetaria. </text:p>
      <text:p text:style-name="P58">Solo <text:span text:style-name="T110">basta con </text:span>mirar un<text:span text:style-name="T147">a foto</text:span> del planeta <text:span text:style-name="T147">desde el espacio </text:span>y ver que parece inundado de agua para reconocer que, ahí no mas, este cuento ya cuadra mejor con la lógica, la evidencia <text:span text:style-name="T111">y la biblia.</text:span></text:p>
      <text:p text:style-name="P67">Pero sigue siendo solo otro cuento más. No hay creatividad técnica. No es algo que el ser humano pueda reconstruir.</text:p>
      <text:p text:style-name="P71">La siguiente presentación está basada en la teoría de hidroplacas o “<text:span text:style-name="T354">hydroplate</text:span> <text:span text:style-name="T349">theory</text:span>” en Inglés, propuesta <text:span text:style-name="T82">inicialmente </text:span>por Walt <text:soft-page-break/>Brown <text:span text:style-name="T82">en 1980 y revisada por última vez en 2019. Al Dr Brown se le puede llamar doctor porque es</text:span> <text:span text:style-name="T83">PhD en ingeniería mecánica de MIT. Su </text:span>presentación completa está en un libro en Internet <text:span text:style-name="T82">llamado “</text:span><text:a xlink:type="simple" xlink:href="http://www.creationscience.com/onlinebook/IntheBeginningTOC.html" text:style-name="Internet_20_link" text:visited-style-name="Visited_20_Internet_20_Link"><text:span text:style-name="T82">In </text:span><text:span text:style-name="T350">the</text:span><text:span text:style-name="T82"> </text:span><text:span text:style-name="T350">Beginning</text:span></text:a><text:span text:style-name="T82">” </text:span>que se puede descargar gratuitamente <text:span text:style-name="T83">o comprar físicamente en</text:span> <text:a xlink:type="simple" xlink:href="http://www.creationscience.com/" text:style-name="Internet_20_link" text:visited-style-name="Visited_20_Internet_20_Link"><text:span text:style-name="T165">creationscience.com</text:span></text:a>. </text:p>
      <text:p text:style-name="P144">Su anfitrión, <text:span text:style-name="T167">es decir</text:span> yo, Jose Luis Quiroga, no comparte la teoría de hidroplacas en su totalidad, <text:span text:style-name="T112">ni siquiera en toda la fundamentación bíblica. P</text:span>ero, en todo lo relacionado con geología planetaria, le parece que es simplemente la explicación mas lógica y coherente, <text:span text:style-name="T147">con toda la evidencia, incluyendo la biblia,</text:span> que existe hasta el momento para lo que observamos hoy día en el planeta.</text:p>
      <text:h text:style-name="Heading_20_4" text:outline-level="2"><text:bookmark-start text:name="__RefHeading___Toc34053_4074771781"/>Condiciones.<text:bookmark-end text:name="__RefHeading___Toc34053_4074771781"/></text:h>
      <text:p text:style-name="P59">La teoría de hidroplacas parte de tan solo <text:span text:style-name="T85">2</text:span> <text:span text:style-name="T85">condiciones iniciales</text:span> <text:span text:style-name="T84">para explicar mas de 15 características geológicas y planetarias que se observan hoy día, y que, a la luz, perdón la oscuridad, de las explicaciones mas populares, parecen contradictorias.</text:span></text:p>
      <text:p text:style-name="P60">Las dos condiciones iniciales son:</text:p>
      <text:list text:style-name="L1">
        <text:list-item>
          <text:p text:style-name="P215">Agua subterránea.</text:p>
        </text:list-item>
        <text:list-item>
          <text:p text:style-name="P215"><text:span text:style-name="T113">Caparazón</text:span> global <text:span text:style-name="T86">de granito</text:span></text:p>
        </text:list-item>
      </text:list>
      <text:p text:style-name="P145"><text:span text:style-name="T113">E</text:span>ste planeta <text:span text:style-name="T113">tenía una caparazón</text:span> global de granito que <text:span text:style-name="T113">lo recubría completamente y </text:span>tenía, debajo de <text:span text:style-name="T113">la caparazón</text:span>, agua almacenada en cámaras subterráneas. No había grandes océanos ni grandes montañas. <text:span text:style-name="T113">El planeta no parecía inundado de agua. </text:span>El agua de la superficie era de algunos cientos de metros profundidad y las partes mas altas del continente eran también de algunos cientos de metros. <text:span text:style-name="T87">La caparazón de granito tenía algunas decenas de </text:span><text:soft-page-break/><text:span text:style-name="T87">kilómetros de grosor. La altura de las cámaras subterráneas que contenían el agua entre la caparazón de granito y el centro del planeta era de tan solo un par de kilómetros.</text:span></text:p>
      <text:h text:style-name="Heading_20_4" text:outline-level="2"><text:bookmark-start text:name="__RefHeading___Toc34055_4074771781"/>El proceso.<text:bookmark-end text:name="__RefHeading___Toc34055_4074771781"/></text:h>
      <text:p text:style-name="P146">Esa gran caparazón de granito que cubría el planeta entero y que tenia debajo agua súper-crítica aumentando de presión cada vez que la tierra giraba sobre su eje, se quebró <text:span text:style-name="T116">y se rasgó</text:span>, por la presión de <text:span text:style-name="T116">esa </text:span>agua súper-crítica,<text:span text:style-name="T116"> justo encima de la formación que </text:span>hoy llamamos dorsal oceánica <text:span text:style-name="T123">y que divide el planeta en dos grandes partes como lo hacen las costuras de una pelota de béisbol.</text:span> Todos los continentes <text:span text:style-name="T116">que vemos hoy día son los pedazos desgarrados y encogidos de lo que era </text:span>esa caparazón <text:span text:style-name="T116">de granito</text:span>. Al reventarse <text:span text:style-name="T116">y rasgarse </text:span>esta caparazón, se contrajo, <text:span text:style-name="T145">se desplazó</text:span> <text:span text:style-name="T116">y se arrugó ligeramente</text:span>, <text:span text:style-name="T123">liberando toda el agua de su interior, </text:span>y como estaba lubricada por el agua que <text:span text:style-name="T106">estaba escapando de su interior, </text:span>se desplazo en dirección de la contracción. <text:span text:style-name="T123">La inestabilidad interna en el planeta generada por ese desgarre</text:span> <text:span text:style-name="T116">abulto ligeramente el planeta en el atlántico y lo sumió ligeramente en el pacifico</text:span>. <text:span text:style-name="T119">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17">final </text:span>de <text:span text:style-name="T118">este proceso </text:span>es lo que observamos hoy <text:span text:style-name="T108">día.</text:span> <text:span text:style-name="T145">La fase de ruptura duró horas, luego la fase de inundación duro meses, después la fase de desplazamiento duro días y finalmente la fase de recuperación aún no ha terminado.</text:span></text:p>
      <text:h text:style-name="Heading_20_4" text:outline-level="2"><text:bookmark-start text:name="__RefHeading___Toc34057_4074771781"/><text:soft-page-break/>En dos.<text:bookmark-end text:name="__RefHeading___Toc34057_4074771781"/></text:h>
      <text:p text:style-name="P142">La dorsal oceánica parte el planeta en dos. </text:p>
      <text:list text:style-name="L2">
        <text:list-item>
          <text:p text:style-name="P216">Una parte incluye la mitad <text:span text:style-name="T369">de </text:span>lo que ahora conocemos como polo norte, todas las Américas actuales, todo <text:span text:style-name="T328">el </text:span>actual polo sur y toda la parte sur del océano Indico hasta la punta de la “y” invertida de la dorsal que queda debajo de la actual India. </text:p>
        </text:list-item>
        <text:list-item>
          <text:p text:style-name="P216">La otra parte incluye el resto: Europa, <text:span text:style-name="T357">África</text:span>, Asia, Australia, casi todo el océano pacífico y la parte norte del océano Indico. </text:p>
        </text:list-item>
      </text:list>
      <text:p text:style-name="P158">A la parte de la caparazón de granito que ahora contiene a las Américas se le denominará de ahora en adelante la hidroplaca del Atlántico y a la otra parte de la caparazón de granito, la mas grande en área, se le denominará la hidroplaca del Pacifico. </text:p>
      <text:p text:style-name="P159">La hidroplaca del pacifico cubría casi 3 cuartas partes del planeta mientras que la hidroplaca del atlántico solo 1 cuarta parte del planeta. Las dos grandes hidroplacas en las que se dividió la caparazón de granito que cubría el planeta estaban lubricadas por el agua subterránea. De ahí el nombre de la teoría. Teoría de hidroplacas.</text:p>
      <text:h text:style-name="Heading_20_4" text:outline-level="2"><text:bookmark-start text:name="__RefHeading___Toc34059_4074771781"/>Una comparación.<text:bookmark-end text:name="__RefHeading___Toc34059_4074771781"/></text:h>
      <text:p text:style-name="P143">Imagínese una pelota del tamaño de una manzana con una tela impermeable que la recubre. La tela tiene el mismo grosor de la cascara de la manzana, y entre la pelota y la tela hay un lubricante. La pelota es el planeta, la tela <text:span text:style-name="T370">es</text:span> la caparazón de granito, y el lubricante <text:span text:style-name="T124">es el </text:span>agua lodosa en estado s<text:span text:style-name="T357">ú</text:span>per-cr<text:span text:style-name="T357">í</text:span>tico. </text:p>
      <text:p text:style-name="P143"><text:soft-page-break/>Cuando la tela que recubre la pelota se rasga por una linea con la misma forma de la dorsal oceánica, la tela se desliza sobre la superficie de la pelota dejando escapar el lubricante y se contrae formando lo que ahora llamamos continentes. </text:p>
      <text:p text:style-name="P143">Al mismo tiempo que esto esta sucediendo, la pelota se deforma ligeramente en una décima parte del grosor de la tela. Por un lado de la pelota se abulta en una décima parte del grosor de la tela y por el lado opuesto se hunde en un grosor similar. Los hundimientos serían las fosas del pacífico. </text:p>
      <text:p text:style-name="P143">Cuando la tela se encoge y se desplaza, la tela se arrug<text:span text:style-name="T370">a</text:span> ligeramente en algunas partes de su superficie, no mas de una décima parte del grosor de la tela. Las arrugas serían las montañas. </text:p>
      <text:p text:style-name="P143">El lubricante que se escapa termina en buena parte sobre la tela que lo cubría. Esa agua serían los océanos. A simple vista solo parece que la tela se rasgó y se encogió y que el liquido se escapó y quedó cubriendo buena parte de la pelota. </text:p>
      <text:p text:style-name="P143">Las arrugas, es decir las montañas, y los hundimientos, es decir las fosas, son difíciles de percibir a simple vista en la pelota del tamaño de una manzana porque solo tienen una altura máxima de una décima del grosor de la <text:span text:style-name="T328">tela que recubría la pelota y que sería del grosor de la cascara de manzana</text:span>. </text:p>
      <text:p text:style-name="P61">Esta comparación solo nos <text:span text:style-name="T371">da </text:span>una idea de lo que sucedió con la tela y con el lubricante, es decir con la caparazón de granito y con el agua súper-crítica que estaba en las cámaras subterráneas, <text:span text:style-name="T120">las dos condiciones iniciales del la teoría de hidroplacas. </text:span></text:p>
      <text:p text:style-name="P61">Veamos un poco mas en detalle como <text:span text:style-name="T124">es todo el</text:span> proceso.</text:p>
      <text:h text:style-name="Heading_20_4" text:outline-level="2"><text:bookmark-start text:name="__RefHeading___Toc28379_1627726659"/><text:soft-page-break/><text:span text:style-name="T331">Fase de </text:span>Ruptura.<text:bookmark-end text:name="__RefHeading___Toc28379_1627726659"/></text:h>
      <text:h text:style-name="Heading_20_5" text:outline-level="5"><text:bookmark-start text:name="__RefHeading___Toc34061_4074771781"/>Agua.<text:bookmark-end text:name="__RefHeading___Toc34061_4074771781"/></text:h>
      <text:p text:style-name="P52"><text:span text:style-name="T125">Durante algunos cientos de años, e</text:span>l agua que estaba en cámaras subterráneas debajo de la caparazón de granito que cubría completamente al planeta se fue calentando y aumentando de presión debido a la rotación <text:span text:style-name="T143">diaria </text:span>del planeta <text:span text:style-name="T88">y la presencia de la luna </text:span>hasta alcanzar el estado conocido como súper-fluido <text:span text:style-name="T114">o súper-crítico</text:span>. Estado en que <text:span text:style-name="T121">la materia</text:span> no es ni gas ni líquido sino súper-fluido, <text:span text:style-name="T114">también llamado súper-crítico</text:span>.</text:p>
      <text:p text:style-name="P54">El aumento de presión y temperatura del <text:span text:style-name="T90">agua súper-crítica</text:span> contenida en las cámaras subterráneas hizo que el techo de granito y el piso de silicatos de las cámaras se empezara a disolver por el <text:span text:style-name="T90">agua súper-crítica</text:span>. Un par de kilómetros de la caparazón de granito fue disuelta en algunos cientos de años por el <text:span text:style-name="T90">agua súper-crítica</text:span> y esto debilito la caparazón de granito.</text:p>
      <text:p text:style-name="P53">La presión llegó a tal punto que se abrió una grieta en <text:span text:style-name="T89">la superficie de la</text:span> caparazón de granito que creció <text:span text:style-name="T89">horizontal y verticalmente, es decir en profundidad. Primero</text:span> terminó recorriendo <text:span text:style-name="T122">horizontalmente </text:span>el planeta entero en cuestión de algunas horas, justo encima de lo que ahora se observa como la dorsal oceánica. <text:span text:style-name="T115">La g</text:span>rieta <text:span text:style-name="T115">en la caparazón de granito se abrió como la tela estirada que se empieza a rasgar.</text:span></text:p>
      <text:p text:style-name="P51"><text:span text:style-name="T89">Cuando la grieta alcanzó la profundidad de las cámaras subterráneas, e</text:span>l <text:span text:style-name="T90">agua súper-crítica </text:span>almacenada debajo de la caparazón empezó a salir disparada por dicha grieta a velocidades súper-sónicas <text:span text:style-name="T87">liberando una energía almacenada superior a diez mil millones de bombas de hidrógeno y alcanzando alturas de </text:span><text:soft-page-break/><text:span text:style-name="T87">decenas de kilómetros en la atmósfera. La mayoría de esa agua es la que ahora observamos en los océanos.</text:span></text:p>
      <text:p text:style-name="P55"><text:span text:style-name="T90">E</text:span>l agua en estado de súper-fluido <text:span text:style-name="T90">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ónicas a medida que el súper-fluido era liberado. </text:span></text:p>
      <text:p text:style-name="P160">El chorro de s<text:span text:style-name="T357">ú</text:span>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text:span text:style-name="T357">ú</text:span>per-fluido que escapa por la grieta, comparando con lo que se observa en dichas lunas. </text:p>
      <text:p text:style-name="P160">De la misma manera que la punta de una antorcha de cortar metal enfoca el gas liberado en un chorro dirigido de gas, el chorro del agua súper-critica liberada estaba enfocado verticalmente hacia el espacio exterior por la grieta en la caparazón de granito que se formó justo encima de lo que ahora se conoce como la dorsal oceánica. </text:p>
      <text:p text:style-name="P160">La dorsal era el piso de la cámara subterránea debajo de la grieta y simplemente marca el punto donde la caparazón de granito cedió por la presión y se abrió la grieta. Para este momento <text:soft-page-break/>todavía no se había levantado dicho piso y la dorsal todavía no existía.</text:p>
      <text:h text:style-name="Heading_20_5" text:outline-level="5"><text:bookmark-start text:name="__RefHeading___Toc34063_4074771781"/>Objetos.<text:bookmark-end text:name="__RefHeading___Toc34063_4074771781"/></text:h>
      <text:p text:style-name="P65">Una buena parte del material que salia disparado verticalmente con el agua súper-crítica escapó al espacio exterior y debido a que tenían aproximadamente la misma velocidad vectorial, es decir que su velocidad era aproximadamente la misma tanto <text:span text:style-name="T329">en </text:span>magnitud como en dirección, ese material se <text:span text:style-name="T329">fue </text:span>reuniendo por simple acción de la gravedad en <text:span text:style-name="T126">muchos de los objetos que hoy llamamos </text:span>asteroides, meteoritos, cometas y objetos <text:s/>trans-neptunianos.</text:p>
      <text:h text:style-name="P211" text:outline-level="2"><text:bookmark-start text:name="__RefHeading___Toc28381_1627726659"/><text:span text:style-name="T331">Fase de </text:span>Inundación.<text:bookmark-end text:name="__RefHeading___Toc28381_1627726659"/></text:h>
      <text:p text:style-name="P166"><text:span text:style-name="T127">Otra parte de</text:span>l <text:span text:style-name="T90">agua súper-crítica</text:span> que salio disparado <text:span text:style-name="T127">no salió</text:span> de la atmósfera <text:span text:style-name="T127">sino que </text:span>produjo lluvias <text:span text:style-name="T330">tan abundantes</text:span> como el planeta no había <text:span text:style-name="T92">tenido</text:span> hasta entonces y jamas a <text:span text:style-name="T92">tenido</text:span> después. <text:span text:style-name="T92">Parte de ese agua súper-crítica se congeló en las bajas </text:span>temperaturas <text:span text:style-name="T92">d</text:span>e <text:span text:style-name="T92">las capas mas altas de la atmósfera y </text:span>produj<text:span text:style-name="T92">o</text:span> <text:span text:style-name="T330">abundantes </text:span>lluvias de granizo.</text:p>
      <text:h text:style-name="Heading_20_5" text:outline-level="5"><text:bookmark-start text:name="__RefHeading___Toc34065_4074771781"/>Granizo.<text:bookmark-end text:name="__RefHeading___Toc34065_4074771781"/></text:h>
      <text:p text:style-name="P56">Todo el material que <text:span text:style-name="T91">había</text:span> sido diluido en el techo de las <text:span text:style-name="T91">cámaras</text:span> <text:span text:style-name="T91">subterráneas</text:span> fue <text:span text:style-name="T91">expulsado junto con el agua súper-crítica y cayó sobre el planeta en forma de lluvia lodosa o granizo helado y lodoso.</text:span></text:p>
      <text:p text:style-name="P167">Donde ocurrieron lluvias de granizo se produjo un efecto que hoy identificamos con eras de hielo. En realidad fue solo una y los efectos se han conservado <text:span text:style-name="T128">en algunas partes </text:span>debido a la rotación <text:span text:style-name="T143">de latitud </text:span>que sufrió el planeta. <text:span text:style-name="T128">Toda la evidencia de plantas y </text:span><text:soft-page-break/><text:span text:style-name="T128">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h text:style-name="Heading_20_5" text:outline-level="5"><text:bookmark-start text:name="__RefHeading___Toc34067_4074771781"/>Descargas.<text:bookmark-end text:name="__RefHeading___Toc34067_4074771781"/></text:h>
      <text:p text:style-name="P62">Las altas presiones, <text:span text:style-name="T97">con las que salía disparada el agua súper critica por la grieta, </text:span>fueron ensanchando, <text:span text:style-name="T97">erosionando, desgastando,</text:span> <text:span text:style-name="T97">la grieta, </text:span>la abertura, por la que escapaba el agua, hasta tal punto que perdió presión y las lluvias cesaron. <text:span text:style-name="T330">P</text:span>ero el nivel del agua <text:span text:style-name="T93">en el planeta </text:span>continuo subiendo porque seguía escapando agua lodosa de las cámaras subterráneas <text:span text:style-name="T97">que estaban debajo de la caparazón de granito.</text:span></text:p>
      <text:p text:style-name="P63">A medida que la abertura de escape del agua súper-crítica se ensanchaba se produjo sobre la caparazón de granito un efecto parecido, <text:span text:style-name="T358">solo que mucho más lento,</text:span> al que sucede <text:span text:style-name="T140">con la lengua cuando se dice “</text:span><text:span text:style-name="T355">BRRRRRRRRR</text:span><text:span text:style-name="T140">”</text:span>: l<text:span text:style-name="T140">a</text:span> <text:span text:style-name="T140">lengua</text:span> vibra o aletea. Este efecto de aleteo, de ondulación, de vibración vertical, hizo que el chorro de agua que salia disparado por l<text:span text:style-name="T330">o</text:span> <text:span text:style-name="T330">que era solo una grieta, ya convertida en abertura, </text:span>también pulsara. </text:p>
      <text:p text:style-name="P64">Esta ondulación en la<text:span text:style-name="T129">s hidroplacas del atlántico y del pacífico</text:span> produjo un efecto piezo-el<text:span text:style-name="T129">é</text:span>ctrico en <text:span text:style-name="T129">el interior de las hidroplacas que generaron grandes descargas de energía. Descargas parecidas a las que suceden cuando vemos caer un rayo del cielo. Estos rayos o descargas de energía eléctrica sucedieron entre la superficie y el fondo de las gigantescas hidroplacas de granito. El efecto z-pinch que sucedió en estos rayos internos de lo que ahora llamamos corteza continental, es decir la caparazón de granito original, produjo un efecto de fisión nuclear en los átomos usados </text:span><text:soft-page-break/><text:span text:style-name="T129">en la zona plasmática de cada rayo, y esto produjo elementos pesados que empezaron a decaer en los elementos radiactivos que observamos hoy día principalmente en dicha corteza continental.</text:span></text:p>
      <text:h text:style-name="Heading_20_5" text:outline-level="5"><text:bookmark-start text:name="__RefHeading___Toc34069_4074771781"/>Estratos.<text:bookmark-end text:name="__RefHeading___Toc34069_4074771781"/></text:h>
      <text:p text:style-name="P147">El agua lodosa se fue <text:span text:style-name="T95">sentando</text:span> encima de la caparazón de granito por <text:span text:style-name="T95">la acción de lentas ondulaciones de unos 60 metros de alto, tanto del agua encima de estos, como de la caparazón misma de granito sobre la cual se estaban sentando. La </text:span>li<text:span text:style-name="T94">c</text:span>uefacción <text:span text:style-name="T95">de estos sedimentos, en conjunto con ésta ondulación, fueron separando los sedimentos en diferentes capas con patrones repetitivos. Estas capas no quedaron necesariamente en orden de tamaño, forma y densidad porque no todos los sedimentos cayeron al mismo tiempo. </text:span></text:p>
      <text:p text:style-name="P161">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text:p>
      <text:p text:style-name="P148"><text:span text:style-name="T95">El agua transporto el material de las paredes de las cámaras subterráneas que fué diluido en dicha agua durante cientos de años antes de que se formara la grieta por la cual escapó el agua. Dicha agua, con dichos materiales diluidos en ella, se desplazó, de debajo de la caparazón de granito, a encima de la caparazón, a medida que dicha agua fue escapando de las cámaras subterráneas a través de la grieta convertida en abertura. Por el proceso conocido como </text:span>li<text:span text:style-name="T94">c</text:span>uefacción<text:span text:style-name="T95">, dichos materiales en conjunto con los restos biológicos de lo que murió en la superficie, se fueron </text:span><text:soft-page-break/><text:span text:style-name="T95">sedimentando, y fueron formando lo que ahora se conoce como estratos geológicos.</text:span></text:p>
      <text:p text:style-name="P162">No todos los estratos geológicos se formaron en este momento pero la mayoría del material NO biológico proviene del techo de dichas cámaras <text:span text:style-name="T358">subterráneas.</text:span> Todo lo que llamamos roca sedimentaria.</text:p>
      <text:h text:style-name="P211" text:outline-level="2"><text:bookmark-start text:name="__RefHeading___Toc28383_1627726659"/><text:span text:style-name="T331">Fase de </text:span>Desplazamiento.<text:bookmark-end text:name="__RefHeading___Toc28383_1627726659"/></text:h>
      <text:h text:style-name="Heading_20_5" text:outline-level="5"><text:bookmark-start text:name="__RefHeading___Toc34071_4074771781"/>Dorsal.<text:bookmark-end text:name="__RefHeading___Toc34071_4074771781"/></text:h>
      <text:p text:style-name="P168">Cuando la lluvias cesaron, <text:span text:style-name="T146">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96">en la caparazón de granito. Después, </text:span>a medida que la grieta <text:span text:style-name="T96">en el granito </text:span>se fue ensanchando, <text:span text:style-name="T96">el piso debajo de la grieta se fue levantando </text:span>en <text:span text:style-name="T96">dirección</text:span> perpendicular <text:span text:style-name="T96">a la grieta en el granito. Este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a la dorsal se formaron primero y luego las paralelas a la dorsal oceánica. Este proceso generó lo que ahora conocemos como la dorsal oceánica.</text:span></text:p>
      <text:h text:style-name="P213" text:outline-level="5"><text:bookmark-start text:name="__RefHeading___Toc34073_4074771781"/><text:soft-page-break/>Magnéticos.<text:bookmark-end text:name="__RefHeading___Toc34073_4074771781"/></text:h>
      <text:p text:style-name="P149">Las rajaduras paralelas <text:span text:style-name="T332">a</text:span> la dorsal oceánica hacen que la temperatura <text:span text:style-name="T332">subterránea</text:span> de la dorsal debajo de <text:span text:style-name="T332">dichas</text:span> rajaduras <text:span text:style-name="T332">sea </text:span>menor que en las zonas donde no hay rajadura. Puesto que la capacidad de magnetismo de los elementos químicos depende de la temperatura, la intensidad del magnetismo es mayor donde la temperatura es menor. <text:span text:style-name="T332">E</text:span>s <text:span text:style-name="T372">por eso que el magnetismo es mayor</text:span> justo encima de donde están las rajaduras. </text:p>
      <text:p text:style-name="P149">Esta curva de intensidad de magnetismo que se corresponde perfectamente con la temperatura subterránea es la que se ha malinterpretado en el popular cuento <text:span text:style-name="T332">de </text:span>decir que <text:span text:style-name="T332">en </text:span>el pasado hubo inversiones de polaridad en los polos magnéticos del planeta. Nunca sucedieron. Solo hay que interpretar correctamente la evidencia.</text:p>
      <text:h text:style-name="Heading_20_5" text:outline-level="5"><text:bookmark-start text:name="__RefHeading___Toc34075_4074771781"/>Separadas.<text:bookmark-end text:name="__RefHeading___Toc34075_4074771781"/></text:h>
      <text:p text:style-name="P64">Como las <text:span text:style-name="T129">hidroplaca</text:span>s en las que se dividió la caparazón de granito estaban lubricadas por el agua subterránea, y debido al fuerte flujo de agua <text:span text:style-name="T359">súper-crítica</text:span>, las dos gigantescas <text:span text:style-name="T129">hidroplaca</text:span>s quedaron a la deriva, mantenidas a flote por la presión del agua que trataba de salir solo por la zona de ruptura, justo encima de la actual dorsal oceánica. </text:p>
      <text:p text:style-name="P64">Este movimiento de las gigantescas <text:span text:style-name="T129">hidroplaca</text:span>s duró hasta que la presión del agua que salia de las cámaras subterráneas disminuyo lo suficiente para que el techo de las cámaras empezara a rozarse con el suelo de las cámaras. Este rozamiento generó grandes cantidades de magma y el movimiento de las <text:span text:style-name="T129">hidroplaca</text:span>s empezó a detenerse.</text:p>
      <text:h text:style-name="P211" text:outline-level="2"><text:bookmark-start text:name="__RefHeading___Toc28385_1627726659"/><text:soft-page-break/><text:span text:style-name="T331">Fase de </text:span>Recuperación.<text:bookmark-end text:name="__RefHeading___Toc28385_1627726659"/></text:h>
      <text:h text:style-name="Heading_20_5" text:outline-level="5"><text:bookmark-start text:name="__RefHeading___Toc34077_4074771781"/>Magma.<text:bookmark-end text:name="__RefHeading___Toc34077_4074771781"/></text:h>
      <text:p text:style-name="P151">E<text:span text:style-name="T98">l desbalance en las presiones en el manto terrestre producto de los levantamientos en la dorsal oceánica y del desplazamiento de las hidroplacas </text:span>hizo que internamente en el manto del planeta se generaran pequeños cortes verticales que se friccionaron <text:span text:style-name="T104">como consecuencia de</text:span> ese desplazamiento vertical de la superficie y de las regiones debajo de ellas. </text:p>
      <text:p text:style-name="P150">Estos cortes <text:span text:style-name="T105">verticales </text:span>aumentaron <text:span text:style-name="T105">en cantidad</text:span> hacia los lados y hacia el interior del planeta a medida que <text:span text:style-name="T98">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text:span text:style-name="T373">manto terrestre, debajo de estas zonas, </text:span>separadas <text:span text:style-name="T373">por delgadas grietas lubricadas con</text:span> magma. <text:span text:style-name="T373">Dichas columnas </text:span><text:s/>van <text:span text:style-name="T373">casi </text:span>de<text:span text:style-name="T373">sde</text:span> l<text:span text:style-name="T374">o que eran las cámaras subterráneas</text:span> <text:span text:style-name="T373">hasta la zona liquida del</text:span> núcleo del planeta. </text:p>
      <text:h text:style-name="P214" text:outline-level="5"><text:bookmark-start text:name="__RefHeading___Toc34079_4074771781"/>Sismos.<text:bookmark-end text:name="__RefHeading___Toc34079_4074771781"/></text:h>
      <text:p text:style-name="P150"><text:span text:style-name="T101">E</text:span>l magma es <text:span text:style-name="T101">mucho mas comprimible que el manto y d</text:span>ebajo de la profundidad de cruce, <text:span text:style-name="T375">donde la presión es lo suficientemente alta,</text:span> <text:span text:style-name="T130">que es de unos 350 kilómetros,</text:span> el magma se comprimió, se volvió mas denso y se hundió <text:span text:style-name="T101">hacia el núcleo del planeta</text:span>. </text:p>
      <text:p text:style-name="P150">Encima de la profundidad de cruce el magma se expandió y salió a la superficie. </text:p>
      <text:p text:style-name="P177"><text:soft-page-break/>Este tipo de movimientos del magma son la causa de lo que aún hoy día observamos y llamamos movimientos <text:span text:style-name="T358">sísmicos.</text:span> </text:p>
      <text:p text:style-name="P178">Actualmente en la zona cercana a la profundidad de cruce ya casi no hay movimientos de magma. Esta es la razón por la cual casi no se perciben movimientos <text:span text:style-name="T358">sísmicos</text:span> cuyo epicentro este cercano a la profundidad de los 350 kilómetros. En esta zona casi no hay desplazamientos de magma. La gran mayoría de desplazamientos de magma se dan cerca de la superficie, y una minoría se dan cerca de la zona líquida del núcleo planetario.</text:p>
      <text:p text:style-name="P169">El incremento de masa comprimida de magma en el núcleo del planeta continua hoy día y este incremento a causado que el planeta este perdiendo volumen. <text:span text:style-name="T334">S</text:span>imilar a <text:span text:style-name="T334">lo que</text:span> se observa <text:span text:style-name="T334">cuando</text:span> una fruta pierde volumen <text:span text:style-name="T334">al</text:span> seca<text:span text:style-name="T334">rse</text:span>. </text:p>
      <text:p text:style-name="P169">El flujo de magma hacia el centro del planeta continua hoy día y es la causa de los movimientos sísmicos del planeta.</text:p>
      <text:h text:style-name="Heading_20_5" text:outline-level="5"><text:bookmark-start text:name="__RefHeading___Toc34081_4074771781"/>Campo.<text:bookmark-end text:name="__RefHeading___Toc34081_4074771781"/></text:h>
      <text:p text:style-name="P152">El aumento de magma comprimida en la zona líquida del núcleo del planeta hizo <text:span text:style-name="T131">que el material magnético en los cristales líquidos que se desplazaban se reorientaran con el campo magnético del planeta y esta es la razón por la que el campo magnético de este planeta es mucho más grande que el del resto de planetas sólidos del sistema solar. </text:span></text:p>
      <text:p text:style-name="P163">Este alineamiento con el campo preexistente de los elementos magnéticos que se desplazaron hacia el núcleo aumentó dicho campo magnético. </text:p>
      <text:p text:style-name="P163"><text:soft-page-break/>La cristalización de estos elementos magnéticos, principalmente hierro y níquel, generó un centro sólido en el planeta. <text:span text:style-name="T376">La zona sólida del núcleo planetario.</text:span></text:p>
      <text:h text:style-name="Heading_20_5" text:outline-level="5"><text:bookmark-start text:name="__RefHeading___Toc34083_4074771781"/>Abultado y Sumido.<text:bookmark-end text:name="__RefHeading___Toc34083_4074771781"/></text:h>
      <text:p text:style-name="P154">E<text:span text:style-name="T132">l movimiento del magma </text:span>se <text:span text:style-name="T102">retroalimentó: mas movimiento vertical, mas fricción, mas calor, mas magma, mas lubricación y</text:span> <text:span text:style-name="T133">mas movimiento vertical.</text:span></text:p>
      <text:p text:style-name="P153"><text:span text:style-name="T133">E</text:span>l desbalance interno del planeta <text:span text:style-name="T102">aumento. U</text:span>na parte del planeta se abulto y la parte contraria se sumió. </text:p>
      <text:p text:style-name="P155">La parte que se abultó es lo <text:span text:style-name="T377">que </text:span>ahora conocemos como <text:span text:style-name="T100">océano</text:span> atlántico y la parte que se sumió es la zona que está dentro lo que ahora conocemos como el cinturón de fuego del océano pacífico. <text:span text:style-name="T134">El magma que salió a la superficie formo los mas de 40 mil volcanes oceánicos que se observan en el pacífico.</text:span></text:p>
      <text:p text:style-name="P157">Est<text:span text:style-name="T100">e análisis permite hacer </text:span>una de las predicciones mas importantes de la teoría de hidroplacas que no ha sido verificada: <text:span text:style-name="T107">En la zona dentro de </text:span>la gigantesca “u” formada por el cinturón de fuego, <text:span text:style-name="T107">al interior de esa “u”, </text:span>debajo de<text:span text:style-name="T107">l piso de</text:span> esa zona que esta toda <text:span text:style-name="T107">hundida en</text:span> el océano pacífico, debajo de<text:span text:style-name="T107">l piso de</text:span> la capa de formaciones volcánicas que hay en esa zona, <text:span text:style-name="T107">y bordeando todo el interior de esa “u” que forma el cinturón de fuego, DEBE</text:span> <text:span text:style-name="T334">HABER</text:span> <text:span text:style-name="T103">dos grandes pedazos sumergidos de las hidroplacas de GRANITO que se separaron justo sobre la dorsal del pacífico. </text:span></text:p>
      <text:h text:style-name="Heading_20_5" text:outline-level="5"><text:bookmark-start text:name="__RefHeading___Toc34085_4074771781"/>Fosas.<text:bookmark-end text:name="__RefHeading___Toc34085_4074771781"/></text:h>
      <text:p text:style-name="P156"><text:span text:style-name="T335">Cuando el planeta se sumió, una parte de la gigantesca hidroplaca del pacífico también se hundió, se sumió con la superficie del planeta, en la parte occidental de la gigantesca “u” </text:span>del océano <text:soft-page-break/>pacífico <text:span text:style-name="T333">que hoy se conoce como “el cinturón de fuego”, bordeando las costas de Asia y Oceanía.</text:span></text:p>
      <text:p text:style-name="P164">Y, <text:span text:style-name="T335">cuando el planeta se sumió, </text:span>una parte de la gigantesca hidroplaca del atlántico se hundió, se sumió <text:span text:style-name="T335">con la superficie del planeta</text:span>, en la parte oriental de dicho “cinturón de fuego”, bordeando las costas de las Américas. </text:p>
      <text:p text:style-name="P165">Estos hundimientos es lo que observamos como fosas oceánicas en dicho cinturón de fuego.</text:p>
      <text:h text:style-name="Heading_20_5" text:outline-level="5"><text:bookmark-start text:name="__RefHeading___Toc34087_4074771781"/>Montañas.<text:bookmark-end text:name="__RefHeading___Toc34087_4074771781"/></text:h>
      <text:p text:style-name="P170"><text:span text:style-name="T101">Cuando el roce entre el techo y el piso de las cámaras subterráneas detuvieron el movimiento de las gigantescas hidroplacas, en </text:span>algunas partes las <text:span text:style-name="T129">hidroplaca</text:span>s se levantaron, <text:span text:style-name="T101">se arrugaron, </text:span>produciendo las montañas que observamos hoy día<text:span text:style-name="T99">. Para ese momento estaban en estado de licuefacción y se comportaban como un fluido denso. </text:span></text:p>
      <text:h text:style-name="Heading_20_5" text:outline-level="5"><text:bookmark-start text:name="__RefHeading___Toc34089_4074771781"/>Discordancia.<text:bookmark-end text:name="__RefHeading___Toc34089_4074771781"/></text:h>
      <text:p text:style-name="P179">En algunas zonas del planeta, donde había arrugas en las hidroplacas de granito lo suficientemente bajas para estar todavía completamente cubiertas de agua, los sedimentos que estaban sobre los puntos altos de las arrugas fueron re-ordenados por las olas en el agua al no encontrar soporte sobre la hidroplaca de granito. </text:p>
      <text:p text:style-name="P179">Debido a la diferencia de densidades entre capa y capa, los restos biológicos de plantas y animales se deslizaron cuesta arriba donde la presión era mas baja y se reorganizaron en nuevas capas horizontales sobre los niveles que ahora se conoce como discordancias geológicas.</text:p>
      <text:h text:style-name="Heading_20_5" text:outline-level="5"><text:bookmark-start text:name="__RefHeading___Toc34091_4074771781"/><text:soft-page-break/>Hidrocarburos.<text:bookmark-end text:name="__RefHeading___Toc34091_4074771781"/></text:h>
      <text:p text:style-name="P171">El material biológico que quedo separado en medio de estas capas superiores de sedimentación fue comprimida por el arrugamiento de las <text:span text:style-name="T129">hidroplaca</text:span>s y posteriormente por el peso de las capas superiores y alcanzo grandes temperaturas. Dependiendo de la cantidad de agua, la presión alcanzada y la temperatura alcanzado formo los depósitos de carbón, petróleo y gas que observamos hoy día. </text:p>
      <text:p text:style-name="P172">Los gigantescos depósitos de <text:span text:style-name="T141">hidrocarburos</text:span> que no se pueden explicar si se <text:span text:style-name="T378">hubieran formado</text:span> durante millones de años, porque sería imposible mantener <text:span text:style-name="T141">las</text:span> condiciones <text:span text:style-name="T141">necesarias </text:span>en bloques tan grandes durante tanto tiempo, encuentran una explicación completamente factible bajo un proceso que duró tan solo unos meses <text:span text:style-name="T142">y que se puede reproducir hoy día, en su aspecto químico, en el laboratorio.</text:span></text:p>
      <text:h text:style-name="Heading_20_5" text:outline-level="5"><text:bookmark-start text:name="__RefHeading___Toc34093_4074771781"/><text:span text:style-name="T335">Cañones</text:span>.<text:bookmark-end text:name="__RefHeading___Toc34093_4074771781"/></text:h>
      <text:p text:style-name="P173">La formación de montañas hizo que parte del agua que se encontraba sobre las <text:span text:style-name="T129">hidroplaca</text:span>s quedara atrapada en algunas partes formando así gigantescos lagos encima de las <text:span text:style-name="T129">hidroplaca</text:span>s. <text:s/><text:span text:style-name="T135">Los movimientos sísmicos producidos por el desplazamiento de magma en el planeta</text:span> <text:span text:style-name="T135">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text:span></text:p>
      <text:p text:style-name="P180">Este proceso fue el que generó, en unas pocas semanas, grandes cañones como el que se encuentra en Colorado. </text:p>
      <text:p text:style-name="P180"><text:soft-page-break/>El agua que salía de estos lagos buscaba el camino de menor resistencia y a medida que fluía se llevaba consigo parte del terreno a su alrededor y escarbaba, <text:s/>esculpía, en el terreno el tipo de patrones que se observan en los cañones.</text:p>
      <text:h text:style-name="Heading_20_5" text:outline-level="5"><text:bookmark-start text:name="__RefHeading___Toc34095_4074771781"/>Mesetas.<text:bookmark-end text:name="__RefHeading___Toc34095_4074771781"/></text:h>
      <text:p text:style-name="P174">El roce entre el techo y el piso de las cámaras subterráneas, <text:span text:style-name="T335">ya casi sin agua, </text:span>no solo detuvo el movimiento de las <text:span text:style-name="T129">hidroplaca</text:span>s y las arrugo formando las montañas de hoy día, sino que genero grandes cantidades de magma donde se rozaron <text:span text:style-name="T137">el </text:span>techo y <text:span text:style-name="T137">el </text:span>piso de las cámaras. </text:p>
      <text:p text:style-name="P174">Cuando el peso de las <text:span text:style-name="T129">hidroplaca</text:span>s de granito <text:span text:style-name="T139">donde había mas masa, es decir en las zonas montañosas, </text:span>empezó a <text:span text:style-name="T136">hundirlas,</text:span> el magma se desplazo a las partes <text:span text:style-name="T358">subterráneas</text:span> de las cámaras donde había menos peso encima, menos presión, es decir donde no había montañas encima. </text:p>
      <text:p text:style-name="P174">Al acumularse magma debajo de <text:span text:style-name="T138">estas </text:span>zonas llanas<text:span text:style-name="T137"> </text:span>la presión que hacía el magma hacia arriba fracturó <text:span text:style-name="T138">verticalmente </text:span>la <text:span text:style-name="T129">hidroplaca de granito y la grieta de las fracturas verticales se lleno de magma permitiendo</text:span> que el magma escap<text:span text:style-name="T138">ara</text:span> de las cámaras a la superficie de las <text:span text:style-name="T129">hidroplaca</text:span>s. </text:p>
      <text:p text:style-name="P181">Esta lubricación con magma permitió que bloques de hidroplaca subieran como sube in pistón. La presión del magma que estaba debajo y que escapaba por su perímetro lubricando la subida de estos bloques de hidroplaca generaron las mesetas que se observan cerca de algunas grandes y pesadas zonas montañosas.</text:p>
      <text:h text:style-name="Heading_20_5" text:outline-level="5"><text:bookmark-start text:name="__RefHeading___Toc34097_4074771781"/><text:soft-page-break/>Butte.<text:bookmark-end text:name="__RefHeading___Toc34097_4074771781"/></text:h>
      <text:p text:style-name="P181">E<text:span text:style-name="T379">l</text:span> mismo levantamiento <text:span text:style-name="T379">que generó las mesetas también hace parte de lo que </text:span>generó el desborde de lagos que se habían formado cuando el agua quedo rodeada por montañas y que generaron los cañones como el del Colorado en Arizona. Y en los casos en que posteriormente el agua que se desbordaba de un lago fluía alrededor del magma solidificado en roca volcánica se formaron los llamados Butte. Formaciones montañosas de tipo meseta que tienen en su parte superior magma solido o roca volcánica como el Red Butte en los Estados Unidos.</text:p>
      <text:h text:style-name="Heading_20_5" text:outline-level="5"><text:bookmark-start text:name="__RefHeading___Toc34099_4074771781"/>Rotación <text:span text:style-name="T336">de latitud</text:span>.<text:bookmark-end text:name="__RefHeading___Toc34099_4074771781"/></text:h>
      <text:p text:style-name="P175">Después de la formación de las montañas, ese arrugamiento de las <text:span text:style-name="T129">hidroplaca</text:span>s, y debido a la conservación del momento angular, las zonas de altas latitudes en las que se 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h text:style-name="Heading_20_5" text:outline-level="5"><text:bookmark-start text:name="__RefHeading___Toc34101_4074771781"/>Meridiano 90.<text:bookmark-end text:name="__RefHeading___Toc34101_4074771781"/></text:h>
      <text:p text:style-name="P176">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text:soft-page-break/>en latitud, la zona que llegaba al ecuador se encontraba con la tensión generada por el giro diario del planeta, y de la misma manera que un caucho redondo revienta por un solo punto, la superficie del planeta fue <text:span text:style-name="T144">rasgándose</text:span> siempre por el mismo punto <text:span text:style-name="T144">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 el angulo que rotó el planeta.</text:span></text:p>
      <text:h text:style-name="Heading_20_5" text:outline-level="5"><text:bookmark-start text:name="__RefHeading___Toc34103_4074771781"/>Sigue.<text:bookmark-end text:name="__RefHeading___Toc34103_4074771781"/></text:h>
      <text:p text:style-name="P66">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48">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4" text:outline-level="2"><text:bookmark-start text:name="__RefHeading___Toc28387_1627726659"/>Diferencias.<text:bookmark-end text:name="__RefHeading___Toc28387_1627726659"/></text:h>
      <text:p text:style-name="P72"><text:span text:style-name="T150">S</text:span>u anfitrión, es decir yo, Jose Luis Quiroga, <text:span text:style-name="T150">tiene algunas </text:span>diferencias con la presentación de la <text:span text:style-name="T150">teoría</text:span> de h<text:span text:style-name="T150">idr</text:span>oplacas o “<text:span text:style-name="T354">hydroplate</text:span> <text:span text:style-name="T349">theory</text:span>” <text:span text:style-name="T151">que hace </text:span>Walt Brown <text:span text:style-name="T150">en su libro “In </text:span><text:span text:style-name="T351">the</text:span><text:span text:style-name="T150"> </text:span><text:span text:style-name="T352">Beginning</text:span><text:span text:style-name="T150">” </text:span>y <text:span text:style-name="T151">con la </text:span>de Brian Nickel, <text:span text:style-name="T150">un colaborador de “</text:span><text:span text:style-name="T351">Center</text:span><text:span text:style-name="T150"> </text:span><text:soft-page-break/><text:span text:style-name="T351">for</text:span><text:span text:style-name="T150"> </text:span><text:span text:style-name="T351">Scientific</text:span><text:span text:style-name="T150"> </text:span><text:span text:style-name="T351">Creation</text:span><text:span text:style-name="T150">” la organización que mantiene creationscience.com, en sus videos de Internet</text:span>.</text:p>
      <text:p text:style-name="P182"><text:span text:style-name="T168">Una</text:span> gran diferencia <text:span text:style-name="T164">está en lo que </text:span><text:alphabetical-index-mark-start text:id="IMark94844487025816"/><text:alphabetical-index-mark-start text:id="IMark94844474663112"/><text:span text:style-name="T164">Génesis 1</text:span><text:alphabetical-index-mark-end text:id="IMark94844474663112"/><text:alphabetical-index-mark-end text:id="IMark94844487025816"/><text:span text:style-name="T164"> y 2 incluye como parte de ESTA creación. Esto</text:span> debe ser evidente para cualquiera que no se haya saltado la sección de esta presentación dedicada a la creación, <text:span text:style-name="T164">y</text:span> que lea <text:span text:style-name="T164">el libro “In </text:span><text:span text:style-name="T353">the</text:span><text:span text:style-name="T164"> </text:span><text:span text:style-name="T353">beginning</text:span><text:span text:style-name="T164">” de Walt Brown.</text:span></text:p>
      <text:p text:style-name="P182">Afortunadamente la teoría de hidroplacas tiene mas que ver con <text:span text:style-name="T164">lo sucedido durante </text:span>la inundación <text:span text:style-name="T166">planetaria </text:span>en tiempos de Noé que con <text:span text:style-name="T380">lo sucedido durante </text:span>la creación.</text:p>
      <text:p text:style-name="P74">La diferencia mas grande está en la sustentación bíblica de las condiciones iniciales de la teoría de hidroplacas.</text:p>
      <text:p text:style-name="P73"><text:span text:style-name="T168">Es completamente incoherente pensar que el vocablo H8064 </text:span><text:span text:style-name="T168"><text:note text:id="ftn1" text:note-class="footnote"><text:note-citation>1</text:note-citation><text:note-body><text:p text:style-name="Footnote"><text:bookmark-start text:name="__RefHeading___Toc38345_1836810514"/><text:s/><text:a xlink:type="simple" xlink:href="https://biblehub.com/hebrew/8064.htm" text:style-name="Internet_20_link" text:visited-style-name="Visited_20_Internet_20_Link"><text:span text:style-name="T151">H8064</text:span></text:a><text:bookmark-end text:name="__RefHeading___Toc38345_1836810514"/></text:p></text:note-body></text:note></text:span><text:span text:style-name="T168"><text:s/>deja de significar cielos, shamaim, ese en el que según </text:span><text:alphabetical-index-mark-start text:id="IMark94844474663112"/><text:alphabetical-index-mark-start text:id="IMark94844487025816"/><text:span text:style-name="T168">Génesis 1</text:span><text:alphabetical-index-mark-end text:id="IMark94844487025816"/><text:alphabetical-index-mark-end text:id="IMark94844474663112"/><text:span text:style-name="T168"> las aves vuelan, en un solo versículo de la biblia: ese que dice que </text:span><text:span text:style-name="Bible_5f_text"><text:span text:style-name="T151">“</text:span></text:span><text:bookmark text:name="es-RVA-8"/><text:span text:style-name="Bible_5f_text">llamó Dios á la expansión Cielos: y fué la tarde y la mañana el día segundo</text:span><text:span text:style-name="Bible_5f_text"><text:span text:style-name="T149">” </text:span></text:span><text:span text:style-name="Bible_5f_text"><text:span text:style-name="T149"><text:note text:id="ftn2" text:note-class="footnote"><text:note-citation>2</text:note-citation><text:note-body><text:p text:style-name="Footnote"><text:bookmark-start text:name="__RefHeading___Toc38343_1836810514"/><text:s/><text:alphabetical-index-mark-start text:id="IMark94844474663112"/><text:alphabetical-index-mark-start text:id="IMark94844487025816"/><text:span text:style-name="T151">Génesis 1</text:span><text:alphabetical-index-mark-end text:id="IMark94844487025816"/><text:alphabetical-index-mark-end text:id="IMark94844474663112"/><text:span text:style-name="T151">:8 </text:span><text:a xlink:type="simple" xlink:href="https://www.biblegateway.com/passage/?search=Génesis+1%3A8&amp;version=RVA" text:style-name="Internet_20_link" text:visited-style-name="Visited_20_Internet_20_Link"><text:span text:style-name="T151">RVA</text:span></text:a><text:bookmark-end text:name="__RefHeading___Toc38343_1836810514"/></text:p></text:note-body></text:note></text:span></text:span><text:span text:style-name="T149">. </text:span></text:p>
      <text:p text:style-name="P69">Tratar de darle varios significados a<text:span text:style-name="T153">l </text:span>vocablo <text:span text:style-name="T151">H8064 </text:span><text:span text:style-name="T151"><text:note text:id="ftn3" text:note-class="footnote"><text:note-citation>3</text:note-citation><text:note-body><text:p text:style-name="Footnote"><text:bookmark-start text:name="__RefHeading___Toc38341_1836810514"/><text:s/><text:a xlink:type="simple" xlink:href="https://biblehub.com/hebrew/8064.htm" text:style-name="Internet_20_link" text:visited-style-name="Visited_20_Internet_20_Link"><text:span text:style-name="T151">H8064</text:span></text:a><text:bookmark-end text:name="__RefHeading___Toc38341_1836810514"/></text:p></text:note-body></text:note></text:span><text:span text:style-name="T151">, el shamaim, los cielos, </text:span>en el primer capitulo de l<text:span text:style-name="T153">a</text:span> biblia, para luego escoger el que mas me gusta para que cuadre con las dos principales suposiciones de mi cuento, por lógico y coherente que sea con la evidencia actual, es teológicamente insostenible.</text:p>
      <text:p text:style-name="P183"><text:span text:style-name="T158">La biblia dice que: </text:span><text:span text:style-name="Bible_5f_text"><text:span text:style-name="T158">“</text:span></text:span><text:bookmark text:name="es-RVA-7"/><text:span text:style-name="Bible_5f_text">E hizo Dios la expansión, y apartó las aguas que estaban </text:span><text:span text:style-name="Bible_5f_text"><text:span text:style-name="T161">DEBAJO</text:span></text:span><text:span text:style-name="Bible_5f_text"> de la expansión, de las aguas que estaban </text:span><text:span text:style-name="Bible_5f_text"><text:span text:style-name="T161">SOBRE</text:span></text:span><text:span text:style-name="Bible_5f_text"> la expansión: y fué así</text:span><text:span text:style-name="Bible_5f_text"><text:span text:style-name="T158">” </text:span></text:span><text:span text:style-name="Bible_5f_text"><text:span text:style-name="T158"><text:note text:id="ftn4" text:note-class="footnote"><text:note-citation>4</text:note-citation><text:note-body><text:p text:style-name="Footnote"><text:bookmark-start text:name="__RefHeading___Toc38339_1836810514"/><text:s/><text:alphabetical-index-mark-start text:id="IMark94844487025816"/><text:alphabetical-index-mark-start text:id="IMark94844474663112"/><text:span text:style-name="T158">Génesis 1</text:span><text:alphabetical-index-mark-end text:id="IMark94844474663112"/><text:alphabetical-index-mark-end text:id="IMark94844487025816"/><text:span text:style-name="T158">:7 </text:span><text:a xlink:type="simple" xlink:href="https://www.biblegateway.com/passage/?search=Génesis+1%3A7&amp;version=RVA" text:style-name="Internet_20_link" text:visited-style-name="Visited_20_Internet_20_Link"><text:span text:style-name="T158">RVA</text:span></text:a><text:bookmark-end text:name="__RefHeading___Toc38339_1836810514"/></text:p></text:note-body></text:note></text:span></text:span><text:span text:style-name="T158">. Y que luego </text:span><text:span text:style-name="Bible_5f_text"><text:span text:style-name="T151">“</text:span></text:span><text:bookmark text:name="es-RVA-81"/><text:span text:style-name="Bible_5f_text"><text:span text:style-name="T151">llamó </text:span></text:span><text:soft-page-break/><text:span text:style-name="Bible_5f_text"><text:span text:style-name="T151">Dios á la expansión CIELOS” </text:span></text:span><text:span text:style-name="Bible_5f_text"><text:span text:style-name="T151"><text:note text:id="ftn5" text:note-class="footnote"><text:note-citation>5</text:note-citation><text:note-body><text:p text:style-name="Footnote"><text:bookmark-start text:name="__RefHeading___Toc38337_1836810514"/><text:s/><text:alphabetical-index-mark-start text:id="IMark94844487025816"/><text:alphabetical-index-mark-start text:id="IMark94844474663112"/><text:span text:style-name="T151">Génesis 1</text:span><text:alphabetical-index-mark-end text:id="IMark94844474663112"/><text:alphabetical-index-mark-end text:id="IMark94844487025816"/><text:span text:style-name="T151">:8 </text:span><text:a xlink:type="simple" xlink:href="https://www.biblegateway.com/passage/?search=Génesis+1%3A8&amp;version=RVA" text:style-name="Internet_20_link" text:visited-style-name="Visited_20_Internet_20_Link"><text:span text:style-name="T151">RVA</text:span></text:a><text:bookmark-end text:name="__RefHeading___Toc38337_1836810514"/></text:p></text:note-body></text:note></text:span></text:span><text:span text:style-name="T158">. El mismo vocablo cielos, el vocablo H8064 </text:span><text:span text:style-name="T158"><text:note text:id="ftn6" text:note-class="footnote"><text:note-citation>6</text:note-citation><text:note-body><text:p text:style-name="Footnote"><text:bookmark-start text:name="__RefHeading___Toc38335_1836810514"/><text:s/><text:a xlink:type="simple" xlink:href="https://biblehub.com/hebrew/8064.htm" text:style-name="Internet_20_link" text:visited-style-name="Visited_20_Internet_20_Link"><text:span text:style-name="T151">H8064</text:span></text:a><text:bookmark-end text:name="__RefHeading___Toc38335_1836810514"/></text:p></text:note-body></text:note></text:span><text:span text:style-name="T158">, plural, shamaim, es usado durante todos los dos primeros capítulos consistentemente para referirse a ese lugar donde se observan el sol, la luna y las estrellas, ese lugar donde vuelan la aves. </text:span></text:p>
      <text:p text:style-name="P188">Pero no, solo cuando Dios decidió llamar “cielos” a la expansión, que esta teoría quiere entender como la caparazón de granito, es que no significa lo que siempre significa porque obviamente los cielos no pueden ser una caparazón de granito.</text:p>
      <text:p text:style-name="P70"><text:span text:style-name="T159">Además es muy clara en decir que Dios dijo: </text:span><text:span text:style-name="Bible_5f_text"><text:span text:style-name="T152">”</text:span></text:span><text:span text:style-name="Bible_5f_text"><text:span text:style-name="T404">J</text:span></text:span><text:span text:style-name="Bible_5f_text"><text:span text:style-name="T152">úntense las aguas que están DEBAJO de los cielos en un lugar, y descúbrase lo SECO: y fué así” </text:span></text:span><text:span text:style-name="Bible_5f_text"><text:span text:style-name="T152"><text:note text:id="ftn7" text:note-class="footnote"><text:note-citation>7</text:note-citation><text:note-body><text:p text:style-name="Footnote"><text:bookmark-start text:name="__RefHeading___Toc38333_1836810514"/><text:s/><text:alphabetical-index-mark-start text:id="IMark94844487025816"/><text:alphabetical-index-mark-start text:id="IMark94844474663112"/><text:span text:style-name="T156">Génesis 1</text:span><text:alphabetical-index-mark-end text:id="IMark94844474663112"/><text:alphabetical-index-mark-end text:id="IMark94844487025816"/><text:span text:style-name="T156">:9 </text:span><text:a xlink:type="simple" xlink:href="https://www.biblegateway.com/passage/?search=Génesis+1%3A9&amp;version=RVA" text:style-name="Internet_20_link" text:visited-style-name="Visited_20_Internet_20_Link"><text:span text:style-name="T156">RVA</text:span></text:a><text:bookmark-end text:name="__RefHeading___Toc38333_1836810514"/></text:p></text:note-body></text:note></text:span></text:span><text:span text:style-name="T152">. Eso seco es la caparazón de granito. Eso seco salio de las aguas que estaban DEBAJO de la expansión. Eso seco quedo DEBAJO de la expansión. Eso seco, que es la caparazón de granito, quedo DEBAJO de los cielos. Eso seco NO son los cielos.</text:span></text:p>
      <text:p text:style-name="P70"><text:span text:style-name="T159">Es perfectamente posible que sea justamente este versículo el que le da sustentación a las dos condiciones iniciales de la teoría de hidroplacas. Dice: </text:span><text:span text:style-name="Bible_5f_text"><text:span text:style-name="T152">“</text:span></text:span><text:bookmark text:name="es-RVA-9"/><text:span text:style-name="Bible_5f_text">Júntense las aguas que están </text:span><text:span text:style-name="Bible_5f_text"><text:span text:style-name="T162">DEBAJO</text:span></text:span><text:span text:style-name="Bible_5f_text"> de los cielos en un lugar, y descúbrase la seca: y fué así</text:span><text:span text:style-name="Bible_5f_text"><text:span text:style-name="T152">” </text:span></text:span><text:span text:style-name="Bible_5f_text"><text:span text:style-name="T152"><text:note text:id="ftn8" text:note-class="footnote"><text:note-citation>8</text:note-citation><text:note-body><text:p text:style-name="Footnote"><text:bookmark-start text:name="__RefHeading___Toc38331_1836810514"/><text:s/><text:alphabetical-index-mark-start text:id="IMark94844474663112"/><text:alphabetical-index-mark-start text:id="IMark94844487025816"/><text:span text:style-name="T156">Génesis 1</text:span><text:alphabetical-index-mark-end text:id="IMark94844487025816"/><text:alphabetical-index-mark-end text:id="IMark94844474663112"/><text:span text:style-name="T156">:9 </text:span><text:a xlink:type="simple" xlink:href="https://www.biblegateway.com/passage/?search=Génesis+1%3A9&amp;version=RVA" text:style-name="Internet_20_link" text:visited-style-name="Visited_20_Internet_20_Link"><text:span text:style-name="T156">RVA</text:span></text:a><text:bookmark-end text:name="__RefHeading___Toc38331_1836810514"/></text:p></text:note-body></text:note></text:span></text:span><text:span text:style-name="T152">. Al descubrirse lo seco, en las aguas que estaban DEBAJO de los cielos, dichas aguas que fueron juntadas en UN solo lugar, como le gusta enfatizar al libro, también formaron los mares, plural, algunos en las cámaras subterráneas, otros en la superficie. </text:span><text:span text:style-name="T404">El</text:span><text:span text:style-name="T152"> “</text:span><text:span text:style-name="T404">juntarse</text:span><text:span text:style-name="T152">”, </text:span><text:span text:style-name="T404">entre comillas</text:span><text:span text:style-name="T152">, es ANTES de “</text:span><text:span text:style-name="T404">descubrirse”</text:span><text:span text:style-name="T152"> l</text:span><text:span text:style-name="T404">o</text:span><text:span text:style-name="T152"> </text:span><text:span text:style-name="T404">seco</text:span><text:span text:style-name="T152">. Y la palabra H6960 </text:span><text:span text:style-name="T404">que est</text:span><text:span text:style-name="T394">á </text:span><text:span text:style-name="T152">detrás de es</text:span><text:span text:style-name="T404">e</text:span><text:span text:style-name="T152"> “</text:span><text:span text:style-name="T404">juntarse"</text:span><text:span text:style-name="T152"> </text:span><text:span text:style-name="T405">es diferente a</text:span><text:span text:style-name="T152"> </text:span><text:soft-page-break/><text:span text:style-name="T152">la palabra H4723 de lo que se denominó "mares". </text:span><text:span text:style-name="T404">El</text:span><text:span text:style-name="T152"> “</text:span><text:span text:style-name="T404">juntarse</text:span><text:span text:style-name="T152">” NO es lo que se </text:span><text:span text:style-name="T404">nombra</text:span><text:span text:style-name="T152"> </text:span><text:span text:style-name="T405">como </text:span><text:span text:style-name="T152">“mares”. </text:span><text:span text:style-name="T405">E</text:span><text:span text:style-name="T404">sto </text:span><text:span text:style-name="T152">permit</text:span><text:span text:style-name="T404">e la</text:span><text:span text:style-name="T152"> interpreta</text:span><text:span text:style-name="T404">ci</text:span><text:span text:style-name="T394">ón de que</text:span><text:span text:style-name="T152"> </text:span><text:span text:style-name="T406">a</text:span><text:span text:style-name="T404">l</text:span><text:span text:style-name="T152"> “</text:span><text:span text:style-name="T404">descubrirse</text:span><text:span text:style-name="T152">” </text:span><text:span text:style-name="T405">lo seco </text:span><text:span text:style-name="T406">lo</text:span><text:span text:style-name="T152"> </text:span><text:span text:style-name="T406">que se </text:span><text:span text:style-name="T152">“</text:span><text:span text:style-name="T404">junt</text:span><text:span text:style-name="T394">ó</text:span><text:span text:style-name="T152">” </text:span><text:span text:style-name="T406">en UN lugar queda dividido </text:span><text:span text:style-name="T152">en un plural: “mares”.</text:span></text:p>
      <text:p text:style-name="P68">Y el que a los proponentes de la teoría de hidroplacas no les parezca posible que haya la famosa canopy, esa agua que nos dice la biblia que estaba <text:span text:style-name="T159">ENCIMA</text:span> de los cielos, que porque la presión, que porque la temperatura, que porque el efecto invernadero, <text:span text:style-name="T159">que porque … a mi </text:span>me suena al mismo tipo de disculpas que tienen muchos supuestos científicos con este cuento en particular, con la teoría de hidroplacas: <text:span text:style-name="T162">que mucho calor, que mucho frio, que la transferencia de calor, que mucha energía. </text:span></text:p>
      <text:p text:style-name="P68">Si realmente Jesucristo resucitó, puede que no entendamos todos los detalles de por qué había aguas encima de los cielos, de por qué la biblia es completamente cierta. <text:span text:style-name="T337">P</text:span>ero eso no significa que no puede ser <text:span text:style-name="T154">como lo afirma la biblia, o que me ponga a adaptarla para que cuadre con mis prejuicios.</text:span></text:p>
      <text:p text:style-name="P184">Para inventar cuentos de un pasado que cuadre con la descripción <text:span text:style-name="T157">bíblica, con lo observado hoy día, y</text:span> que sea lo suficientemente coherente como para llamarlo científico, <text:span text:style-name="T337">según los criterios mas populares, NO el de esta presentación,</text:span> solo falta imaginación. </text:p>
      <text:p text:style-name="P184">Además para explicar toda la masa que hay en asteroides, meteoritos, cometas y objetos <text:span text:style-name="T125">trans-neptunianos </text:span>que supuestamente salieron de este planeta, <text:span text:style-name="T337">según este cuento,</text:span> es mucho más fácil con esa aguita que nos dice la biblia que estaba allí, <text:span text:style-name="T160">en vez de estar sextuplicando el ancho de la caparazón de granito para que los datos reportados por la pagana NASA cuadren con mi teoría.</text:span></text:p>
      <text:p text:style-name="P184"><text:soft-page-break/>Aquí no estamos hablando de creatividad técnica, esa que <text:span text:style-name="T163">en esta presentación</text:span> <text:span text:style-name="T157">es la única que se acepta para </text:span>valida<text:span text:style-name="T157">r</text:span> una teoría científica. <text:span text:style-name="T163">Aquí estamos hablando simplemente de imaginación. E</text:span>ste es <text:span text:style-name="T155">solo </text:span>un cuento mas sobre el pasa<text:span text:style-name="T154">do, ese que no podemos conocer.</text:span> </text:p>
      <text:p text:style-name="P184"><text:span text:style-name="T337">En este cuento s</text:span>olo falta imaginación. No tanta como la <text:span text:style-name="T154">necesaria en </text:span>la teoría de placas tectónicas, pero imaginación al fin y al cabo.</text:p>
      <text:h text:style-name="Heading_20_3" text:outline-level="1"><text:bookmark-start text:name="__RefHeading___Toc28389_1627726659"/>La parejita.<text:bookmark-end text:name="__RefHeading___Toc28389_1627726659"/></text:h>
      <text:p text:style-name="P97">La biblia nos dice que toda los seres humanos son descendientes de una sola pareja <text:span text:style-name="T359">Adán</text:span> y Eva. </text:p>
      <text:p text:style-name="P98">Muchos supuestos creyentes en la biblia tienden a leer <text:span text:style-name="T358">Génesis</text:span> como si fuera poesía. O como si fueran las parábolas de Jesucristo. Pero el hebreo usado en Génesis nos indica que se trata de una narración histórica. Que lo que narra el Génesis es tal cual como sucedió.</text:p>
      <text:p text:style-name="P99">A muchas personas les cuesta creer que TODA la humanidad sea descendiente de una sola parej<text:span text:style-name="T338">ita</text:span>. La razón es el cuentico con el que nos <text:span text:style-name="T338">ensuciaron</text:span> el cerebro desde chiquitos: el cuentico de la evolución. </text:p>
      <text:p text:style-name="P99">Una primera observación es que matemáticamente es mucho mas probable que un crecimiento poblacional, coherente con las observaciones de hoy día, tenga un inicio reciente, que uno de cientos de miles de años atrás. </text:p>
      <text:p text:style-name="P100">Por otro lado, la genética, esa que no est<text:span text:style-name="T229">á</text:span> respaldada por la creatividad técnica, esa que no tiene ni idea de como crear un pulmón, o un riñón, a partir de una gota de sangre <text:span text:style-name="T228">mía, </text:span><text:soft-page-break/><text:span text:style-name="T228">recientemente ha empezado a hablar de un Adán genético y una Eva genética. </text:span></text:p>
      <text:p text:style-name="P185">El Adán genético lo identifican con un único cromosoma “Y” común a toda la humanidad y la Eva genética con única mitocondria común a toda la humanidad. </text:p>
      <text:p text:style-name="P185">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text:p>
      <text:p text:style-name="P185">Ni siquiera podemos hacer nuestro propio programa, ni nuestras propias máquinas biológicas, o sino hágame mi hígado a partir de mi gota de sangre, <text:span text:style-name="T381">y p</text:span>retendemos poder explicar, mediante eso que no entendemos, como fue el proceso a nivel genético con nuestros ancestros, y sin creer en al existencia de un creador. Absurdo ¿no?. Pero así estamos.</text:p>
      <text:h text:style-name="Heading_20_4" text:outline-level="2"><text:bookmark-start text:name="__RefHeading___Toc34105_4074771781"/>Reproducción.<text:bookmark-end text:name="__RefHeading___Toc34105_4074771781"/></text:h>
      <text:p text:style-name="P185">Un modelo que vemos en el día a día que sustenta la posibilidad de que toda la humanidad sea descendiente de una sola pareja hace tan solo unos pocos miles de años es la reproducción de los sistemas biológicos. </text:p>
      <text:p text:style-name="P185">Los <text:span text:style-name="T5">37 millones de millones, o 37 teras, de células </text:span><text:span text:style-name="T6">de un cuerpo humano se formaron en tan solo 40 semanas de gestación. Todas </text:span><text:span text:style-name="T8">las 37 teras de células</text:span><text:span text:style-name="T6"> salieron de UNA sola célula: el ovulo fecundado.</text:span></text:p>
      <text:p text:style-name="P12">El crecimiento exponencial que se da cuando cada célula se divide por <text:span text:style-name="T360">mitosis</text:span> en otras dos es un proceso fácilmente <text:soft-page-break/>comparable con un proceso similar en una población en la que cada pareja tiene como descendientes a otras dos parejas.</text:p>
      <text:p text:style-name="P186"><text:span text:style-name="T1">Y así como de una sola célula pueden salir sistemas completos completamente diferentes como el respiratorio, el digestivo, el nervioso, el circulatorio, </text:span><text:span text:style-name="T8">con</text:span><text:span text:style-name="T1"> elementos </text:span><text:span text:style-name="T8">especializados para realizar coherentemente una función</text:span><text:span text:style-name="T1">, </text:span><text:span text:style-name="T8">de manera similar, </text:span><text:span text:style-name="T1">en una población </text:span><text:span text:style-name="T8">que parte de una sola pareja humana </text:span><text:span text:style-name="T1">se puede dar toda la variedad que observamos hoy día </text:span><text:span text:style-name="T7">en la población humana.</text:span></text:p>
      <text:h text:style-name="Heading_20_4" text:outline-level="2"><text:bookmark-start text:name="__RefHeading___Toc34107_4074771781"/><text:span text:style-name="T7">S</text:span><text:span text:style-name="T1">in </text:span><text:span text:style-name="T20">trampa</text:span><text:span text:style-name="T1">.</text:span><text:bookmark-end text:name="__RefHeading___Toc34107_4074771781"/></text:h>
      <text:p text:style-name="P101"><text:span text:style-name="T7">S</text:span><text:span text:style-name="T1">in embargo mediante argumentos que </text:span><text:span text:style-name="T9">presumen de</text:span><text:span text:style-name="T1"> entender a nivel genético </text:span><text:span text:style-name="T9">el proceso de </text:span><text:span text:style-name="T1">la reproducción humana se pretende negar esta posibilidad. Primero </text:span><text:span text:style-name="T10">CONSTRUYAME</text:span><text:span text:style-name="T1"> mi pulmón, </text:span><text:span text:style-name="T11">y solo mi PULMÓN,</text:span><text:span text:style-name="T1"> a partir de mi gota de sangre, para creerle que realmente entiende a nivel GENÉTICO que sucede </text:span><text:span text:style-name="T10">durante el proceso de</text:span><text:span text:style-name="T1"> la reproducción humana. </text:span></text:p>
      <text:p text:style-name="P102"><text:span text:style-name="T12">Porque si pretenden que les crea que entienden como funciona el programita, no me basta con que lo pongan a ejecutar y luego </text:span><text:span text:style-name="T13">MOCHEN</text:span><text:span text:style-name="T12"> el resultado. </text:span></text:p>
      <text:p text:style-name="P102"><text:span text:style-name="T14">Una cosa es hacerle click al icono y otra </text:span><text:span text:style-name="T16">cosa hacer el </text:span><text:span text:style-name="T14">programa </text:span><text:span text:style-name="T16">de</text:span><text:span text:style-name="T14"> lo que hace el icono</text:span><text:span text:style-name="T15">.</text:span></text:p>
      <text:p text:style-name="P102"><text:span text:style-name="T17">Cuando hacemos </text:span><text:span text:style-name="T18">CLONCITOS</text:span><text:span text:style-name="T17">, </text:span><text:span text:style-name="T18">ya sea </text:span><text:span text:style-name="T17">de la manera que nos diseño nuestro Creador, </text:span><text:span text:style-name="T20">hombre con mujer,</text:span><text:span text:style-name="T17"> o de otras </text:span><text:span text:style-name="T18">menos placenteras</text:span><text:span text:style-name="T17">, lo único que estamos haciendo es ‘click’ al icono </text:span><text:span text:style-name="T19">sin tener ni idea de como funciona el programita.</text:span></text:p>
      <text:p text:style-name="P187"><text:span text:style-name="T19">P</text:span><text:span text:style-name="T1">ara cre</text:span><text:span text:style-name="T23">erles</text:span><text:span text:style-name="T1"> que entienden la reproducción </text:span><text:span text:style-name="T22">humana </text:span><text:span text:style-name="T1">a nivel genético, primero háganme mi pulmón </text:span><text:span text:style-name="T21">a partir de una gota de mi sangre.</text:span><text:span text:style-name="T1"> </text:span><text:span text:style-name="T21">P</text:span><text:span text:style-name="T1">ero sin trampa, </text:span><text:span text:style-name="T21">SOLO mi pulmón</text:span><text:span text:style-name="T1">.</text:span></text:p>
      <text:h text:style-name="Heading_20_3" text:outline-level="1"><text:bookmark-start text:name="__RefHeading___Toc28391_1627726659"/><text:soft-page-break/>Dinosaurios.<text:bookmark-end text:name="__RefHeading___Toc28391_1627726659"/></text:h>
      <text:p text:style-name="P76">Uno de los principales hechos que se deben tener en cuenta cada vez que se piense en dinosaurios es que: c<text:span text:style-name="T1">ada vez que se ha realizado una prueba de Carbono 14 en fósiles de dinosaurio </text:span><text:span text:style-name="T4">se ha encontrado</text:span><text:span text:style-name="T1"> que tiene </text:span><text:span text:style-name="T2">Carbono 14. </text:span><text:span text:style-name="T1">Esto</text:span><text:span text:style-name="T2"> significa que, </text:span><text:span text:style-name="T3">según las suposiciones de las dataci</text:span><text:span text:style-name="T24">o</text:span><text:span text:style-name="T3">nes radiométricas, esos</text:span><text:span text:style-name="T2"> fósil</text:span><text:span text:style-name="T3">es</text:span><text:span text:style-name="T2"> de dinosaurio </text:span><text:span text:style-name="T3">NO pueden </text:span><text:span text:style-name="T2">t</text:span><text:span text:style-name="T3">ener</text:span><text:span text:style-name="T2"> mas de 60 mil años. </text:span></text:p>
      <text:p text:style-name="P2"><text:span text:style-name="T184">A ninguna persona que</text:span> <text:span text:style-name="T184">crea el cuento de la evolución le gusta este hecho. Porque la única alternativa a la existencia del Creador del cielo y de la tierra es ese cuentico de la evolución. Y, si no queremos reconocer la existencia del Creador, decidimos creer </text:span>l<text:span text:style-name="T189">as falsedades</text:span> que nos enseñaron en el colegio. <text:span text:style-name="T339">El cuento del sapo.</text:span></text:p>
      <text:p text:style-name="P13"><text:span text:style-name="T339">Sin embargo,</text:span> hay <text:span text:style-name="T339">clara </text:span>evidencia de que los dinosaurios se extinguieron recientemente, si es que no han terminado de extinguirse. <text:span text:style-name="T339">Y hay clara evidencia</text:span> que el hombre siempre convivió con estos animales, si es que <text:span text:style-name="T185">no sigue conviviendo con los pocos que quedan</text:span>.</text:p>
      <text:p text:style-name="P3">Actualmente, gracias a Internet, es fácil comprobar que:</text:p>
      <text:list text:style-name="L3">
        <text:list-item>
          <text:p text:style-name="P217">Diferentes culturas alrededor del planeta en diferentes periodos <text:span text:style-name="T305">históricos</text:span> han dibujado, esculpido y <text:span text:style-name="T187">elaborado objetos en diferentes materiales de </text:span>animales cuya forma coincide con lo que ahora llamamos dinosaurios.</text:p>
        </text:list-item>
        <text:list-item>
          <text:p text:style-name="P217">Registros históricos en diferentes periodos de tiempo han narrado eventos en los que se describen animales que coinciden con lo que ahora llamamos dinosaurios.</text:p>
        </text:list-item>
        <text:list-item>
          <text:p text:style-name="P218"><text:soft-page-break/>En diferentes partes del mundo hay huellas fosilizadas de seres humanos junto a las de animales que coinciden con lo que ahora llamamos dinosaurios.</text:p>
        </text:list-item>
        <text:list-item>
          <text:p text:style-name="P219">La gran mayoría de los fósiles de dinosaurios <text:span text:style-name="T188">se </text:span>en<text:span text:style-name="T188">cuentran en </text:span>grupos de animales <text:span text:style-name="T188">que </text:span>indican una muerte rápida y simultanea.</text:p>
        </text:list-item>
        <text:list-item>
          <text:p text:style-name="P220">Se han encontrado huesos de estos animales que están preservados y SIN fosilizar.</text:p>
        </text:list-item>
        <text:list-item>
          <text:p text:style-name="P221">Se ha encontrado tejido blando en algunos de estos <text:span text:style-name="T416">restos de dinosaurio</text:span><text:span text:style-name="T187">s</text:span>.</text:p>
        </text:list-item>
        <text:list-item>
          <text:p text:style-name="P222">Se han encontrado residuos de células de sangre de estos animales <text:span text:style-name="T407">en algunos de estos </text:span><text:span text:style-name="T402">restos de dinosaurio</text:span><text:span text:style-name="T403">s</text:span>.</text:p>
        </text:list-item>
        <text:list-item>
          <text:p text:style-name="P222">Se han encontrado residuos de vasos sanguíneos de estos animales <text:span text:style-name="T407">en algunos de estos </text:span><text:span text:style-name="T402">restos de dinosaurio</text:span><text:span text:style-name="T403">s</text:span>.</text:p>
        </text:list-item>
        <text:list-item>
          <text:p text:style-name="P222">Se ha encontrado tejido conjuntivo de estos animales <text:span text:style-name="T407">en algunos de estos </text:span><text:span text:style-name="T402">restos de dinosaurio</text:span><text:span text:style-name="T403">s</text:span>.</text:p>
        </text:list-item>
        <text:list-item>
          <text:p text:style-name="P222">Se ha encontrado en <text:span text:style-name="T407">la zona d</text:span>el estomago de estos <text:span text:style-name="T416">restos de dinosaurio</text:span><text:span text:style-name="T187">s </text:span>residuos de flores, de hojas de árbol, de helechos, de arbustos, de algas y de vegetación en general.</text:p>
        </text:list-item>
        <text:list-item>
          <text:p text:style-name="P223">Hay testimonios recientes, en diferentes partes del planeta, que afirman haber visto animales que <text:span text:style-name="T186">coinciden con lo que ahora llamamos dinosaurios.</text:span></text:p>
        </text:list-item>
        <text:list-item>
          <text:p text:style-name="P224">Hasta el siglo 19 la palabra “<text:span text:style-name="T360">dragón</text:span>” se encontraba en <text:span text:style-name="T196">algunos</text:span> diccionarios como una palabra que se refiere a una clase de animales <text:span text:style-name="T196">como los que ahora llamamos dinosaurios</text:span>. Algunos diccionarios incluso anotan que <text:span text:style-name="T196">estos animales </text:span>se encuentran en peligro de extinción.</text:p>
        </text:list-item>
      </text:list>
      <text:p text:style-name="P4"><text:soft-page-break/>Pero ¿Que pasa cuando se encuentra esta evidencia? Nada, no pasa nada. Simplemente se ignora, se niega o se tergiversa porque no es coherente con el cuento de los millones de años que nos enseñaron en el colegio, <text:span text:style-name="T305">no es coherente con el cuento del sapo.</text:span></text:p>
      <text:p text:style-name="P5">Hay varios animales <text:span text:style-name="T190">reptiles </text:span>que tienen apariencia de lo que ahora llamamos dinosaurios. <text:span text:style-name="T190">De hecho la palabra “dinosaurio” significa “lagartija terrible”. Varios de estos animales nunca dejan de crecer. </text:span></text:p>
      <text:p text:style-name="P14">Ahora la mayoría no viven mucho tiempo pero es muy posible que vivieran cientos de años antes de la inundación planetaria. </text:p>
      <text:p text:style-name="P14">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p>
      <text:h text:style-name="P212" text:outline-level="2"><text:bookmark-start text:name="__RefHeading___Toc34109_4074771781"/>Bíblica.<text:bookmark-end text:name="__RefHeading___Toc34109_4074771781"/></text:h>
      <text:p text:style-name="P6"><text:span text:style-name="T196">Adicionalmente, l</text:span>a biblia nos describe algunos animales que se parecen mucho a lo que ahora conocemos como dinos<text:span text:style-name="T196">a</text:span>urios. </text:p>
      <text:p text:style-name="P7">En <text:alphabetical-index-mark-start text:id="IMark94844474663112"/><text:alphabetical-index-mark-start text:id="IMark94844487025816"/>Job 40<text:alphabetical-index-mark-end text:id="IMark94844487025816"/><text:alphabetical-index-mark-end text:id="IMark94844474663112"/> dice que: <text:span text:style-name="Bible_5f_text">“Mira al Behemot, creación mía, al igual que tú. Él come pasto como el ganado. Ten en cuenta el poder que tiene en su cuerpo y la fuerza que tiene en los músculos de su estómago. Él mueve la cola como un </text:span><text:span text:style-name="Bible_5f_text"><text:span text:style-name="T382">CEDRO</text:span></text:span><text:span text:style-name="Bible_5f_text">. Los músculos de sus piernas forman nudos. Sus huesos son como tubos de </text:span><text:span text:style-name="Bible_5f_text"><text:span text:style-name="T382">BRONCE</text:span></text:span><text:span text:style-name="Bible_5f_text">; sus extremidades, como </text:span><text:span text:style-name="Bible_5f_text"><text:span text:style-name="T382">COLUMNAS DE HIERRO</text:span></text:span><text:span text:style-name="Bible_5f_text">. Es la </text:span><text:span text:style-name="Bible_5f_text"><text:span text:style-name="T382">MÁXIMA</text:span></text:span><text:span text:style-name="Bible_5f_text"> criatura de Dios; sólo el que lo hizo puede acercar su espada a él. En verdad las montañas le brindan su alimento, donde juegan todos los animales </text:span><text:soft-page-break/><text:span text:style-name="Bible_5f_text">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9" text:note-class="footnote"><text:note-citation>9</text:note-citation><text:note-body><text:p text:style-name="Footnote"><text:bookmark-start text:name="__RefHeading___Toc38329_1836810514"/><text:s/><text:alphabetical-index-mark-start text:id="IMark94844487025816"/><text:alphabetical-index-mark-start text:id="IMark94844474663112"/><text:span text:style-name="T191">Job 40</text:span><text:alphabetical-index-mark-end text:id="IMark94844474663112"/><text:alphabetical-index-mark-end text:id="IMark94844487025816"/><text:span text:style-name="T191">:15-24 </text:span><text:a xlink:type="simple" xlink:href="https://www.biblegateway.com/passage/?search=job+40%3A15-24&amp;version=PDT" text:style-name="Internet_20_link" text:visited-style-name="Visited_20_Internet_20_Link"><text:span text:style-name="T191">PDT</text:span></text:a><text:bookmark-end text:name="__RefHeading___Toc38329_1836810514"/></text:p></text:note-body></text:note></text:span>.</text:p>
      <text:p text:style-name="P7">Por esa descripción, el <text:span text:style-name="T360">Behemot</text:span> se parece mucho a l<text:span text:style-name="T195">os que ahora llamamos</text:span> <text:span text:style-name="T193">saurópodos.</text:span></text:p>
      <text:p text:style-name="P8">En <text:alphabetical-index-mark-start text:id="IMark94844474663112"/><text:alphabetical-index-mark-start text:id="IMark94844487025816"/>Job 41<text:alphabetical-index-mark-end text:id="IMark94844487025816"/><text:alphabetical-index-mark-end text:id="IMark94844474663112"/> dice: <text:span text:style-name="Bible_5f_text">“Te hablaré sobre las piernas, la fuerza y la buena forma de Leviatán. ¿Quién es capaz de </text:span><text:span text:style-name="Bible_5f_text"><text:span text:style-name="T383">AGUJEREAR</text:span></text:span><text:span text:style-name="Bible_5f_text"> su piel? ¿Quién puede </text:span><text:span text:style-name="Bible_5f_text"><text:span text:style-name="T383">PENETRAR</text:span></text:span><text:span text:style-name="Bible_5f_text"> su doble coraza? ¿Quién es capaz de abrirle sus </text:span><text:span text:style-name="Bible_5f_text"><text:span text:style-name="T383">FAUCES</text:span></text:span><text:span text:style-name="Bible_5f_text">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text:span><text:span text:style-name="Bible_5f_text"><text:span text:style-name="T383">FUEGO</text:span></text:span><text:span text:style-name="Bible_5f_text"> por la boca; le saltan como </text:span><text:span text:style-name="Bible_5f_text"><text:span text:style-name="T383">CHISPAS</text:span></text:span><text:span text:style-name="Bible_5f_text">. Echa humo por la nariz; como cuando sale humo de una olla que hierve. Sopla su aliento y hace arder el carbón. Salen llamas de su boca. Tiene un cuello muy fuerte; los que se lo encuentran se llenan de </text:span><text:span text:style-name="Bible_5f_text"><text:span text:style-name="T383">PAVOR</text:span></text:span><text:span text:style-name="Bible_5f_text">. Tiene los pliegues de la piel fuertemente adheridos; su carne es inseparable. Su corazón es duro como una roca, tan duro como piedra de moler. Cuando Leviatán se levanta, hasta los dioses se asustan; cuando resopla, salen disparados en desorden. La </text:span><text:span text:style-name="Bible_5f_text"><text:span text:style-name="T383">ESPADA</text:span></text:span><text:span text:style-name="Bible_5f_text"> no logra penetrarlo; </text:span><text:span text:style-name="Bible_5f_text"><text:span text:style-name="T383">TAMPOCO</text:span></text:span><text:span text:style-name="Bible_5f_text"> </text:span><text:span text:style-name="Bible_5f_text"><text:span text:style-name="T383">LA</text:span></text:span><text:span text:style-name="Bible_5f_text"> </text:span><text:span text:style-name="Bible_5f_text"><text:span text:style-name="T383">LANZA</text:span></text:span><text:span text:style-name="Bible_5f_text">, el dardo ni la jabalina. </text:span><text:soft-page-break/><text:span text:style-name="Bible_5f_text">El </text:span><text:span text:style-name="Bible_5f_text"><text:span text:style-name="T383">HIERRO</text:span></text:span><text:span text:style-name="Bible_5f_text"> es para él como </text:span><text:span text:style-name="Bible_5f_text"><text:span text:style-name="T383">PAJA</text:span></text:span><text:span text:style-name="Bible_5f_text">; el </text:span><text:span text:style-name="Bible_5f_text"><text:span text:style-name="T383">BRONCE</text:span></text:span><text:span text:style-name="Bible_5f_text">, como </text:span><text:span text:style-name="Bible_5f_text"><text:span text:style-name="T383">MADERA VIEJA</text:span></text:span><text:span text:style-name="Bible_5f_text">. Las flechas no lo ahuyentan; siente las rocas como si fuera hierba. Cuando le pegan un palazo, es como hacerle cosquillas. Se muere de risa al ver la jabalina. Su costado es como si tuviera tiestos afilados; al </text:span><text:span text:style-name="Bible_5f_text"><text:span text:style-name="T383">ARRASTRARSE</text:span></text:span><text:span text:style-name="Bible_5f_text"> hace </text:span><text:span text:style-name="Bible_5f_text"><text:span text:style-name="T383">SURCOS</text:span></text:span><text:span text:style-name="Bible_5f_text"> en el barro. Hace que el agua se revuelva como en una olla hirviendo; hace burbujear el mar como una olla cuando se mezclan ungüentos. Deja tras de sí una estela brillante; como si una cabellera blanca saliera del abismo. No tiene igual en la tierra. Es el único animal creado que </text:span><text:span text:style-name="Bible_5f_text"><text:span text:style-name="T384">NO</text:span></text:span><text:span text:style-name="Bible_5f_text"> </text:span><text:span text:style-name="Bible_5f_text"><text:span text:style-name="T384">SABE</text:span></text:span><text:span text:style-name="Bible_5f_text"> lo que es el </text:span><text:span text:style-name="Bible_5f_text"><text:span text:style-name="T384">MIEDO</text:span></text:span><text:span text:style-name="Bible_5f_text">. Leviatán mira con desprecio a los más soberbios. Es el </text:span><text:span text:style-name="Bible_5f_text"><text:span text:style-name="T384">REY</text:span></text:span><text:span text:style-name="Bible_5f_text"> de los </text:span><text:span text:style-name="Bible_5f_text"><text:span text:style-name="T384">ANIMALES</text:span></text:span><text:span text:style-name="Bible_5f_text">” </text:span><text:span text:style-name="Bible_5f_text"><text:note text:id="ftn10" text:note-class="footnote"><text:note-citation>10</text:note-citation><text:note-body><text:p text:style-name="Footnote"><text:bookmark-start text:name="__RefHeading___Toc38327_1836810514"/><text:s/><text:alphabetical-index-mark-start text:id="IMark94844474663112"/><text:alphabetical-index-mark-start text:id="IMark94844487025816"/><text:span text:style-name="T192">Job 41</text:span><text:alphabetical-index-mark-end text:id="IMark94844487025816"/><text:alphabetical-index-mark-end text:id="IMark94844474663112"/><text:span text:style-name="T192">:12-34 </text:span><text:a xlink:type="simple" xlink:href="https://www.biblegateway.com/passage/?search=job+41%3A12-34&amp;version=PDT" text:style-name="Internet_20_link" text:visited-style-name="Visited_20_Internet_20_Link"><text:span text:style-name="T192">PDT</text:span></text:a><text:bookmark-end text:name="__RefHeading___Toc38327_1836810514"/></text:p></text:note-body></text:note></text:span>.</text:p>
      <text:p text:style-name="P9">Por esa descripción, el <text:span text:style-name="T194">leviatán</text:span> <text:span text:style-name="T194">puede ser fácilmente algún tipo de los que ahora llamamos tiranosaurios.</text:span></text:p>
      <text:p text:style-name="P10"><text:span text:style-name="T197">L</text:span>a biblia también <text:span text:style-name="T197">contiene evidencia de que estos animales siempre convivieron con el ser humano.</text:span></text:p>
      <text:h text:style-name="Heading_20_3" text:outline-level="1"><text:bookmark-start text:name="__RefHeading___Toc28393_1627726659"/>Taxonomía.<text:bookmark-end text:name="__RefHeading___Toc28393_1627726659"/></text:h>
      <text:p text:style-name="P190">La clasificación de los animales actualmente está plagada del cuentico de la evolución, <text:span text:style-name="T306">del cuento del sapo</text:span>. Los criterios de clasificación <text:span text:style-name="T198">son los de una</text:span> evolución genética que <text:span text:style-name="T307">NUNCA</text:span> sucedió.</text:p>
      <text:h text:style-name="Heading_20_4" text:outline-level="2"><text:bookmark-start text:name="__RefHeading___Toc34111_4074771781"/>Siglo 18.<text:bookmark-end text:name="__RefHeading___Toc34111_4074771781"/></text:h>
      <text:p text:style-name="P83">A <text:span text:style-name="T199">comienzos</text:span> del siglo 18, la clasificación era mas evidente. Literalmente. La clasificación del padre de la taxonomía moderna era simple <text:span text:style-name="T199">y de acuerdo a la evidencia observable a simple vista</text:span>. </text:p>
      <text:p text:style-name="P83"><text:soft-page-break/><text:span text:style-name="T199">Clasificó mas de 40 mil animales en s</text:span>olo <text:span text:style-name="T249">6</text:span> grandes grupos que traducidos del <text:span text:style-name="T199">latín, porque a el le gustaba el latín,</text:span> serían algo así como: </text:p>
      <text:list text:style-name="L4">
        <text:list-item>
          <text:p text:style-name="P227"><text:span text:style-name="T360">cuadrúpedos</text:span>, </text:p>
        </text:list-item>
        <text:list-item>
          <text:p text:style-name="P227">aves, </text:p>
        </text:list-item>
        <text:list-item>
          <text:p text:style-name="P227">anfibios, </text:p>
        </text:list-item>
        <text:list-item>
          <text:p text:style-name="P227">peces, </text:p>
        </text:list-item>
        <text:list-item>
          <text:p text:style-name="P227">insectos <text:span text:style-name="T199">y </text:span></text:p>
        </text:list-item>
        <text:list-item>
          <text:p text:style-name="P228">gusanos.</text:p>
        </text:list-item>
      </text:list>
      <text:p text:style-name="P189">Por supuesto es solo un nombre porque entre los cuadrúpedos estaba el hombre y el simio. </text:p>
      <text:p text:style-name="P189">En sus primeras versiones los <text:span text:style-name="T360">cuadrúpedos</text:span> tenían 33 clases de animales, las aves tenían 47 clases, los anfibios 4 clases, los peces 41 clases, los insectos 47 clases y los gusanos 19 clases. </text:p>
      <text:p text:style-name="P189">A estas clases de animales las llamó “genera” o género en español. Con el tiempo la clasificación adquirió mas niveles, pero en sus primeras versiones no existían ni las familias ni las que después llamó clases como tal. </text:p>
      <text:p text:style-name="P189">En estas primeras clasificaciones de animales por “genera” se pueden distinguir nombres como “equus”, “elephas”, “tigris”, “canis”, “felis”, “camelus”, “simia”, “pavo”, “gallina”, “falco”, que lógicamente corresponden a nombres como “equino”, “elefante”, “tigre”, “canino”, “felino”, “camello”, “simio”, “pavo”, “gallina”, “falco”. </text:p>
      <text:p text:style-name="P189">Cada una sería una clase o tipo de animal de los que se parecen entre si. Así, entre los “equus” encontramos la cebra y el caballo. <text:soft-page-break/>Era una clasificación lógica, simple. No era bíblica pero era evidente. </text:p>
      <text:h text:style-name="P212" text:outline-level="2"><text:bookmark-start text:name="__RefHeading___Toc34113_4074771781"/>Bíblica.<text:bookmark-end text:name="__RefHeading___Toc34113_4074771781"/></text:h>
      <text:p text:style-name="P82">En la biblia, la clasificación de los animales es <text:span text:style-name="T200">todavía</text:span> mas simple, <text:span text:style-name="T202">mas evidente</text:span> <text:span text:style-name="T201">y obviamente entre los animales no esta el ser humano pero si están los dragones, es decir los dinosaurios, esos que ya eran escasos en el siglo 18.</text:span></text:p>
      <text:p text:style-name="P85">Una primera clasificación es la carne. Y la carne en la biblia tiene <text:span text:style-name="T208">SANGRE</text:span>. Y la sangre en la biblia es <text:span text:style-name="T208">ROJA</text:span>. En la biblia no hay sangre azul, ni amarilla, ni verde, ni purpura, solo hay sangre roja. Así, una primera clasificación de los animales está dada por aquellos que tienen sangre roja.</text:p>
      <text:p text:style-name="P84">Una segunda clasificación es si <text:span text:style-name="T203">vive en el agua, en la tierra o vuelan</text:span>. <text:span text:style-name="T203">Los anfibios cuentan entre los que viven en el agua.</text:span></text:p>
      <text:p text:style-name="P86">Aquellos que cumplen <text:span text:style-name="T204">con </text:span>vivir en la tierra y t<text:span text:style-name="T204">ener </text:span>carne, <text:span text:style-name="T204">la biblia los divide en dos grupos: los que se arrastran y los que no. </text:span></text:p>
      <text:p text:style-name="P87">Es una clasificación que aproximadamente se corresponde con la que le enseña<text:span text:style-name="T205">ban </text:span>a uno en el colegio. <text:span text:style-name="T205">Dos grandes grupos: </text:span><text:span text:style-name="T412">los </text:span><text:span text:style-name="T205">v</text:span>ertebrados <text:span text:style-name="T412">y los</text:span> invertebrados. <text:span text:style-name="T205">Es decir carne y no carne porque casi la totalidad de los vertebrados son de sangre roja, por eso la comparación es aproximada. </text:span></text:p>
      <text:p text:style-name="P88">Los vertebrados se dividen en peces, <text:span text:style-name="T205">anfibios, mamíferos</text:span>, reptiles <text:span text:style-name="T205">y </text:span>aves<text:span text:style-name="T205">. Es decir agua, tierra y vuelan. Donde los de tierra están divididos en mamíferos y reptiles. Y los de agua serían los peces y anfibios porque la biblia no los diferencia.</text:span></text:p>
      <text:p text:style-name="P191">Es una clasificación simple, lógica y evidente. Mucho mas que las <text:span text:style-name="T216">del siglo 21</text:span>.</text:p>
      <text:h text:style-name="Heading_20_4" text:outline-level="2"><text:bookmark-start text:name="__RefHeading___Toc34115_4074771781"/><text:soft-page-break/><text:span text:style-name="T340">Pocos</text:span>.<text:bookmark-end text:name="__RefHeading___Toc34115_4074771781"/></text:h>
      <text:p text:style-name="P89"><text:span text:style-name="T215">Y </text:span>¿Por qué tod<text:span text:style-name="T207">a</text:span> esta explicación?</text:p>
      <text:p text:style-name="P90">Pues porque si tenemos en cuenta la clasificación por “genera” del padre de la taxonomía moderna, a principios del siglo 18, <text:span text:style-name="T212">es decir muy recientemente, </text:span>solo tenemos <text:span text:style-name="T210">un poco mas de </text:span>80 clases o tipos de animales que meter en el barco <text:span text:style-name="T214">construido</text:span> por Noé <text:span text:style-name="T214">y sus familiares</text:span>. <text:span text:style-name="T211">Estos serían los mismos que Adán nombró en una mañanita porque YHWH no lo puso a nombrar insectos, ni animales acuáticos, ni otros supuestos animales, según algunas clasificaciones EXA-modernas, del siglo 21, que ni siquiera se ven a simple vista, como los virus o BACTERIAS.</text:span></text:p>
      <text:h text:style-name="Heading_20_4" text:outline-level="2"><text:bookmark-start text:name="__RefHeading___Toc34117_4074771781"/>Adaptación.<text:bookmark-end text:name="__RefHeading___Toc34117_4074771781"/></text:h>
      <text:p text:style-name="P91">La diversificación de <text:span text:style-name="T207">los </text:span>animales <text:span text:style-name="T207">que salieron del arca de Noé, en lo que ahora llaman especies, que no es otra cosa que </text:span>la adaptación de estos animales <text:span text:style-name="T308">a diferentes condiciones ambientales</text:span>, se <text:span text:style-name="T206">dio</text:span> después de la gran inundación planetaria. </text:p>
      <text:p text:style-name="P93">Todos los caninos que clasificamos como especies diferentes son simplemente la adaptación a un medio ambiente especifico de la pareja de caninos que salió del barco que construyó Noé y sus familiares. </text:p>
      <text:p text:style-name="P93">Pero de los caninos solo salen caninitos y NUNCA se ha visto que de un canino salga un FELINITO o un EQUINITO. Lo mismo pasa con todos los “elephas”, “tigris”, “equus”, “felis”, “camelus”, “simia”, “pavo”, “gallina”, “falco” del padre de la taxonomía MODERNA.</text:p>
      <text:p text:style-name="P89">Entre la evidencia que soporta esta afirmación está el que:</text:p>
      <text:list text:style-name="L5">
        <text:list-item>
          <text:p text:style-name="P229"><text:soft-page-break/>Se da el caso de animales del mismo género pero <text:span text:style-name="T206">de diferente especie, </text:span>que supuestamente no se pueden cruzar, si conviven suficiente tiempo en las mismas condiciones, empiezan a poderse cruzar.</text:p>
        </text:list-item>
        <text:list-item>
          <text:p text:style-name="P229">Se da el caso de animales del mismo género y <text:span text:style-name="T206">de diferente especie y </text:span>que no se pueden cruzar entre sí, <text:span text:style-name="T206">para los cuales existe </text:span>un<text:span text:style-name="T206">a</text:span> terc<text:span text:style-name="T206">era especie</text:span> del mismo género que se puede cruzar con <text:span text:style-name="T206">la dos primeras</text:span>.</text:p>
        </text:list-item>
      </text:list>
      <text:p text:style-name="P92">Así, el total de animales en el arca de Noé es incluso menor que el que tiene un zoológico <text:span text:style-name="T213">actual </text:span>promedio <text:span text:style-name="T213">y que es </text:span>mantenido por <text:span text:style-name="T209">3</text:span> o <text:span text:style-name="T209">4</text:span> personas encargadas de los animales.</text:p>
      <text:h text:style-name="P209" text:outline-level="1"><text:bookmark-start text:name="__RefHeading___Toc28395_1627726659"/>Arca de Noé.<text:bookmark-end text:name="__RefHeading___Toc28395_1627726659"/></text:h>
      <text:p text:style-name="P193">La biblia nos habla de que YHWH le ordena a Noé construir un <text:span text:style-name="T172">arca hecha de madera tratada de manera especial y de 300 codos de largo por 50 codos de ancho por 30 codos de altura. Nos dice también que dicha arca encallo en los montes de Ararat después de que el agua de la inundación planetaria empezó a bajar.</text:span></text:p>
      <text:h text:style-name="Heading_20_4" text:outline-level="2"><text:bookmark-start text:name="__RefHeading___Toc34119_4074771781"/>1948.<text:bookmark-end text:name="__RefHeading___Toc34119_4074771781"/></text:h>
      <text:p text:style-name="P77">En el año 1948 una serie de terremotos y lluvias saco a flote lo que ahora se conoce como el sitio arqueológico de Durupinar en <text:span text:style-name="T354">Uzengili</text:span> Turquía. Fue descubierto por un pastor del área y posteriormente en 1959 identificado en un foto aérea por un <text:span text:style-name="T173">experimentado cartógrafo</text:span> llamado Durupinar y por eso ahora se le conoce con dicho nombre.</text:p>
      <text:p text:style-name="P78"><text:soft-page-break/>La razón por la que le llamó la atención a Durupinar dicho lugar es por la forma que tiene. Desde el aire parece <text:span text:style-name="T217">la cubierta de </text:span>un <text:span text:style-name="T173">barco</text:span>. Un enorme <text:span text:style-name="T173">barco</text:span>.</text:p>
      <text:p text:style-name="P78">Después de dinamitar una parte de lo que parecía un <text:span text:style-name="T173">barco</text:span>, la expedición de la cual hacia parte Durupinar, llegaron a la conclusión de que lo que parecía un <text:span text:style-name="T173">barco</text:span> “era un fenómeno de la naturaleza y que no era hecho por el hombre”. <text:span text:style-name="T180">L</text:span><text:span text:style-name="T413">a</text:span><text:span text:style-name="T180">s enciclopedias populares en Internet se quedan con esta conclusión. Tal vez les parece que DINAMITAR un lugar, que el gobierno de Turquía ahora reconoce como arqueológico, es una manera eficiente de excavar un terreno de interés arqueológico.</text:span></text:p>
      <text:h text:style-name="Heading_20_4" text:outline-level="2"><text:bookmark-start text:name="__RefHeading___Toc34121_4074771781"/>2014.<text:bookmark-end text:name="__RefHeading___Toc34121_4074771781"/></text:h>
      <text:p text:style-name="P79">Varias personas han continuado impulsando la investigación del lugar de manera particular. Sin la ayuda de gobierno alguno y con dinero propio.</text:p>
      <text:p text:style-name="P192">Recientemente en 2014 un <text:span text:style-name="T174">equipo de Nueva Zelanda liderado por un geofísico</text:span> de nombre <text:span text:style-name="T173">John Larsen obtuvo el permiso de Turquía para escanear la resistividad del terreno de la zona. </text:span></text:p>
      <text:p text:style-name="P196">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p>
      <text:h text:style-name="Heading_20_4" text:outline-level="2"><text:bookmark-start text:name="__RefHeading___Toc34123_4074771781"/>Los hechos.<text:bookmark-end text:name="__RefHeading___Toc34123_4074771781"/></text:h>
      <text:p text:style-name="P80">Los hechos <text:span text:style-name="T176">de lo que tiene estructura de barco </text:span>son varios:</text:p>
      <text:list text:style-name="L6">
        <text:list-item>
          <text:p text:style-name="P230"><text:soft-page-break/>Tiene las dimensiones en codos reales egipcios dadas en la biblia: 300 codos por 50 codos por 30 codos.</text:p>
        </text:list-item>
        <text:list-item>
          <text:p text:style-name="P230">Esta en los antiguos montes de Ararat.</text:p>
        </text:list-item>
        <text:list-item>
          <text:p text:style-name="P230">La traducción del nombre local de la montaña sería “la montaña del juicio”.</text:p>
        </text:list-item>
        <text:list-item>
          <text:p text:style-name="P230"><text:span text:style-name="T181">Está c</text:span>erca a un población que los locales conocen como “el pueblo de los 8”.</text:p>
        </text:list-item>
        <text:list-item>
          <text:p text:style-name="P230"><text:span text:style-name="T181">Cerca al lugar hay</text:span> anclas de piedra del tamaño apropiado para un bote de ese tamaño.</text:p>
        </text:list-item>
        <text:list-item>
          <text:p text:style-name="P230">Esta a casi 1800 metros sobre el nivel del mar en un lugar donde no hay agua cerca.</text:p>
        </text:list-item>
        <text:list-item>
          <text:p text:style-name="P230">Existen mapas antiguos que identificaban el lugar como el lugar de descanso del arca bíblica.</text:p>
        </text:list-item>
        <text:list-item>
          <text:p text:style-name="P230">El lugar <text:span text:style-name="T175">era</text:span> visitado por peregrinos <text:span text:style-name="T175">en la antigüedad</text:span>.</text:p>
        </text:list-item>
        <text:list-item>
          <text:p text:style-name="P231">La forma de bote incorpora principios de alta matemática y conocimientos avanzados de hidrodinámica.</text:p>
        </text:list-item>
        <text:list-item>
          <text:p text:style-name="P231">Su historia es consistente con las historias de Sumeria, Akkad, Babilonia así como de la Torah, del <text:span text:style-name="T411">A</text:span>ntiguo <text:span text:style-name="T411">T</text:span>estamento y de los <text:span text:style-name="T411">c</text:span>oranes.</text:p>
        </text:list-item>
        <text:list-item>
          <text:p text:style-name="P232"><text:span text:style-name="T177">Dos</text:span> escaneos <text:span text:style-name="T183">adicionales realizados</text:span> <text:span text:style-name="T179">en el año 2019 </text:span>con metodologías diferentes, <text:span text:style-name="T179">por una empresa especializada</text:span> <text:span text:style-name="T178">contratada por Andrew Jones de </text:span><text:a xlink:type="simple" xlink:href="https://www.noahsarkscans.com/" text:style-name="Internet_20_link" text:visited-style-name="Visited_20_Internet_20_Link"><text:span text:style-name="T178">noahsarkscans.com</text:span></text:a><text:span text:style-name="T178">, </text:span>indican que se trata de un <text:span text:style-name="T181">barco</text:span>.</text:p>
        </text:list-item>
      </text:list>
      <text:p text:style-name="P81">Demasiadas coincidencias, <text:span text:style-name="T363">de esas que acumulan con efecto exponencial</text:span>. En realidad hay mas coincidencias pero no son tan fáciles de confirmar. Aún así, estas son ya demasiadas <text:soft-page-break/>coincidencias. Es casi lo mismo que pasa con las búsquedas en Internet. Estadísticamente, y ojo hago énfasis en el termino “<text:span text:style-name="T363">estadísticamente</text:span>” por razones que serán evidentes mas adelante, es <text:span text:style-name="T182">razonablemente </text:span>imposible <text:span text:style-name="T182">negar que se trata del barco descrito en la biblia.</text:span></text:p>
      <text:h text:style-name="Heading_20_4" text:outline-level="2"><text:bookmark-start text:name="__RefHeading___Toc28397_1627726659"/>Log<text:span text:style-name="T220">í</text:span>stica.<text:bookmark-end text:name="__RefHeading___Toc28397_1627726659"/></text:h>
      <text:p text:style-name="P205">Sin embargo, si nos saltamos los <text:span text:style-name="T221">dos principios</text:span> fundamentales de <text:span text:style-name="T385">esta sección de l</text:span><text:span text:style-name="T410">a</text:span><text:span text:style-name="T385"> </text:span><text:span text:style-name="T25">presentación</text:span>, <text:span text:style-name="T220">es racionalmente inalcanzable el creer la historia de Noé. </text:span></text:p>
      <text:p text:style-name="P95">Incluso en el siglo 21, asumiendo disponibilidad a la tecnología actual, y suponiendo abundancia de recursos, es difícil imaginar la posibilidad de una empresa como esa.</text:p>
      <text:p text:style-name="P94">¿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195">Que no eran tantos animales, que se puede <text:span text:style-name="T223">tratar la madera con calor y presión junto con aceites de origen vegetal y </text:span>hacer un material mas fuerte que el acero, que no tuvieron que ir por los animales, que Dios le explicó todo a Noé, que <text:span text:style-name="T360">Noé</text:span> <text:span text:style-name="T226">duró</text:span> mas de cincuenta años en hacer el arca, que los animales antes de la inundación eran vegetarianos incluyendo al T-rex, que fue una inundación y no una gigantesca tormenta, que las olas <text:span text:style-name="T226">en la zona del arca </text:span>eran pasivas, que estaban ubicados en la zona del planeta <text:soft-page-break/>menos afectada por la gran rotación, que antes de la inundación los sistemas biológicos <text:span text:style-name="T223">incluyendo los humanos crecían </text:span>mucho mas <text:span text:style-name="T223">y eran mucho mas fuertes que después de la inundación</text:span>, que solo llevaron crías de animales y no animales adultos, que <text:span text:style-name="T222">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h text:style-name="Heading_20_4" text:outline-level="2"><text:bookmark-start text:name="__RefHeading___Toc34125_4074771781"/>Primero lo primero.<text:bookmark-end text:name="__RefHeading___Toc34125_4074771781"/></text:h>
      <text:p text:style-name="P96">En realidad no importa que cantidad de evidencia o de argumentos se tengan de la posibilidad de que la narración bíblica sea <text:span text:style-name="T415">factible</text:span><text:span text:style-name="T341"> y </text:span>cierta, si no se cree primero que todos esos animales y que esas <text:span text:style-name="T250">8</text:span> personas, por necesidad lógica, tuvieron que ser creadas por un Creador y diseñador con una inteligencia y conocimiento que el hombre de hoy día, con la tecnología de hoy día, apenas puede imaginar.</text:p>
      <text:p text:style-name="P194"><text:soft-page-break/>Y para poder aceptar que realmente fue así, y que la narración bíblica es histórica, es casi racionalmente imposible aceptarlo sin primero creer que Jesucristo está vivo porque después de morir en la cruz resucitó. </text:p>
      <text:p text:style-name="P194">El testimonio sobre Jesucristo es que habló de Noé como un evento histórico, luego si el testimonio de que Jesucristo resucitó es cierto la narración bíblica tiene que ser autentica.</text:p>
      <text:p text:style-name="P206">Es por eso que cuando se empezó esta parte de l<text:span text:style-name="T410">a</text:span> <text:span text:style-name="T25">presentación</text:span> se hizo énfasis en estos dos principios bíblicos:</text:p>
      <text:list text:style-name="L7">
        <text:list-item>
          <text:p text:style-name="P225">Existe un Creador, <text:span text:style-name="T218">diseñador e inteligente,</text:span> de toda planta, animal y persona de este planeta.</text:p>
        </text:list-item>
        <text:list-item>
          <text:p text:style-name="P226">Jesucristo está vivo porque, <text:span text:style-name="T224">después de morir en la cruz, el Creador lo </text:span>resucitó <text:span text:style-name="T224">al tercer día</text:span>.</text:p>
        </text:list-item>
      </text:list>
      <text:p text:style-name="P11">Si <text:span text:style-name="T219">estos dos puntos fundamentales </text:span>se niegan, se ignoran, o no se tienen en cuenta,<text:span text:style-name="T219"> </text:span>es <text:span text:style-name="T386">casi </text:span>racionalmente inalcanzable el poder creer <text:span text:style-name="T225">que la historia de Noé es autentica</text:span>.</text:p>
      <text:p text:style-name="P15">Ese Dios, que dice la narración bíblica le habló a Noé, fue el mismo que se encarg<text:span text:style-name="T227">ó</text:span> de que todo sucediera como está escrito en la biblia. El siempre ha estado y estará en control. Nada absolutamente nada lo toma por sorpresa. Ese es el Dios de la biblia. </text:p>
      <text:p text:style-name="P16">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p>
      <text:h text:style-name="P210" text:outline-level="1"><text:bookmark-start text:name="__RefHeading___Toc28399_1627726659"/><text:soft-page-break/>Historia.<text:bookmark-end text:name="__RefHeading___Toc28399_1627726659"/></text:h>
      <text:p text:style-name="P104">La manera ideal de conocer el pasado sería poder repetirlo a voluntad sin afectarlo. Algo así como ver <text:span text:style-name="T230">la</text:span> película <text:span text:style-name="T230">de cualquier instante pasado de tiempo </text:span>en realidad virtual <text:span text:style-name="T230">y </text:span>sin intervenir en su desarrollo. <text:span text:style-name="T230">Pero para conocerlo realmente sería necesario a</text:span>demás poder conocer lo que cada <text:span text:style-name="T230">persona</text:span> esta pensando. Cuales son las intenciones de cada <text:span text:style-name="T230">persona</text:span>. <text:span text:style-name="T342">Poder ver el interior del corazón humano.</text:span></text:p>
      <text:p text:style-name="P103">El ser humano todavía no tiene acceso a una tecnología como esa y hasta hace unos pocos años el video era algo que solo podía grabarse con equipos muy costosos. <text:span text:style-name="T231">Además el ser humano solo tuvo acceso a la tecnología del video hasta el siglo 20. Y la fotografía solo se logró hasta el siglo 19. </text:span>Es por eso que la historia <text:span text:style-name="T232">anterior al siglo 19 </text:span>se <text:span text:style-name="T231">busca conocerla a partir de</text:span> dos tipos de fuentes o de evidencias: la escrita y los objetos físicos.</text:p>
      <text:p text:style-name="P103">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232">porque le permitió tener acceso al medio escrito.</text:span></text:p>
      <text:p text:style-name="P105">El historiador, según l<text:span text:style-name="T343">os criterios de moda</text:span>,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106"><text:soft-page-break/>En las fuentes escritas, lo ideal es que dicha fuente sea lo mas cercana a los eventos, que haya sido escrita por una persona con las características mencionadas, <text:span text:style-name="T233">que se conozca el origen de dicha fuente,</text:span> y que en caso de que haya pasado mucho tiempo, las copias de dicha fuente sean lo mas confiables posibles. Que dichas copias se hayan realizado por personas capacitadas para ello, con la mayor fidelidad posible y de manera metódica. <text:span text:style-name="T233">También es deseable tener más de una fuente confiable sobre los mismos eventos. De esa manera es posible cruzar las diferentes fuentes. Es deseable tener copias de diferentes instantes en el tiempo, para así comparar si la narración ha sido modificada, restándole así credibilidad. Es deseable que los nombres de personas y lugares sean completamente coherentes con el resto de las fuentes, incluyendo las arqueológicas.</text:span></text:p>
      <text:p text:style-name="P197">La ironía esta en que cuando una persona <text:span text:style-name="T237">o un grupo de personas </text:span>busca, realmente investiga, compara, analiza, recopila fuentes y las compara, y con el tiempo llega a la conclusión de que, por comparación, en cada uno de los pu<text:span text:style-name="T414">n</text:span>tos mencionados anteriormente, la mejor recopilación de fuentes históricas <text:span text:style-name="T234">escritas </text:span>que existe es precisamente la biblia, esa persona de repente se convierte, en los ojos de las que no han hecho la tarea, en PRE-juiciosa. </text:p>
      <text:p text:style-name="P197">Esa que fue juiciosa en hacer la tarea es la “pre-juiciosa” en los ojos de los que no han hecho la tarea, de los <text:span text:style-name="T237">que se forman un juicio antes de hacer la tarea, de los PRE</text:span>-juiciosos. Es acusada de que le “lavaron el cerebro”, como si fuera algo malo, por aquellos que todavía tienen la mente enferma, <text:span text:style-name="T237">SUCIA</text:span> y MUERTA. Porque es Jesucristo el que nos lava, nos limpia, nos quita nuestro pecado y nos da VIDA, <text:span text:style-name="T237">con su espíritu santo, </text:span>no solo a nuestro cerebro, sino a nuestra mente y al resto de nuestro cuerpo.</text:p>
      <text:p text:style-name="P113"><text:soft-page-break/>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text:span text:style-name="T386">o</text:span> testamento, son documentos históricos tan precisos como cualquiera que tenemos de la antigüedad y son de hecho MAS precisos que <text:span text:style-name="T236">muchas</text:span> de las historias egipcias, mesopotámicas y griegas”, cierro comillas. Claro, esto es solo una traducción del inglés, que es la lengua en que se comunica dicho instituto <text:span text:style-name="T235">de propaganda de la mentira de la evolución, del cuentico del sapo</text:span>. <text:span text:style-name="T245">Y que por supuesto no considera al Génesis como parte de su comentario.</text:span></text:p>
      <text:p text:style-name="P114">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text:span text:style-name="T309">siglo </text:span>19, cuando se popularizó la mentira de la evolución, fue que incluso entre los creyentes en Jesucristo se empezó a ver de manera diferente.</text:p>
      <text:p text:style-name="P198"><text:span text:style-name="T246">Pero no es el único caso en que se a dudado de la veracidad de la biblia. </text:span>Ha sucedido con personas como <text:span text:style-name="T247">Nimrod, </text:span>David, Baltazar, Pilatos, Dario, con ciudades o imperios como <text:span text:style-name="T247">Akkad, Ur, </text:span>los Hititas y N<text:span text:style-name="T361">í</text:span>nive que antes de ser <text:span text:style-name="T310">RE-descubiertos</text:span> o identificados eran usados para desacreditar la veracidad de la biblia, solo para posteriormente, después de ser <text:span text:style-name="T310">RE-</text:span>encontrados o identificados, ser ignorados o despreciados como evidencia de la <text:span text:style-name="T247">veracidad</text:span> <text:span text:style-name="T247">bíblica por aquellos PRE-juiciosos. </text:span></text:p>
      <text:p text:style-name="P198"><text:soft-page-break/><text:span text:style-name="T247">Primero se usa la biblia para desacreditar su historicidad y cuando se confirma, se le ignora. </text:span>Muchas de los historiadores que inicialmente dudan de <text:span text:style-name="T313">la</text:span> veracidad <text:span text:style-name="T313">de la biblia</text:span>, una vez terminan la tarea, llegan a la conclusión de que es <text:span text:style-name="T238">completamente confiable</text:span> y luego simplemente son ignorados como si siempre hubieran tenido esa posición. </text:p>
      <text:p text:style-name="P198">Uno de los mas importantes <text:span text:style-name="T238">arqueólogos y escolares, uno de los opositores</text:span> en el siglo 19 del libro de los Hechos de los Apóstoles <text:span text:style-name="T238">como históricamente confiable</text:span>, después de terminar su tarea, llegó a la conclusión de que Lucas en cada una de sus menciones de 32 países, 54 ciudades, 9 islas del <text:span text:style-name="T361">Mediterráneo</text:span> y 95 personas de renombre histórico no cometió ni un solo error. Ahora se le descarta como un <text:span text:style-name="T409">escolar</text:span> del <text:span text:style-name="T409">N</text:span>uevo <text:span text:style-name="T409">T</text:span>estamento como si siempre lo hubiera sido.</text:p>
      <text:p text:style-name="P115"><text:span text:style-name="T312">La biblia presenta m</text:span>ucho mas rigurosidad y exactitud que la que se observa <text:span text:style-name="T311">en </text:span>casos modernos como la popular enciclopedia británica que, en el primer año de su publicación, contenía tantos errores respecto a lugares de los Estados Unidos que tuvo que ser recogida.</text:p>
      <text:p text:style-name="P107">Hasta solo el siglo pasado, uno de los argumentos, <text:span text:style-name="T314">o mejor dicho disculpas,</text:span> en contra de la confiabilidad histórica del antiguo testamento era que la copia mas antigua, el manuscrito mas antiguo, era del 900 después de Jesucristo. Una vez fueron encontrados los manuscritos de Qumram, cerca al mar Muerto, en Israel, datados de unos mil años antes, y se compararon con los que se tenían, la conclusión de la preservación del antiguo testamento se hizo innegable.</text:p>
      <text:p text:style-name="P112">Evidencia arqueológica? <text:span text:style-name="T245">El registro arqueológico de c</text:span>iudades enteras, imperios enteros, <text:span text:style-name="T245">civilizaciones enteras, </text:span>el planeta entero <text:soft-page-break/>en sus características geológicas es evidencia de la veracidad de la biblia.</text:p>
      <text:p text:style-name="P199">El problema no está en la evidencia, que nuestro Creador garantiza que preservará, sino en el corazón del hombre, ese que también nos garantiza que circuncidará a su debido tiempo. </text:p>
      <text:p text:style-name="P199">Fuimos hechos para adorar a nuestro Creador, por nuestro propio bien.</text:p>
      <text:p text:style-name="P200">La biblia es históricamente confiable.</text:p>
      <text:h text:style-name="Heading_20_3" text:outline-level="1"><text:bookmark-start text:name="__RefHeading___Toc28401_1627726659"/>La columna.<text:bookmark-end text:name="__RefHeading___Toc28401_1627726659"/></text:h>
      <text:p text:style-name="P108">En la biblia hay una serie de versículos que nos dan una columna de eventos. Una serie de versículos que si se ubican temporalmente hacen imposible negar lo que afirma la biblia respecto a la historia de la humanidad.</text:p>
      <text:p text:style-name="P201">La fecha en que el rey Salomón empezó la construcción del templo de YHWH puede ser <text:span text:style-name="T242">ratificada</text:span> <text:span text:style-name="T242">externamente </text:span>por sincronismos con la cronología de los neo-asirios. </text:p>
      <text:p text:style-name="P201">Ademas la gran cantidad de información arqueológica respecto a la cronología de los reyes registrados en los libros de Reyes y de <text:span text:style-name="T243">Crónicas</text:span> en la biblia <text:span text:style-name="T242">también ratifican</text:span> que Salomón comenzó la construcción del templo en el año 96<text:span text:style-name="T240">6</text:span> antes de Jesucristo.</text:p>
      <text:p text:style-name="P109"><text:span text:style-name="T239">A partir de esta fecha se puede establecer cuando sucedió el éxodo según la biblia. En 1ra Reyes 6 dice que </text:span><text:span text:style-name="Bible_5f_text"><text:span text:style-name="T239">“</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text:span><text:soft-page-break/><text:span text:style-name="Bible_5f_text">comenzó á edificar la casa de Jehová</text:span><text:span text:style-name="Bible_5f_text"><text:span text:style-name="T239">” </text:span></text:span><text:span text:style-name="Bible_5f_text"><text:span text:style-name="T239"><text:note text:id="ftn11" text:note-class="footnote"><text:note-citation>11</text:note-citation><text:note-body><text:p text:style-name="Footnote"><text:bookmark-start text:name="__RefHeading___Toc38325_1836810514"/><text:s/><text:alphabetical-index-mark-start text:id="IMark139900506892696"/><text:alphabetical-index-mark-start text:id="IMark94844487025816"/><text:span text:style-name="T239">1</text:span> <text:span text:style-name="T239">Reyes 6</text:span><text:alphabetical-index-mark-end text:id="IMark94844487025816"/><text:alphabetical-index-mark-end text:id="IMark139900506892696"/><text:span text:style-name="T239">:1 </text:span><text:a xlink:type="simple" xlink:href="https://www.biblegateway.com/passage/?search=1+Reyes+6%3A1&amp;version=RVA" text:style-name="Internet_20_link" text:visited-style-name="Visited_20_Internet_20_Link"><text:span text:style-name="T239">RVA</text:span></text:a><text:bookmark-end text:name="__RefHeading___Toc38325_1836810514"/></text:p></text:note-body></text:note></text:span></text:span><text:span text:style-name="T239">. La resta matemática nos indica que el éxodo comenzó en el año 1446 antes de Jesucristo.</text:span></text:p>
      <text:p text:style-name="P109"><text:span text:style-name="T239">En </text:span><text:alphabetical-index-mark-start text:id="IMark139900506892696"/><text:alphabetical-index-mark-start text:id="IMark94844487025816"/><text:span text:style-name="T239">Éxodo 4</text:span><text:alphabetical-index-mark-end text:id="IMark94844487025816"/><text:alphabetical-index-mark-end text:id="IMark139900506892696"/><text:span text:style-name="T239"> dice que: </text:span><text:span text:style-name="Bible_5f_text"><text:span text:style-name="T239">“</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239">” </text:span></text:span><text:span text:style-name="Bible_5f_text"><text:span text:style-name="T239"><text:note text:id="ftn12" text:note-class="footnote"><text:note-citation>12</text:note-citation><text:note-body><text:p text:style-name="Footnote"><text:bookmark-start text:name="__RefHeading___Toc38323_1836810514"/><text:s/><text:alphabetical-index-mark-start text:id="IMark139900506892696"/><text:alphabetical-index-mark-start text:id="IMark94844487025816"/><text:span text:style-name="T239">Éxodo 12</text:span><text:alphabetical-index-mark-end text:id="IMark94844487025816"/><text:alphabetical-index-mark-end text:id="IMark139900506892696"/><text:span text:style-name="T239">:40-41 </text:span><text:a xlink:type="simple" xlink:href="https://www.biblegateway.com/passage/?search=Exodo+12%3A40-41&amp;version=RVA" text:style-name="Internet_20_link" text:visited-style-name="Visited_20_Internet_20_Link"><text:span text:style-name="T239">RVA</text:span></text:a><text:bookmark-end text:name="__RefHeading___Toc38323_1836810514"/></text:p></text:note-body></text:note></text:span></text:span><text:span text:style-name="T239">. La resta matemática nos indica que en 1876 antes de Jesucristo fue el año en que Jacob entró a Egipto con los Israelitas, cuando Jose ya estaba como segundo al mando en Egipto. En ese momento José envió carros a recoger a Jacob y su familia que estaba en Beerseba.</text:span></text:p>
      <text:p text:style-name="P111">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110">Est<text:span text:style-name="T344">a operación matemática</text:span> nos da una fecha en <text:span text:style-name="T251">la </text:span>que ocurrieron los eventos narrados en <text:alphabetical-index-mark-start text:id="IMark94844487025816"/><text:alphabetical-index-mark-start text:id="IMark139900506892696"/>Génesis 1<text:alphabetical-index-mark-end text:id="IMark139900506892696"/><text:alphabetical-index-mark-end text:id="IMark94844487025816"/> y 2 <text:span text:style-name="T251">de </text:span>hace <text:span text:style-name="T248">unos pocos miles de </text:span>años. <text:span text:style-name="T248">NO decenas de miles, ni centenas de miles, ni millones de años</text:span>. Eso es lo que afirma la biblia. <text:span text:style-name="T244">Esa que Dios promete proteger, guardad y preservar. </text:span></text:p>
      <text:p text:style-name="P202">Esta<text:span text:style-name="T344">s</text:span> <text:span text:style-name="T344">tres</text:span> fechas es<text:span text:style-name="T344">tablecen</text:span> la columna <text:span text:style-name="T241">bíblica </text:span>de la historia <text:span text:style-name="T241">de la humanidad en este planeta</text:span>.</text:p>
      <text:list text:style-name="L8">
        <text:list-item>
          <text:p text:style-name="P233"><text:span text:style-name="T344">E</text:span>n 96<text:span text:style-name="T240">6</text:span> antes de Jesucristo Salomón comenzó la construcción del templo.</text:p>
        </text:list-item>
        <text:list-item>
          <text:p text:style-name="P233"><text:soft-page-break/><text:span text:style-name="T344">E</text:span>n 1446 antes de Jesucristo comenzó <text:span text:style-name="T344">e</text:span>l éxodo.</text:p>
        </text:list-item>
        <text:list-item>
          <text:p text:style-name="P233"><text:span text:style-name="T344">E</text:span>n 1876 antes de Jesucristo Jacob entró a Egipto.</text:p>
        </text:list-item>
      </text:list>
      <text:h text:style-name="Heading_20_3" text:outline-level="1"><text:bookmark-start text:name="__RefHeading___Toc28403_1627726659"/><text:span text:style-name="T253">Genealogías</text:span>.<text:bookmark-end text:name="__RefHeading___Toc28403_1627726659"/></text:h>
      <text:p text:style-name="P117">Las genealogías de Génesis 5 y 11 suman un total de años diferentes dependiendo del manuscrito que se lea. Hay 2 grandes grupos de manuscritos, <text:span text:style-name="T345">dos grandes tradiciones de manuscritos,</text:span> de los cuales se derivan los textos de Génesis que leemos hoy día en nuestro propio idioma:</text:p>
      <text:list text:style-name="L9">
        <text:list-item>
          <text:p text:style-name="P234">Los manuscritos <text:span text:style-name="T345">derivados </text:span>de la Septuaginta y </text:p>
        </text:list-item>
        <text:list-item>
          <text:p text:style-name="P234"><text:span text:style-name="T345">L</text:span>os manuscritos <text:span text:style-name="T345">derivados </text:span>de la Masor<text:span text:style-name="T361">é</text:span>tica. </text:p>
        </text:list-item>
      </text:list>
      <text:p text:style-name="P117"><text:span text:style-name="T252">Las genealogías de l</text:span>a Septuaginta siempre suman mas de mil años <text:span text:style-name="T252">por encima </text:span>que <text:span text:style-name="T387">la suma de las de </text:span>la <text:span text:style-name="T252">Masorética</text:span>. Amb<text:span text:style-name="T252">a</text:span>s no pueden estar en lo correcto. </text:p>
      <text:p text:style-name="P119">Bajo los principios de esta sección <text:span text:style-name="T267">solo </text:span>una de las dos es la verdadera. </text:p>
      <text:p text:style-name="P119">Esto significa que una de dos: </text:p>
      <text:list text:style-name="L10">
        <text:list-item>
          <text:p text:style-name="P235"><text:span text:style-name="T345">L</text:span>a Masorética es la verdadera y la Septuaginta alargó las edades en que los padres tuvieron a sus hijos en la Masorética <text:span text:style-name="T388">ALARGANDO</text:span> así la cronología completa, o <text:span text:style-name="T345">de manera exclusiva</text:span></text:p>
        </text:list-item>
        <text:list-item>
          <text:p text:style-name="P235"><text:span text:style-name="T345">L</text:span>a Septuaginta es la verdadera y la Masorética acortó las edades en que los padres tuvieron a sus hijos en la Septuaginta <text:span text:style-name="T388">ACORTANDO</text:span> así la cronología completa de la Septuaginta.</text:p>
        </text:list-item>
      </text:list>
      <text:p text:style-name="P118"><text:soft-page-break/>En la disciplina de la crítica textual el más importante de los principios fundamentales, llamados <text:span text:style-name="T361">cánones,</text:span> es que: “en una diferencia entre manuscritos, el manuscrito que mejor puede explicar los <text:span text:style-name="T267">otros</text:span> es el mas probablemente correcto”. </text:p>
      <text:p text:style-name="P116">Los argumentos y la evidencia que <text:span text:style-name="T272">le </text:span>permiten <text:span text:style-name="T272">a este anfitrión preferir </text:span>la <text:span text:style-name="T272">cronología </text:span>que encontramos en la Septuaginta son:</text:p>
      <text:list text:style-name="L11">
        <text:list-item>
          <text:p text:style-name="P236">A la fecha de esta presentación, y para <text:span text:style-name="T255">el texto de las cronologías en Génesis 5 y 11</text:span>, los manuscritos de la Septuaginta son mucho mas antiguos que los de la Masorética. El codex <text:span text:style-name="T361">V</text:span>aticanus y el codex Sinaiticus <text:span text:style-name="T254">de la Septuaginta están</text:span> datados del siglo 4 mientras que el codex Aleppo <text:span text:style-name="T254">y el Codex de Leningrado de la Masorética están datados del siglo 10 y 11. Esto puede cambiar, para el texto en cuestión, con los manuscritos en hebreo encontrados en Qumram y que aun no han sido publicados.</text:span></text:p>
        </text:list-item>
        <text:list-item>
          <text:p text:style-name="P237">El motivo que se puede argumentar para <text:span text:style-name="T389">ALARGAR</text:span> <text:span text:style-name="T274">una supuesta</text:span> <text:span text:style-name="T268">cronología</text:span> <text:span text:style-name="T274">original de</text:span> la <text:span text:style-name="T274">Masoré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coherente con ninguna de las cronologías egipcias de <text:span text:style-name="T302">ese</text:span> momento, en particular la de Man<text:span text:style-name="T361">e</text:span>tón que no tiene en cuenta ninguno de los co-reinados y reinos paralelos que se han deducido en las cronologías modernas de Egipto. <text:soft-page-break/>Mucho menos las alargadas cronologías egipcias de <text:span text:style-name="T302">ese</text:span> momento que <text:span text:style-name="T302">alargaban la cronología de</text:span> Egipto incluso hasta tener 7 y 8 milenios de existencia. <text:span text:style-name="T303">Para ser coherente con alguna de dichas cronologías, l</text:span>a Septuaginta tendría que tener una cronología mucho mas larga que la que tiene en cualquier caso. <text:span text:style-name="T256">El supuesto motivo para ALARGAR una cronología original NO se cumplió.</text:span></text:p>
        </text:list-item>
        <text:list-item>
          <text:p text:style-name="P238">El motivo que se <text:span text:style-name="T256">puede </text:span>argumenta<text:span text:style-name="T256">r</text:span> para <text:span text:style-name="T390">ACORTAR una supuesta cronología original de</text:span> la <text:span text:style-name="T274">Septuaginta</text:span> es que se deseaba <text:span text:style-name="T256">negar la fiabilidad de la Septuaginta como texto de la Tanakh para los Judíos y de esta manera evitar que la población Judía leyera los textos del nuevo testamento que se estaban distribuyendo como parte de la Septuaginta por el creciente movimiento cristiano. Si este era el objetivo, se logró, incluso hasta el punto que hoy día se tenga que argumentar el por qué en las genealogías la fiabilidad <text:s/>de la Septuaginta es mayor. El uso de la Septuaginta por parte de la población Judía disminuye notablemente en los años en que la cronología Seder-Olam-Rabbah, basada en una supuesta cronología original de la Masorética, empezó a ser distribuida por la autoridad rabínica entre la población judía del siglo 2do. El supuesto motivo para ACORTAR una cronología original SI se CUMPLIÓ.</text:span></text:p>
        </text:list-item>
        <text:list-item>
          <text:p text:style-name="P239">El evento mas importante en toda la historia de la humanidad es la resurrección de Jesucristo. Parece un motivo mucho mas importante el tratar de ocultar o impedir que la población <text:span text:style-name="T361">Judía</text:span> se entere de toda la evidencia que el nuevo testamento muestra a favor de <text:span text:style-name="T361">Jesucristo</text:span> como el Meshiakh <text:span text:style-name="T361">Judío</text:span>, que tratar de coordinar la cronología de la tanakh, <text:span text:style-name="T263">el texto sagrado de los judíos, y por lo tanto de </text:span><text:soft-page-break/><text:span text:style-name="T263">suprema </text:span>importa<text:span text:style-name="T263">ncia para los traductores j</text:span>ud<text:span text:style-name="T263">í</text:span>os <text:span text:style-name="T263">que produjeron </text:span>la Septuaginta, con <text:span text:style-name="T263">unas </text:span>cronologías de incircuncisos como los griegos o <text:span text:style-name="T261">los </text:span>egipcios. <text:span text:style-name="T347">El motivo para ACORTAR la cronología es mucho mas fuerte que el motivo para ALARGAR la cronología.</text:span></text:p>
        </text:list-item>
        <text:list-item>
          <text:p text:style-name="P240">No existe ningún testigo entre <text:span text:style-name="T265">el momento del supuesto ALARGAMIENTO de las cronologías en la </text:span>producción de la Septuaginta y la destrucción del segundo templo que acuse a la Septuaginta de alterar las cronologías de Génesis 5 y 11. <text:span text:style-name="T346">Ningún testigo denuncia un alargamiento de la cronología hasta el momento del supuesto acortamiento. A la Septuaginta se le acusa de ALARGAR la cronología tarde, muy tarde.</text:span></text:p>
        </text:list-item>
        <text:list-item>
          <text:p text:style-name="P241">Existen varios testigos de los primeros siglos <text:span text:style-name="T262">después del supuesto ACORTAMIENTO de las cronologías en la Masorética </text:span>que acusan a los rabinos de alterar las cronologías de Génesis 5 y 11. Entre ellos, Eusebius en el 310 después de Jesucristo, <text:span text:style-name="T260">Julián</text:span> de Toledo a mediados del 600 después de Jesucristo, y Jacobo de Edessa también a mediados del 600 después de Jesucristo. <text:span text:style-name="T275">Así, varios testigos denuncian un acortamiento de la cronología poco después del supuesto acortamiento. A la Masorética se le acusa de ACORTAR la cronología pronto, muy pronto.</text:span></text:p>
        </text:list-item>
        <text:list-item>
          <text:p text:style-name="P242">El único testigo externo, anterior a la destrucción del segundo templo en Jerusalén, que <text:span text:style-name="T258">ratifica</text:span> <text:span text:style-name="T269">parcialmente </text:span>la cronología <text:span text:style-name="T258">corta </text:span>de la Masorética es el Libro de Jubileo<text:span text:style-name="T257">s. Este libro ha sido datado del siglo 2 antes de Jesucristo y considerado como pseudo-epigrafía por casi todo el cristianismo desde sus comienzos, con la rara excepción de </text:span><text:soft-page-break/><text:span text:style-name="T257">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 El único testigo externo a favor de la cronología Masorética es una pseudo-epigrafía.</text:span></text:p>
        </text:list-item>
        <text:list-item>
          <text:p text:style-name="P243">El <text:span text:style-name="T271">conjunto de fragmentos codificado</text:span> 11QJub encontrado Qumram es el único que contiene partes del 4to capitulo del Libro de los Jubileos <text:span text:style-name="T271">según una popular lista de manuscritos del mar muerto. Sin embargo es muy difícil imaginar el escolar que fue capaz de armar algo siquiera legible de los versículos que supuestamente están soportados por los fragmentos 11QJub. En el portal </text:span><text:a xlink:type="simple" xlink:href="http://www.deadseascrolls.org.il/" text:style-name="Internet_20_link" text:visited-style-name="Visited_20_Internet_20_Link"><text:span text:style-name="T271">www.deadseascrolls.org.il</text:span></text:a><text:span text:style-name="T271">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los Jubileos. Y por lo tanto la cronología encontrada en las copias actuales del Libro de los Jubileos puede simplemente estar basada en la Masorética porque su preservación ha estado en manos de judíos ortodoxos. El ÚNICO testigo externo a favor de la cronología de la Masorética puede ni siquiera serlo.</text:span></text:p>
        </text:list-item>
        <text:list-item>
          <text:p text:style-name="P244">Existen <text:span text:style-name="T264">múltiples</text:span> testigos externos que ratifican la cronología larga de la Septuaginta antes de la destrucción del segundo templo en Jerusalén. Entre ellos, el cron<text:span text:style-name="T361">ó</text:span>grafo <text:soft-page-break/>Demetrius en el 220 antes de Jesucristo, Eupolemus en el 160 antes de Jesucristo, y de manera muy importante, El Libro de <text:span text:style-name="T264">Antigüedades</text:span> <text:span text:style-name="T264">Bíblicas</text:span> del siglo <text:span text:style-name="T259">1ro</text:span> porque la evidencia interna y externa indica que fue escrito en hebreo, por hebreos, en tierra hebrea, y por lo tanto no podía estar basado en la Septuaginta. <text:span text:style-name="T391">Los testigos externos muestran que hasta la destrucción del segundo templo, las genealogías en ambas tradiciones eran las de la Septuaginta. </text:span></text:p>
        </text:list-item>
        <text:list-item>
          <text:p text:style-name="P245">De manera también especial, <text:span text:style-name="T266">como testigo externo,</text:span> esta el disputado caso del prestigioso historiador <text:span text:style-name="T259">judío </text:span>Josefo, en el <text:span text:style-name="T270">siglo 1ro</text:span> después de Jesucristo. El caso es disputado porque existe evidencia de corrupción intencional <text:span text:style-name="T259">en la copia de sus originales. Josefo afirma que el trabajaba directo del hebreo, lo cual descarta que su cronología estuviera basada en la Septuaginta. Su traducción de nombres bíblicos al griego no se corresponde con la de la Septuaginta, sino que es una transliteración propia de Josef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ética. Así, aunque la cronología como tal que subsiste hoy día en los manuscritos que copiaron los originales de Josefo se corresponde en su mayoría con la cronología Masorética, el mismo Josefo afirma en otras partes una suma total para su cronología que se corresponde es con la Septuaginta. </text:span><text:soft-page-break/><text:span text:style-name="T259">Difícil creer que el hombre no supiera sumar. Como mínimo, hasta la destrucción del segundo templo, las genealogías en ambas tradiciones eran las de la Septuaginta. </text:span></text:p>
        </text:list-item>
        <text:list-item>
          <text:p text:style-name="P246">El diluvio empieza en el año 600 de No<text:span text:style-name="T361">é</text:span> según Génesis 7. Es mas fácil explicar el por qu<text:span text:style-name="T392">é</text:span> los datos cronológicos para Jared, Matusal<text:span text:style-name="T361">é</text:span>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73">como se hizo con el resto, </text:span>porque habrían sobrevivido el diluvio junto con Noé. En un contexto que alarga la cronología este problema no habría existido. <text:span text:style-name="T348">E</text:span>s mas fácil explicar la cronología Masorética a partir de la Septuaginta que lo contrario.</text:p>
        </text:list-item>
        <text:list-item>
          <text:p text:style-name="P247">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problema no habría existido. <text:span text:style-name="T348">E</text:span>s mas fácil explicar la cronología Masorética a partir de la Septuaginta que lo contrario.</text:p>
        </text:list-item>
        <text:list-item>
          <text:p text:style-name="P248">E<text:span text:style-name="T392">l</text:span> número de niveles en la evidencia arqueológica de las culturas egipcia y mesopotámica son más fáciles de <text:soft-page-break/>explicar en la cronología larga de la Septuaginta que en la corta de la Masorética.</text:p>
        </text:list-item>
      </text:list>
      <text:p text:style-name="P120">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120">Por otra parte la evidencia y la lógica indican que el texto de la Masorética se explica a partir de un cambio en la Septuaginta mucho mas fácilmente que el texto en la Septuaginta a partir de un cambio en la Masorética. Así, el principal canon de la crítica textual apunta a la veracidad de la Septuaginta.</text:p>
      <text:h text:style-name="Heading_20_3" text:outline-level="1"><text:bookmark-start text:name="__RefHeading___Toc28405_1627726659"/><text:span text:style-name="T304">É</text:span>rid<text:span text:style-name="T304">u.</text:span><text:bookmark-end text:name="__RefHeading___Toc28405_1627726659"/></text:h>
      <text:p text:style-name="P122">La famosa historia de la torre de Babel la encontramos en <text:alphabetical-index-mark-start text:id="IMark139900506892696"/><text:alphabetical-index-mark-start text:id="IMark94844487025816"/>Génesis 1<text:alphabetical-index-mark-end text:id="IMark94844487025816"/><text:alphabetical-index-mark-end text:id="IMark139900506892696"/>1.</text:p>
      <text:p text:style-name="P123">Si podemos creer la historia de No<text:span text:style-name="T283">é</text:span>, no es tan difícil creer una buena traducción de la historia en <text:alphabetical-index-mark-start text:id="IMark94844487025816"/><text:alphabetical-index-mark-start text:id="IMark139900506892696"/>Génesis 1<text:alphabetical-index-mark-end text:id="IMark139900506892696"/><text:alphabetical-index-mark-end text:id="IMark94844487025816"/>1. Unos <text:span text:style-name="T286">50</text:span> años después de la <text:span text:style-name="T286">muerte de Noé</text:span>, las personas todavía hablaban un solo idioma, el que hablaban Noé y su familia. <text:span text:style-name="T361">Dios</text:span> le <text:span text:style-name="T288">había </text:span>ordenado <text:span text:style-name="T288">a Noé que se</text:span> <text:span text:style-name="T288">dispersaran y </text:span>poblar<text:span text:style-name="T288">an</text:span> <text:span text:style-name="T288">toda </text:span>la tierra, pero algunos rebeldes <text:span text:style-name="T286">no le creyeron a Noé y </text:span>decidieron construir una ciudad y una torre para no ser dispersados. YHWH hace que se dispersen de todas maneras, <text:span text:style-name="T286">tal vez simplemente con la muerte de un tal Nimrod, que era el que dirigía el asunto,</text:span> y la construcción <text:soft-page-break/>de la ciudad <text:span text:style-name="T286">y de la torre se detienen</text:span>. La dispersión <text:span text:style-name="T287">y asentamiento en lugares separados </text:span>hace <text:span text:style-name="T287">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121"><text:span text:style-name="T277">Los argumentos y la evidencia que le permiten a este anfitrión afirmar que la antigua ciudad de Éridu, de la antigua Mesopotamia, ubicada en la locación </text:span>Tel-Abu-Shahrain <text:span text:style-name="T276">cercana a Basora, ES la Babel de </text:span><text:alphabetical-index-mark-start text:id="IMark139900506892696"/><text:alphabetical-index-mark-start text:id="IMark94844487025816"/><text:span text:style-name="T276">Génesis 1</text:span><text:alphabetical-index-mark-end text:id="IMark94844487025816"/><text:alphabetical-index-mark-end text:id="IMark139900506892696"/><text:span text:style-name="T276">1 son los siguientes:</text:span></text:p>
      <text:list text:style-name="L12">
        <text:list-item>
          <text:p text:style-name="P249">Está en el lugar apropiado y se empezó a construir en el momento adecuado: <text:span text:style-name="T284">l</text:span>a antigua <text:span text:style-name="T361">Mesopotamia</text:span>, cuna de las primeras civilizaciones o urbes. No tiene ningún sentido buscar a Babel en el siglo <text:span text:style-name="T289">6to</text:span> antes de Jesucristo. O en cualquier otro momento cuando se observen ya varios idiomas escritos en el planeta. <text:span text:style-name="T278">O en cualquier momento que contradiga la cronología bíblica. No puede ser en el 2000 antes de Jesucristo, tiempos de Abraham, o en el 1500 antes de Jesucristo, tiempos de Moisés. O en la zona de Sudamérica o en la zona de China. Adicionalmente la antigua Mesopotamia</text:span> <text:span text:style-name="T278">queda cerca a los montes de Ararat, el lugar de desembarco de Noé.</text:span></text:p>
        </text:list-item>
        <text:list-item>
          <text:p text:style-name="P250">Hubo una migración masiva que partió de la zona <text:span text:style-name="T278">y quedó </text:span>registrada <text:span text:style-name="T278">en</text:span> <text:span text:style-name="T278">los rastros de artefactos y arquitecturas, en la evidencia arqueológica. Dicha migración se conoce con el nombre de </text:span>expansión Uruk. Expansión <text:span text:style-name="T296">tan dispersa, prolongada y distante </text:span>que fácilmente pudo haber<text:span text:style-name="T281">se</text:span> llamado expansión <text:span text:style-name="T362">Éridu</text:span> porque las dos urbes están <text:span text:style-name="T278">tan</text:span> cercanas <text:soft-page-break/><text:span text:style-name="T297">que </text:span>es arqueológicamente indistinguible de cual de las dos se inició la <text:span text:style-name="T297">expansión</text:span>.</text:p>
        </text:list-item>
        <text:list-item>
          <text:p text:style-name="P251">Tiene el nombre adecuado porque <text:span text:style-name="T362">Éridu</text:span> es sinónimo de Babel en la antigua Mesopotamia. Incluso la Babel o Babilonia de tiempos de Abraham también se conocía como Éridu.</text:p>
        </text:list-item>
        <text:list-item>
          <text:p text:style-name="P251"><text:span text:style-name="T286">Tenía</text:span> <text:span text:style-name="T286">el</text:span> templo o zigurat <text:span text:style-name="T286">mas grande del momento, por bastante, con</text:span> mas de 15 etapas distinguibles. Y al lado de dicho zigurat hay una enorme plataforma también empezada en el periodo Uruk, <text:span text:style-name="T285">abandonada por varios períodos, y </text:span><text:s/>terminada <text:span text:style-name="T285">en </text:span>un periodo muy posterior <text:span text:style-name="T293">para construir un zigurat de tamaño normal encima de ella</text:span>. <text:span text:style-name="T294">Nunca se construyo encima algo coherente con su área. El área de d</text:span>icha plataforma es mas grande que la suma de áreas de <text:span text:style-name="T282">los principales complejos de las</text:span> <text:span text:style-name="T290">posteriores </text:span>pirámides de Egipto. <text:span text:style-name="T282">El área aproximada de la plataforma de Éridu, usando el famoso portal de Internet de mapas satelitales, es de 358 mil metros cuadrados, mientras que el área de la gran pirámide de Giza es un poco menor a 53 mil metros cuadrados. Es casi 300 mil metros cuadrados mas grande que el área de las pirámides, y casi 7 veces el área de las pirámides. La plataforma de Éridu es gigantesca.</text:span></text:p>
        </text:list-item>
        <text:list-item>
          <text:p text:style-name="P251">Las otras urbes candidatas no cumplen con <text:span text:style-name="T280">todas las condiciones. O no están</text:span> en el momento adecuado, o <text:span text:style-name="T280">no están </text:span>en un lugar de donde part<text:span text:style-name="T291">e</text:span> una migración masiva registrada arqueológicamente, o no cuentan con un <text:span text:style-name="T393">TEMPLO</text:span> del tamaño que tenía Éridu. Y <text:span text:style-name="T292">NINGUNA</text:span> cuenta con una <text:span text:style-name="T393">PLATAFORMA</text:span> <text:span text:style-name="T279">del tamaño </text:span>como la empezada en Éridu. <text:span text:style-name="T279">Era simplemente gigantesca.</text:span></text:p>
        </text:list-item>
        <text:list-item>
          <text:p text:style-name="P252"><text:soft-page-break/>El testigo sumerio de la antigua Mesopotamia “Enmerkar y el Señor de Aratta” confirma la historia punto por punto. <text:span text:style-name="T295">H</text:span>ab<text:span text:style-name="T295">í</text:span>a un solo lenguaje, se quiso construir un zigurat enorme en Éridu, el dios de Éridu detuvo la construcción, hubo una dispersión y el dios de Éridu confundió los lenguajes.</text:p>
        </text:list-item>
        <text:list-item>
          <text:p text:style-name="P253">Algunas versiones de la lista de reyes sumerios nombra al rey de Éridu como el primero, lo cual es coherente con los datos bíblicos de Nimrod.</text:p>
        </text:list-item>
        <text:list-item>
          <text:p text:style-name="P252">Las deidades de Éridu están relacionadas con una inundación planetaria.</text:p>
        </text:list-item>
      </text:list>
      <text:p text:style-name="P203"><text:span text:style-name="T298">La biblia nos permite pensar que u</text:span>nos 400 años después del tiempo de Nimrod, es decir del tiempo de Babel <text:span text:style-name="T298">o Éridu</text:span>, en tiempos de P<text:span text:style-name="T362">é</text:span>leg, la <text:span text:style-name="T300">caparazón de granito</text:span> que se rasg<text:span text:style-name="T301">ó</text:span> durante <text:span text:style-name="T299">la inundación planetaria</text:span>, se asent<text:span text:style-name="T301">ó</text:span> mas rápidamente de lo que lo venía haciendo, <text:span text:style-name="T298">digamos </text:span>en un periodo de unos docientos años con un promedio de 10 centímetros por mes, y el agua termin<text:span text:style-name="T298">ó</text:span> por cubrir y separar lo<text:span text:style-name="T298">s puntos que permitieron que el ser humano se expandiera por todo el planeta durante esos 400 años</text:span>.</text:p>
      <text:p text:style-name="P204">Toda la evidencia indica que la historia de Babel es la historia de Érid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class="text" style:master-page-name="">
      <style:paragraph-properties fo:margin-left="0mm" fo:margin-right="0mm" fo:margin-top="4.23mm" fo:margin-bottom="2.12mm" style:contextual-spacing="false" fo:text-align="center" style:justify-single-word="false" fo:text-indent="0mm" style:auto-text-indent="false" style:page-number="auto" fo:break-before="page"/>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2"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fo:padding="0.49mm" fo:border-left="none" fo:border-right="none" fo:border-top="none" fo:border-bottom="0.06pt solid #000000" text:number-lines="false" text:line-number="0">
        <style:tab-stops>
          <style:tab-stop style:position="65.49mm" style:type="center"/>
          <style:tab-stop style:position="131mm" style:type="right"/>
        </style:tab-stops>
      </style:paragraph-properties>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3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text-properties fo:font-size="10.5pt"/>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usage="mirrored">
      <style:page-layout-properties fo:page-width="176mm" fo:page-height="250mm" style:num-format="1" style:print-orientation="portrait" fo:margin-top="20mm" fo:margin-bottom="20mm" fo:margin-left="24.99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76mm" fo:page-height="250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50mm" fo:page-height="176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1"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7</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0</text:page-number></text:p>
      </style:footer>
    </style:master-page>
    <style:master-page style:name="First_20_Page" style:display-name="First Page" style:page-layout-name="Mpm3" draw:style-name="Mdp1" style:next-style-name="Left_20_Page"/>
    <style:master-page style:name="Left_20_Page" style:display-name="Left Page" style:page-layout-name="Mpm4" draw:style-name="Mdp1" style:next-style-name="Right_20_Page">
      <style:header>
        <text:p text:style-name="Header"><text:chapter text:display="name" text:outline-level="1"/></text:p>
      </style:header>
      <style:footer>
        <text:p text:style-name="Footer"><text:page-number text:select-page="current">0</text:page-number></text:p>
      </style:footer>
    </style:master-page>
    <style:master-page style:name="Right_20_Page" style:display-name="Right Page" style:page-layout-name="Mpm5" draw:style-name="Mdp1" style:next-style-name="Left_20_Page">
      <style:header>
        <text:p text:style-name="MP1"><text:chapter text:display="name" text:outline-level="1"/></text:p>
      </style:header>
      <style:footer>
        <text:p text:style-name="Footer"><text:page-number text:select-page="current">0</text:page-number></text:p>
      </style:footer>
    </style:master-page>
    <style:master-page style:name="Envelope" style:page-layout-name="Mpm6" draw:style-name="Mdp1"/>
    <style:master-page style:name="Index" style:page-layout-name="Mpm7" draw:style-name="Mdp1"/>
    <style:master-page style:name="HTML" style:page-layout-name="Mpm8" draw:style-name="Mdp1"/>
    <style:master-page style:name="Landscape" style:page-layout-name="Mpm9" draw:style-name="Mdp1"/>
    <style:master-page style:name="Intro_20_Left" style:display-name="Intro Left" style:page-layout-name="Mpm10" draw:style-name="Mdp1" style:next-style-name="Intro_20_Right">
      <style:footer>
        <text:p text:style-name="Footer"><text:page-number text:select-page="current">0</text:page-number></text:p>
      </style:footer>
    </style:master-page>
    <style:master-page style:name="Intro_20_Right" style:display-name="Intro Right" style:page-layout-name="Mpm11" draw:style-name="Mdp1" style:next-style-name="Intro_20_Left">
      <style:footer>
        <text:p text:style-name="Footer"><text:page-number text:select-page="current">0</text:page-number></text:p>
      </style:footer>
    </style:master-page>
    <style:master-page style:name="Intro_20_First_20_Page" style:display-name="Intro First Page" style:page-layout-name="Mpm12" draw:style-name="Mdp1" style:next-style-name="Intro_20_Left"/>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08:09:39.477242354</meta:creation-date>
    <dc:date>2023-08-14T10:12:14.526766788</dc:date>
    <meta:editing-duration>P18DT9H34M58S</meta:editing-duration>
    <meta:editing-cycles>5995</meta:editing-cycles>
    <meta:generator>LibreOffice/7.5.5.2$Linux_X86_64 LibreOffice_project/50$Build-2</meta:generator>
    <dc:creator>Jose Luis Quiroga</dc:creator>
    <meta:printed-by>Jose Luis Quiroga</meta:printed-by>
    <meta:print-date>2021-10-10T15:01:58.916220917</meta:print-date>
    <dc:subject>Universalismo Bíblico</dc:subject>
    <dc:title>TodaCarne.com</dc:title>
    <meta:document-statistic meta:table-count="0" meta:image-count="0" meta:object-count="0" meta:page-count="70" meta:paragraph-count="420" meta:word-count="17821" meta:character-count="104897" meta:non-whitespace-character-count="87414"/>
    <meta:user-defined meta:name="Autor">Jose Luis Quiroga</meta:user-defined>
  </office:meta>
</office:document-meta>
</file>